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104">
      <style:text-properties fo:font-size="10pt" style:font-size-asian="10pt" style:font-size-complex="10pt"/>
    </style:style>
    <style:style style:name="ce20" style:family="table-cell" style:parent-style-name="Default" style:data-style-name="N104">
      <style:text-properties fo:font-size="12pt" style:font-size-asian="12pt" style:font-size-complex="12pt"/>
    </style:style>
    <style:style style:name="ce7" style:family="table-cell" style:parent-style-name="Default" style:data-style-name="N2">
      <style:text-properties fo:font-size="12pt" style:font-size-asian="12pt" style:font-size-complex="12pt"/>
    </style:style>
    <style:style style:name="ce8" style:family="table-cell" style:parent-style-name="Default" style:data-style-name="N2">
      <style:text-properties fo:color="#00a933"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size="8pt" style:font-size-asian="8pt" style:font-size-complex="8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color="#000000" fo:font-size="8pt" style:font-size-asian="8pt" style:font-size-complex="8pt"/>
    </style:style>
    <style:style style:name="ce12" style:family="table-cell" style:parent-style-name="Default">
      <style:text-properties fo:color="#000000" fo:font-size="8pt" style:font-size-asian="8pt" style:font-size-complex="8pt"/>
    </style:style>
    <style:style style:name="ce21" style:family="table-cell" style:parent-style-name="Default" style:data-style-name="N104">
      <style:table-cell-properties fo:background-color="#dde8cb"/>
    </style:style>
    <style:style style:name="ce22" style:family="table-cell" style:parent-style-name="Default" style:data-style-name="N104">
      <style:table-cell-properties fo:background-color="#afd095"/>
    </style:style>
    <style:style style:name="ce29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dia_3_etichette" table:style-name="ta1">
        <table:table-column table:style-name="co1" table:default-cell-style-name="ce3"/>
        <table:table-column table:style-name="co1" table:number-columns-repeated="12" table:default-cell-style-name="ce7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19" table:default-cell-style-name="Default"/>
        <table:table-row table:style-name="ro1">
          <table:table-cell table:style-name="ce1" table:number-columns-repeated="13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TRATTANDO OGNI FILE SEPARATAMENTE (3 etichette)</text:p>
          </table:table-cell>
          <table:table-cell table:style-name="ce1" table:number-columns-repeated="12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successi/totale</text:p>
          </table:table-cell>
          <table:table-cell table:style-name="ce3" office:value-type="string" calcext:value-type="string">
            <text:p>JACCARD</text:p>
          </table:table-cell>
          <table:table-cell table:style-name="ce3" office:value-type="string" calcext:value-type="string">
            <text:p>JACCARD P</text:p>
          </table:table-cell>
          <table:table-cell table:style-name="ce3" office:value-type="string" calcext:value-type="string">
            <text:p>COS VEC</text:p>
          </table:table-cell>
          <table:table-cell table:style-name="ce3" office:value-type="string" calcext:value-type="string">
            <text:p>COS VEC P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EUCLIDEAN P</text:p>
          </table:table-cell>
          <table:table-cell table:style-name="ce3" office:value-type="string" calcext:value-type="string">
            <text:p>WORD MOVER</text:p>
          </table:table-cell>
          <table:table-cell table:style-name="ce3" office:value-type="string" calcext:value-type="string">
            <text:p>WORD MOVER P</text:p>
          </table:table-cell>
          <table:table-cell table:style-name="ce3" office:value-type="string" calcext:value-type="string">
            <text:p>BERT</text:p>
          </table:table-cell>
          <table:table-cell table:style-name="ce3" office:value-type="string" calcext:value-type="string">
            <text:p>BERT P</text:p>
          </table:table-cell>
          <table:table-cell table:style-name="ce3" office:value-type="string" calcext:value-type="string">
            <text:p>UNIVERSAL</text:p>
          </table:table-cell>
          <table:table-cell table:style-name="ce3" office:value-type="string" calcext:value-type="string">
            <text:p>UNIVERSAL P</text:p>
          </table:table-cell>
          <table:table-cell table:style-name="ce3" table:number-columns-repeated="6"/>
          <table:table-cell table:number-columns-repeated="27"/>
        </table:table-row>
        <table:table-row table:style-name="ro2">
          <table:table-cell office:value-type="string" calcext:value-type="string">
            <text:p>US1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0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2" calcext:value-type="float">
            <text:p>0,52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2" calcext:value-type="float">
            <text:p>0,52</text:p>
          </table:table-cell>
          <table:table-cell table:number-columns-repeated="2" table:style-name="ce8" office:value-type="float" office:value="0.64" calcext:value-type="float">
            <text:p>0,6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0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52941176470588" calcext:value-type="float">
            <text:p>0,35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4509803921569" calcext:value-type="float">
            <text:p>0,27</text:p>
          </table:table-cell>
          <table:table-cell table:style-name="ce8" office:value-type="float" office:value="0.509803921568627" calcext:value-type="float">
            <text:p>0,51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1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66666666666667" calcext:value-type="float">
            <text:p>0,57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0.333333333333333" calcext:value-type="float">
            <text:p>0,33</text:p>
          </table:table-cell>
          <table:table-cell table:style-name="ce8" office:value-type="float" office:value="0.55" calcext:value-type="float">
            <text:p>0,55</text:p>
          </table:table-cell>
          <table:table-cell office:value-type="float" office:value="0.45" calcext:value-type="float">
            <text:p>0,45</text:p>
          </table:table-cell>
          <table:table-cell table:style-name="ce8" office:value-type="float" office:value="0.516666666666667" calcext:value-type="float">
            <text:p>0,52</text:p>
          </table:table-cell>
          <table:table-cell office:value-type="float" office:value="0.416666666666667" calcext:value-type="float">
            <text:p>0,42</text:p>
          </table:table-cell>
          <table:table-cell table:style-name="ce8" office:value-type="float" office:value="0.516666666666667" calcext:value-type="float">
            <text:p>0,52</text:p>
          </table:table-cell>
          <table:table-cell table:style-name="ce8" office:value-type="float" office:value="0.533333333333333" calcext:value-type="float">
            <text:p>0,53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0.30188679245283" calcext:value-type="float">
            <text:p>0,30</text:p>
          </table:table-cell>
          <table:table-cell table:style-name="ce8" office:value-type="float" office:value="0.528301886792453" calcext:value-type="float">
            <text:p>0,53</text:p>
          </table:table-cell>
          <table:table-cell office:value-type="float" office:value="0.490566037735849" calcext:value-type="float">
            <text:p>0,49</text:p>
          </table:table-cell>
          <table:table-cell table:number-columns-repeated="2" office:value-type="float" office:value="0.339622641509434" calcext:value-type="float">
            <text:p>0,34</text:p>
          </table:table-cell>
          <table:table-cell office:value-type="float" office:value="0.320754716981132" calcext:value-type="float">
            <text:p>0,32</text:p>
          </table:table-cell>
          <table:table-cell table:number-columns-repeated="2" office:value-type="float" office:value="0.452830188679245" calcext:value-type="float">
            <text:p>0,4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3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01369863013699" calcext:value-type="float">
            <text:p>0,30</text:p>
          </table:table-cell>
          <table:table-cell office:value-type="float" office:value="0.479452054794521" calcext:value-type="float">
            <text:p>0,48</text:p>
          </table:table-cell>
          <table:table-cell table:number-columns-repeated="2" office:value-type="float" office:value="0.410958904109589" calcext:value-type="float">
            <text:p>0,41</text:p>
          </table:table-cell>
          <table:table-cell office:value-type="float" office:value="0.465753424657534" calcext:value-type="float">
            <text:p>0,4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287671232876712" calcext:value-type="float">
            <text:p>0,29</text:p>
          </table:table-cell>
          <table:table-cell office:value-type="float" office:value="0.479452054794521" calcext:value-type="float">
            <text:p>0,48</text:p>
          </table:table-cell>
          <table:table-cell office:value-type="float" office:value="0.383561643835616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4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218181818181818" calcext:value-type="float">
            <text:p>0,22</text:p>
          </table:table-cell>
          <table:table-cell office:value-type="float" office:value="0.163636363636364" calcext:value-type="float">
            <text:p>0,1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90909090909091" calcext:value-type="float">
            <text:p>0,49</text:p>
          </table:table-cell>
          <table:table-cell office:value-type="float" office:value="0.472727272727273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5</text:p>
          </table:table-cell>
          <table:table-cell office:value-type="float" office:value="0.392156862745098" calcext:value-type="float">
            <text:p>0,39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table:number-columns-repeated="2" office:value-type="float" office:value="0.392156862745098" calcext:value-type="float">
            <text:p>0,39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0.392156862745098" calcext:value-type="float">
            <text:p>0,39</text:p>
          </table:table-cell>
          <table:table-cell table:style-name="ce8" office:value-type="float" office:value="0.529411764705882" calcext:value-type="float">
            <text:p>0,5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table:style-name="ce8" office:value-type="float" office:value="0.549019607843137" calcext:value-type="float">
            <text:p>0,55</text:p>
          </table:table-cell>
          <table:table-cell table:number-columns-repeated="32"/>
          <table:table-cell table:style-name="ce4"/>
        </table:table-row>
        <table:table-row table:style-name="ro2">
          <table:table-cell office:value-type="string" calcext:value-type="string">
            <text:p>US16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3" calcext:value-type="float">
            <text:p>0,30</text:p>
          </table:table-cell>
          <table:table-cell table:number-columns-repeated="4" office:value-type="float" office:value="0.32" calcext:value-type="float">
            <text:p>0,32</text:p>
          </table:table-cell>
          <table:table-cell table:number-columns-repeated="3" office:value-type="float" office:value="0.36" calcext:value-type="float">
            <text:p>0,36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49019607843137" calcext:value-type="float">
            <text:p>0,55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372549019607843" calcext:value-type="float">
            <text:p>0,37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13725490196078" calcext:value-type="float">
            <text:p>0,31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8</text:p>
          </table:table-cell>
          <table:table-cell office:value-type="float" office:value="0.142857142857143" calcext:value-type="float">
            <text:p>0,14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17857142857143" calcext:value-type="float">
            <text:p>0,52</text:p>
          </table:table-cell>
          <table:table-cell office:value-type="float" office:value="0.464285714285714" calcext:value-type="float">
            <text:p>0,46</text:p>
          </table:table-cell>
          <table:table-cell table:style-name="ce8" office:value-type="float" office:value="0.535714285714286" calcext:value-type="float">
            <text:p>0,5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2142857142857" calcext:value-type="float">
            <text:p>0,48</text:p>
          </table:table-cell>
          <table:table-cell table:style-name="ce8" office:value-type="float" office:value="0.589285714285714" calcext:value-type="float">
            <text:p>0,59</text:p>
          </table:table-cell>
          <table:table-cell table:style-name="ce8" office:value-type="float" office:value="0.553571428571429" calcext:value-type="float">
            <text:p>0,55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482142857142857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19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267857142857143" calcext:value-type="float">
            <text:p>0,2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5" calcext:value-type="float">
            <text:p>0,38</text:p>
          </table:table-cell>
          <table:table-cell office:value-type="float" office:value="0.428571428571429" calcext:value-type="float">
            <text:p>0,43</text:p>
          </table:table-cell>
          <table:table-cell table:style-name="ce8" office:value-type="float" office:value="0.571428571428571" calcext:value-type="float">
            <text:p>0,57</text:p>
          </table:table-cell>
          <table:table-cell table:style-name="ce8" office:value-type="float" office:value="0.553571428571429" calcext:value-type="float">
            <text:p>0,55</text:p>
          </table:table-cell>
          <table:table-cell table:number-columns-repeated="2" office:value-type="float" office:value="0.375" calcext:value-type="float">
            <text:p>0,3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96491228070175" calcext:value-type="float">
            <text:p>0,60</text:p>
          </table:table-cell>
          <table:table-cell table:style-name="ce8" office:value-type="float" office:value="0.649122807017544" calcext:value-type="float">
            <text:p>0,65</text:p>
          </table:table-cell>
          <table:table-cell table:style-name="ce8" office:value-type="float" office:value="0.526315789473684" calcext:value-type="float">
            <text:p>0,53</text:p>
          </table:table-cell>
          <table:table-cell table:style-name="ce8" office:value-type="float" office:value="0.543859649122807" calcext:value-type="float">
            <text:p>0,54</text:p>
          </table:table-cell>
          <table:table-cell table:style-name="ce8" office:value-type="float" office:value="0.649122807017544" calcext:value-type="float">
            <text:p>0,65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08771929824561" calcext:value-type="float">
            <text:p>0,51</text:p>
          </table:table-cell>
          <table:table-cell table:style-name="ce8" office:value-type="float" office:value="0.526315789473684" calcext:value-type="float">
            <text:p>0,53</text:p>
          </table:table-cell>
          <table:table-cell office:value-type="float" office:value="0.491228070175439" calcext:value-type="float">
            <text:p>0,49</text:p>
          </table:table-cell>
          <table:table-cell table:style-name="ce8" office:value-type="float" office:value="0.543859649122807" calcext:value-type="float">
            <text:p>0,54</text:p>
          </table:table-cell>
          <table:table-cell office:value-type="float" office:value="0.491228070175439" calcext:value-type="float">
            <text:p>0,4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0</text:p>
          </table:table-cell>
          <table:table-cell table:number-columns-repeated="2" office:value-type="float" office:value="0.474576271186441" calcext:value-type="float">
            <text:p>0,47</text:p>
          </table:table-cell>
          <table:table-cell office:value-type="float" office:value="0.440677966101695" calcext:value-type="float">
            <text:p>0,44</text:p>
          </table:table-cell>
          <table:table-cell table:number-columns-repeated="2" office:value-type="float" office:value="0.457627118644068" calcext:value-type="float">
            <text:p>0,46</text:p>
          </table:table-cell>
          <table:table-cell office:value-type="float" office:value="0.508474576271186" calcext:value-type="float">
            <text:p>0,51</text:p>
          </table:table-cell>
          <table:table-cell office:value-type="float" office:value="0.457627118644068" calcext:value-type="float">
            <text:p>0,46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389830508474576" calcext:value-type="float">
            <text:p>0,39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74576271186441" calcext:value-type="float">
            <text:p>0,4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1</text:p>
          </table:table-cell>
          <table:table-cell office:value-type="float" office:value="0.4" calcext:value-type="float">
            <text:p>0,40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75" calcext:value-type="float">
            <text:p>0,58</text:p>
          </table:table-cell>
          <table:table-cell office:value-type="float" office:value="0.325" calcext:value-type="float">
            <text:p>0,33</text:p>
          </table:table-cell>
          <table:table-cell office:value-type="float" office:value="0.425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25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table:style-name="ce8" office:value-type="float" office:value="0.575" calcext:value-type="float">
            <text:p>0,5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2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0</text:p>
          </table:table-cell>
          <table:table-cell office:value-type="float" office:value="0.44" calcext:value-type="float">
            <text:p>0,4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3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6" calcext:value-type="float">
            <text:p>0,60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365384615384615" calcext:value-type="float">
            <text:p>0,37</text:p>
          </table:table-cell>
          <table:table-cell office:value-type="float" office:value="0.461538461538462" calcext:value-type="float">
            <text:p>0,46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26923076923077" calcext:value-type="float">
            <text:p>0,33</text:p>
          </table:table-cell>
          <table:table-cell office:value-type="float" office:value="0.346153846153846" calcext:value-type="float">
            <text:p>0,35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5</text:p>
          </table:table-cell>
          <table:table-cell table:number-columns-repeated="2" office:value-type="float" office:value="0.411764705882353" calcext:value-type="float">
            <text:p>0,41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6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462962962962963" calcext:value-type="float">
            <text:p>0,46</text:p>
          </table:table-cell>
          <table:table-cell table:style-name="ce8" office:value-type="float" office:value="0.518518518518518" calcext:value-type="float">
            <text:p>0,52</text:p>
          </table:table-cell>
          <table:table-cell table:style-name="ce8" office:value-type="float" office:value="0.537037037037037" calcext:value-type="float">
            <text:p>0,54</text:p>
          </table:table-cell>
          <table:table-cell office:value-type="float" office:value="0.425925925925926" calcext:value-type="float">
            <text:p>0,43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277777777777778" calcext:value-type="float">
            <text:p>0,28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7037037037037" calcext:value-type="float">
            <text:p>0,3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7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346938775510204" calcext:value-type="float">
            <text:p>0,35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489795918367347" calcext:value-type="float">
            <text:p>0,49</text:p>
          </table:table-cell>
          <table:table-cell table:style-name="ce8" office:value-type="float" office:value="0.510204081632653" calcext:value-type="float">
            <text:p>0,51</text:p>
          </table:table-cell>
          <table:table-cell table:style-name="ce8" office:value-type="float" office:value="0.653061224489796" calcext:value-type="float">
            <text:p>0,65</text:p>
          </table:table-cell>
          <table:table-cell table:number-columns-repeated="2" office:value-type="float" office:value="0.469387755102041" calcext:value-type="float">
            <text:p>0,47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0.346938775510204" calcext:value-type="float">
            <text:p>0,35</text:p>
          </table:table-cell>
          <table:table-cell table:number-columns-repeated="2" table:style-name="ce8" office:value-type="float" office:value="0.571428571428571" calcext:value-type="float">
            <text:p>0,57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8</text:p>
          </table:table-cell>
          <table:table-cell office:value-type="float" office:value="0.28" calcext:value-type="float">
            <text:p>0,28</text:p>
          </table:table-cell>
          <table:table-cell table:style-name="ce8" office:value-type="float" office:value="0.58" calcext:value-type="float">
            <text:p>0,58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office:value-type="float" office:value="0.3" calcext:value-type="float">
            <text:p>0,30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style-name="ce8"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29</text:p>
          </table:table-cell>
          <table:table-cell table:style-name="ce8" office:value-type="float" office:value="0.56" calcext:value-type="float">
            <text:p>0,56</text:p>
          </table:table-cell>
          <table:table-cell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0</text:p>
          </table:table-cell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0.62" calcext:value-type="float">
            <text:p>0,62</text:p>
          </table:table-cell>
          <table:table-cell office:value-type="float" office:value="0.42" calcext:value-type="float">
            <text:p>0,42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table:number-columns-repeated="33"/>
        </table:table-row>
        <table:table-row table:style-name="ro2">
          <table:table-cell table:style-name="ce5" office:value-type="string" calcext:value-type="string">
            <text:p>US3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40983606557377" calcext:value-type="float">
            <text:p>0,41</text:p>
          </table:table-cell>
          <table:table-cell office:value-type="float" office:value="0.311475409836066" calcext:value-type="float">
            <text:p>0,31</text:p>
          </table:table-cell>
          <table:table-cell office:value-type="float" office:value="0.295081967213115" calcext:value-type="float">
            <text:p>0,30</text:p>
          </table:table-cell>
          <table:table-cell office:value-type="float" office:value="0.39344262295082" calcext:value-type="float">
            <text:p>0,39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278688524590164" calcext:value-type="float">
            <text:p>0,28</text:p>
          </table:table-cell>
          <table:table-cell office:value-type="float" office:value="0.327868852459016" calcext:value-type="float">
            <text:p>0,33</text:p>
          </table:table-cell>
          <table:table-cell table:style-name="ce8" office:value-type="float" office:value="0.508196721311475" calcext:value-type="float">
            <text:p>0,51</text:p>
          </table:table-cell>
          <table:table-cell office:value-type="float" office:value="0.475409836065574" calcext:value-type="float">
            <text:p>0,48</text:p>
          </table:table-cell>
          <table:table-cell office:value-type="float" office:value="0.344262295081967" calcext:value-type="float">
            <text:p>0,34</text:p>
          </table:table-cell>
          <table:table-cell office:value-type="float" office:value="0.360655737704918" calcext:value-type="float">
            <text:p>0,36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3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458333333333333" calcext:value-type="float">
            <text:p>0,46</text:p>
          </table:table-cell>
          <table:table-cell table:number-columns-repeated="2" office:value-type="float" office:value="0.395833333333333" calcext:value-type="float">
            <text:p>0,40</text:p>
          </table:table-cell>
          <table:table-cell office:value-type="float" office:value="0.3125" calcext:value-type="float">
            <text:p>0,31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395833333333333" calcext:value-type="float">
            <text:p>0,40</text:p>
          </table:table-cell>
          <table:table-cell table:style-name="ce8" office:value-type="float" office:value="0.541666666666667" calcext:value-type="float">
            <text:p>0,54</text:p>
          </table:table-cell>
          <table:table-cell table:number-columns-repeated="3" office:value-type="float" office:value="0.458333333333333" calcext:value-type="float">
            <text:p>0,46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4</text:p>
          </table:table-cell>
          <table:table-cell table:style-name="ce8" office:value-type="float" office:value="0.508474576271186" calcext:value-type="float">
            <text:p>0,51</text:p>
          </table:table-cell>
          <table:table-cell office:value-type="float" office:value="0.440677966101695" calcext:value-type="float">
            <text:p>0,44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406779661016949" calcext:value-type="float">
            <text:p>0,41</text:p>
          </table:table-cell>
          <table:table-cell office:value-type="float" office:value="0.305084745762712" calcext:value-type="float">
            <text:p>0,31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23728813559322" calcext:value-type="float">
            <text:p>0,24</text:p>
          </table:table-cell>
          <table:table-cell table:number-columns-repeated="2" office:value-type="float" office:value="0.288135593220339" calcext:value-type="float">
            <text:p>0,29</text:p>
          </table:table-cell>
          <table:table-cell office:value-type="float" office:value="0.23728813559322" calcext:value-type="float">
            <text:p>0,24</text:p>
          </table:table-cell>
          <table:table-cell office:value-type="float" office:value="0.474576271186441" calcext:value-type="float">
            <text:p>0,47</text:p>
          </table:table-cell>
          <table:table-cell table:style-name="ce8" office:value-type="float" office:value="0.525423728813559" calcext:value-type="float">
            <text:p>0,53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5</text:p>
          </table:table-cell>
          <table:table-cell office:value-type="float" office:value="0.358490566037736" calcext:value-type="float">
            <text:p>0,36</text:p>
          </table:table-cell>
          <table:table-cell office:value-type="float" office:value="0.283018867924528" calcext:value-type="float">
            <text:p>0,28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415094339622642" calcext:value-type="float">
            <text:p>0,42</text:p>
          </table:table-cell>
          <table:table-cell office:value-type="float" office:value="0.39622641509434" calcext:value-type="float">
            <text:p>0,40</text:p>
          </table:table-cell>
          <table:table-cell table:number-columns-repeated="2" office:value-type="float" office:value="0.320754716981132" calcext:value-type="float">
            <text:p>0,32</text:p>
          </table:table-cell>
          <table:table-cell office:value-type="float" office:value="0.264150943396226" calcext:value-type="float">
            <text:p>0,2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433962264150943" calcext:value-type="float">
            <text:p>0,43</text:p>
          </table:table-cell>
          <table:table-cell table:style-name="ce8" office:value-type="float" office:value="0.509433962264151" calcext:value-type="float">
            <text:p>0,51</text:p>
          </table:table-cell>
          <table:table-cell office:value-type="float" office:value="0.377358490566038" calcext:value-type="float">
            <text:p>0,38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6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372549019607843" calcext:value-type="float">
            <text:p>0,37</text:p>
          </table:table-cell>
          <table:table-cell table:style-name="ce8" office:value-type="float" office:value="0.529411764705882" calcext:value-type="float">
            <text:p>0,53</text:p>
          </table:table-cell>
          <table:table-cell table:number-columns-repeated="2"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11764705882353" calcext:value-type="float">
            <text:p>0,41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4" calcext:value-type="float">
            <text:p>0,34</text:p>
          </table:table-cell>
          <table:table-cell table:style-name="ce8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54" calcext:value-type="float">
            <text:p>0,54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0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0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 office:value-type="string" calcext:value-type="string">
            <text:p>US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52941176470588" calcext:value-type="float">
            <text:p>0,35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70588235294118" calcext:value-type="float">
            <text:p>0,47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20" table:formula="of:=AVERAGE([.B4:.B33])" office:value-type="float" office:value="0.408694964737948" calcext:value-type="float">
            <text:p>0,40869</text:p>
          </table:table-cell>
          <table:table-cell table:style-name="ce20" table:formula="of:=AVERAGE([.C4:.C33])" office:value-type="float" office:value="0.399533553053408" calcext:value-type="float">
            <text:p>0,39953</text:p>
          </table:table-cell>
          <table:table-cell table:style-name="ce20" table:formula="of:=AVERAGE([.D4:.D33])" office:value-type="float" office:value="0.425188593083883" calcext:value-type="float">
            <text:p>0,42519</text:p>
          </table:table-cell>
          <table:table-cell table:style-name="ce20" table:formula="of:=AVERAGE([.E4:.E33])" office:value-type="float" office:value="0.410665021675971" calcext:value-type="float">
            <text:p>0,41067</text:p>
          </table:table-cell>
          <table:table-cell table:style-name="ce20" table:formula="of:=AVERAGE([.F4:.F33])" office:value-type="float" office:value="0.402588272123393" calcext:value-type="float">
            <text:p>0,40259</text:p>
          </table:table-cell>
          <table:table-cell table:style-name="ce20" table:formula="of:=AVERAGE([.G4:.G33])" office:value-type="float" office:value="0.380727359824022" calcext:value-type="float">
            <text:p>0,38073</text:p>
          </table:table-cell>
          <table:table-cell table:style-name="ce20" table:formula="of:=AVERAGE([.H4:.H33])" office:value-type="float" office:value="0.396815543377991" calcext:value-type="float">
            <text:p>0,39682</text:p>
          </table:table-cell>
          <table:table-cell table:style-name="ce20" table:formula="of:=AVERAGE([.I4:.I33])" office:value-type="float" office:value="0.409803459085611" calcext:value-type="float">
            <text:p>0,40980</text:p>
          </table:table-cell>
          <table:table-cell table:style-name="ce20" table:formula="of:=AVERAGE([.J4:.J33])" office:value-type="float" office:value="0.403047589940395" calcext:value-type="float">
            <text:p>0,40305</text:p>
          </table:table-cell>
          <table:table-cell table:style-name="ce20" table:formula="of:=AVERAGE([.K4:.K33])" office:value-type="float" office:value="0.390543783748985" calcext:value-type="float">
            <text:p>0,39054</text:p>
          </table:table-cell>
          <table:table-cell table:style-name="ce20" table:formula="of:=AVERAGE([.L4:.L33])" office:value-type="float" office:value="0.437665028570308" calcext:value-type="float">
            <text:p>0,43767</text:p>
          </table:table-cell>
          <table:table-cell table:style-name="ce20" table:formula="of:=AVERAGE([.M4:.M33])" office:value-type="float" office:value="0.448651182671891" calcext:value-type="float">
            <text:p>0,44865</text:p>
          </table:table-cell>
          <table:table-cell table:style-name="ce20" table:number-columns-repeated="6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5" office:value-type="string" calcext:value-type="string">
            <text:p>file unico</text:p>
          </table:table-cell>
          <table:table-cell table:style-name="ce20" office:value-type="float" office:value="0.437460716530484" calcext:value-type="float">
            <text:p>0,43746</text:p>
          </table:table-cell>
          <table:table-cell table:style-name="ce20" office:value-type="float" office:value="0.265241986172219" calcext:value-type="float">
            <text:p>0,26524</text:p>
          </table:table-cell>
          <table:table-cell table:style-name="ce20" office:value-type="float" office:value="0.445003142677561" calcext:value-type="float">
            <text:p>0,44500</text:p>
          </table:table-cell>
          <table:table-cell table:style-name="ce19" office:value-type="float" office:value="0.26461" calcext:value-type="float">
            <text:p>0,26461</text:p>
          </table:table-cell>
          <table:table-cell table:style-name="ce20" office:value-type="float" office:value="0.455059710873664" calcext:value-type="float">
            <text:p>0,45506</text:p>
          </table:table-cell>
          <table:table-cell table:style-name="ce20" office:value-type="float" office:value="0.330609679446889" calcext:value-type="float">
            <text:p>0,33061</text:p>
          </table:table-cell>
          <table:table-cell table:style-name="ce20" office:value-type="float" office:value="0.276555625392835" calcext:value-type="float">
            <text:p>0,27656</text:p>
          </table:table-cell>
          <table:table-cell table:style-name="ce20" office:value-type="float" office:value="0.287869264613451" calcext:value-type="float">
            <text:p>0,28787</text:p>
          </table:table-cell>
          <table:table-cell table:style-name="ce20" office:value-type="float" office:value="0.35512256442489" calcext:value-type="float">
            <text:p>0,35512</text:p>
          </table:table-cell>
          <table:table-cell table:style-name="ce20" office:value-type="float" office:value="0.347580138277813" calcext:value-type="float">
            <text:p>0,34758</text:p>
          </table:table-cell>
          <table:table-cell table:style-name="ce20" office:value-type="float" office:value="0.329352608422376" calcext:value-type="float">
            <text:p>0,32935</text:p>
          </table:table-cell>
          <table:table-cell table:style-name="ce20" office:value-type="float" office:value="0.323067253299811" calcext:value-type="float">
            <text:p>0,32307</text:p>
          </table:table-cell>
          <table:table-cell table:style-name="ce20" table:number-columns-repeated="6"/>
          <table:table-cell table:number-columns-repeated="27"/>
        </table:table-row>
        <table:table-row table:style-name="ro2" table:number-rows-repeated="5">
          <table:table-cell table:style-name="ce5"/>
          <table:table-cell table:style-name="ce20" table:number-columns-repeated="6"/>
          <table:table-cell table:style-name="Default"/>
          <table:table-cell table:style-name="ce20" table:number-columns-repeated="11"/>
          <table:table-cell table:number-columns-repeated="27"/>
        </table:table-row>
        <table:table-row table:style-name="ro2">
          <table:table-cell table:style-name="ce5"/>
          <table:table-cell table:style-name="ce20" table:number-columns-repeated="18"/>
          <table:table-cell table:number-columns-repeated="27"/>
        </table:table-row>
        <table:table-row table:style-name="ro2">
          <table:table-cell table:style-name="ce20" table:number-columns-repeated="19"/>
          <table:table-cell table:number-columns-repeated="27"/>
        </table:table-row>
        <table:table-row table:style-name="ro2">
          <table:table-cell table:style-name="ce20" table:number-columns-repeated="19"/>
          <table:table-cell table:number-columns-repeated="27"/>
        </table:table-row>
      </table:table>
      <table:table table:name="precision_singolo_file" table:style-name="ta1">
        <table:table-column table:style-name="co1" table:default-cell-style-name="Default"/>
        <table:table-column table:style-name="co1" table:number-columns-repeated="123" table:default-cell-style-name="ce12"/>
        <table:table-row table:style-name="ro1">
          <table:table-cell table:style-name="ce9" office:value-type="string" calcext:value-type="string">
            <text:p>media fatta su 3 etichette ma la classificazione viene fatta in N e other</text:p>
          </table:table-cell>
          <table:table-cell table:style-name="ce9" table:number-columns-repeated="12"/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ce10" table:number-columns-repeated="8"/>
          <table:table-cell table:style-name="Default" table:number-columns-repeated="103"/>
        </table:table-row>
        <table:table-row table:style-name="ro1">
          <table:table-cell table:style-name="ce9" office:value-type="string" calcext:value-type="string">
            <text:p>US1</text:p>
          </table:table-cell>
          <table:table-cell table:style-name="ce11" office:value-type="float" office:value="0.709935897435897" calcext:value-type="float">
            <text:p>0,70994</text:p>
          </table:table-cell>
          <table:table-cell table:style-name="ce11" office:value-type="float" office:value="0.716666666666667" calcext:value-type="float">
            <text:p>0,71667</text:p>
          </table:table-cell>
          <table:table-cell table:style-name="ce11" office:value-type="float" office:value="0.645220588235294" calcext:value-type="float">
            <text:p>0,64522</text:p>
          </table:table-cell>
          <table:table-cell table:style-name="ce11" office:value-type="float" office:value="0.616319444444444" calcext:value-type="float">
            <text:p>0,61632</text:p>
          </table:table-cell>
          <table:table-cell table:style-name="ce11" office:value-type="float" office:value="0.530448717948718" calcext:value-type="float">
            <text:p>0,53045</text:p>
          </table:table-cell>
          <table:table-cell table:style-name="ce9" office:value-type="float" office:value="0.542692939244663" calcext:value-type="float">
            <text:p>0,54269</text:p>
          </table:table-cell>
          <table:table-cell table:style-name="ce11" office:value-type="float" office:value="0.703612479474548" calcext:value-type="float">
            <text:p>0,70361</text:p>
          </table:table-cell>
          <table:table-cell table:style-name="ce11" office:value-type="float" office:value="0.675" calcext:value-type="float">
            <text:p>0,67500</text:p>
          </table:table-cell>
          <table:table-cell table:style-name="ce11" office:value-type="float" office:value="0.709523809523809" calcext:value-type="float">
            <text:p>0,70952</text:p>
          </table:table-cell>
          <table:table-cell table:style-name="ce11" office:value-type="float" office:value="0.646010186757216" calcext:value-type="float">
            <text:p>0,64601</text:p>
          </table:table-cell>
          <table:table-cell table:style-name="ce11" office:value-type="float" office:value="0.789930555555556" calcext:value-type="float">
            <text:p>0,78993</text:p>
          </table:table-cell>
          <table:table-cell table:style-name="ce11" office:value-type="float" office:value="0.737132352941176" calcext:value-type="float">
            <text:p>0,737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0</text:p>
          </table:table-cell>
          <table:table-cell table:style-name="ce11" office:value-type="float" office:value="0.530952380952381" calcext:value-type="float">
            <text:p>0,53095</text:p>
          </table:table-cell>
          <table:table-cell table:style-name="ce11" office:value-type="float" office:value="0.537006578947368" calcext:value-type="float">
            <text:p>0,53701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44117647058823" calcext:value-type="float">
            <text:p>0,54412</text:p>
          </table:table-cell>
          <table:table-cell table:style-name="ce9" office:value-type="float" office:value="0.54040404040404" calcext:value-type="float">
            <text:p>0,54040</text:p>
          </table:table-cell>
          <table:table-cell table:style-name="ce11" office:value-type="float" office:value="0.488244514106583" calcext:value-type="float">
            <text:p>0,48824</text:p>
          </table:table-cell>
          <table:table-cell table:style-name="ce11" office:value-type="float" office:value="0.513975155279503" calcext:value-type="float">
            <text:p>0,51398</text:p>
          </table:table-cell>
          <table:table-cell table:style-name="ce11" office:value-type="float" office:value="0.486024844720497" calcext:value-type="float">
            <text:p>0,48602</text:p>
          </table:table-cell>
          <table:table-cell table:style-name="ce11" office:value-type="float" office:value="0.483796296296296" calcext:value-type="float">
            <text:p>0,48380</text:p>
          </table:table-cell>
          <table:table-cell table:style-name="ce11" office:value-type="float" office:value="0.578947368421053" calcext:value-type="float">
            <text:p>0,57895</text:p>
          </table:table-cell>
          <table:table-cell table:style-name="ce11" office:value-type="float" office:value="0.528213166144201" calcext:value-type="float">
            <text:p>0,5282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462962962962963" calcext:value-type="float">
            <text:p>0,46296</text:p>
          </table:table-cell>
          <table:table-cell table:style-name="ce11" office:value-type="float" office:value="0.516451233842538" calcext:value-type="float">
            <text:p>0,51645</text:p>
          </table:table-cell>
          <table:table-cell table:style-name="ce11" office:value-type="float" office:value="0.537946428571429" calcext:value-type="float">
            <text:p>0,53795</text:p>
          </table:table-cell>
          <table:table-cell table:style-name="ce11" office:value-type="float" office:value="0.545714285714286" calcext:value-type="float">
            <text:p>0,54571</text:p>
          </table:table-cell>
          <table:table-cell table:style-name="ce9" office:value-type="float" office:value="0.513888888888889" calcext:value-type="float">
            <text:p>0,51389</text:p>
          </table:table-cell>
          <table:table-cell table:style-name="ce9" office:value-type="float" office:value="0.463636363636364" calcext:value-type="float">
            <text:p>0,46364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633333333333333" calcext:value-type="float">
            <text:p>0,63333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462264150943396" calcext:value-type="float">
            <text:p>0,46226</text:p>
          </table:table-cell>
          <table:table-cell table:style-name="ce11" office:value-type="float" office:value="0.466101694915254" calcext:value-type="float">
            <text:p>0,4661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2</text:p>
          </table:table-cell>
          <table:table-cell table:style-name="ce11" office:value-type="float" office:value="0.545454545454545" calcext:value-type="float">
            <text:p>0,54545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16666666666667" calcext:value-type="float">
            <text:p>0,51667</text:p>
          </table:table-cell>
          <table:table-cell table:number-columns-repeated="2" table:style-name="ce11" office:value-type="float" office:value="0.526315789473684" calcext:value-type="float">
            <text:p>0,52632</text:p>
          </table:table-cell>
          <table:table-cell table:style-name="ce9" office:value-type="float" office:value="0.666666666666667" calcext:value-type="float">
            <text:p>0,66667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11" office:value-type="float" office:value="0.521739130434783" calcext:value-type="float">
            <text:p>0,52174</text:p>
          </table:table-cell>
          <table:table-cell table:style-name="ce11" office:value-type="float" office:value="0.522727272727273" calcext:value-type="float">
            <text:p>0,52273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3</text:p>
          </table:table-cell>
          <table:table-cell table:style-name="ce11" office:value-type="float" office:value="0.56447963800905" calcext:value-type="float">
            <text:p>0,56448</text:p>
          </table:table-cell>
          <table:table-cell table:style-name="ce11" office:value-type="float" office:value="0.556681681681682" calcext:value-type="float">
            <text:p>0,55668</text:p>
          </table:table-cell>
          <table:table-cell table:style-name="ce11" office:value-type="float" office:value="0.578333333333333" calcext:value-type="float">
            <text:p>0,57833</text:p>
          </table:table-cell>
          <table:table-cell table:style-name="ce11" office:value-type="float" office:value="0.517149390243902" calcext:value-type="float">
            <text:p>0,51715</text:p>
          </table:table-cell>
          <table:table-cell table:style-name="ce11" office:value-type="float" office:value="0.615203761755486" calcext:value-type="float">
            <text:p>0,61520</text:p>
          </table:table-cell>
          <table:table-cell table:style-name="ce9" office:value-type="float" office:value="0.596212121212121" calcext:value-type="float">
            <text:p>0,59621</text:p>
          </table:table-cell>
          <table:table-cell table:style-name="ce9" office:value-type="float" office:value="0.591666666666667" calcext:value-type="float">
            <text:p>0,59167</text:p>
          </table:table-cell>
          <table:table-cell table:style-name="ce11" office:value-type="float" office:value="0.653913043478261" calcext:value-type="float">
            <text:p>0,65391</text:p>
          </table:table-cell>
          <table:table-cell table:style-name="ce11" office:value-type="float" office:value="0.496899224806201" calcext:value-type="float">
            <text:p>0,49690</text:p>
          </table:table-cell>
          <table:table-cell table:style-name="ce11" office:value-type="float" office:value="0.518099547511312" calcext:value-type="float">
            <text:p>0,51810</text:p>
          </table:table-cell>
          <table:table-cell table:style-name="ce11" office:value-type="float" office:value="0.620634920634921" calcext:value-type="float">
            <text:p>0,62063</text:p>
          </table:table-cell>
          <table:table-cell table:style-name="ce11" office:value-type="float" office:value="0.572831423895254" calcext:value-type="float">
            <text:p>0,5728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4</text:p>
          </table:table-cell>
          <table:table-cell table:style-name="ce11" office:value-type="float" office:value="0.418181818181818" calcext:value-type="float">
            <text:p>0,41818</text:p>
          </table:table-cell>
          <table:table-cell table:style-name="ce11" office:value-type="float" office:value="0.57" calcext:value-type="float">
            <text:p>0,57000</text:p>
          </table:table-cell>
          <table:table-cell table:style-name="ce11" office:value-type="float" office:value="0.496666666666667" calcext:value-type="float">
            <text:p>0,49667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ce11" office:value-type="float" office:value="0.502688172043011" calcext:value-type="float">
            <text:p>0,50269</text:p>
          </table:table-cell>
          <table:table-cell table:style-name="ce9" office:value-type="float" office:value="0.515151515151515" calcext:value-type="float">
            <text:p>0,51515</text:p>
          </table:table-cell>
          <table:table-cell table:style-name="ce9" office:value-type="float" office:value="0.502688172043011" calcext:value-type="float">
            <text:p>0,50269</text:p>
          </table:table-cell>
          <table:table-cell table:style-name="ce11" office:value-type="float" office:value="0.546195652173913" calcext:value-type="float">
            <text:p>0,54620</text:p>
          </table:table-cell>
          <table:table-cell table:style-name="ce11" office:value-type="float" office:value="0.521164021164021" calcext:value-type="float">
            <text:p>0,52116</text:p>
          </table:table-cell>
          <table:table-cell table:style-name="ce11" office:value-type="float" office:value="0.528571428571429" calcext:value-type="float">
            <text:p>0,52857</text:p>
          </table:table-cell>
          <table:table-cell table:style-name="ce11" office:value-type="float" office:value="0.489285714285714" calcext:value-type="float">
            <text:p>0,48929</text:p>
          </table:table-cell>
          <table:table-cell table:style-name="ce11" office:value-type="float" office:value="0.515151515151515" calcext:value-type="float">
            <text:p>0,5151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5</text:p>
          </table:table-cell>
          <table:table-cell table:style-name="ce11" office:value-type="float" office:value="0.558870967741935" calcext:value-type="float">
            <text:p>0,55887</text:p>
          </table:table-cell>
          <table:table-cell table:style-name="ce11" office:value-type="float" office:value="0.471003134796238" calcext:value-type="float">
            <text:p>0,47100</text:p>
          </table:table-cell>
          <table:table-cell table:style-name="ce11" office:value-type="float" office:value="0.50776397515528" calcext:value-type="float">
            <text:p>0,50776</text:p>
          </table:table-cell>
          <table:table-cell table:style-name="ce11" office:value-type="float" office:value="0.6" calcext:value-type="float">
            <text:p>0,60000</text:p>
          </table:table-cell>
          <table:table-cell table:style-name="ce11" office:value-type="float" office:value="0.554761904761905" calcext:value-type="float">
            <text:p>0,55476</text:p>
          </table:table-cell>
          <table:table-cell table:style-name="ce9" office:value-type="float" office:value="0.50462962962963" calcext:value-type="float">
            <text:p>0,50463</text:p>
          </table:table-cell>
          <table:table-cell table:style-name="ce9" office:value-type="float" office:value="0.590909090909091" calcext:value-type="float">
            <text:p>0,59091</text:p>
          </table:table-cell>
          <table:table-cell table:style-name="ce11" office:value-type="float" office:value="0.675872093023256" calcext:value-type="float">
            <text:p>0,67587</text:p>
          </table:table-cell>
          <table:table-cell table:style-name="ce11" office:value-type="float" office:value="0.681818181818182" calcext:value-type="float">
            <text:p>0,68182</text:p>
          </table:table-cell>
          <table:table-cell table:style-name="ce11" office:value-type="float" office:value="0.642857142857143" calcext:value-type="float">
            <text:p>0,64286</text:p>
          </table:table-cell>
          <table:table-cell table:style-name="ce11" office:value-type="float" office:value="0.653846153846154" calcext:value-type="float">
            <text:p>0,6538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6</text:p>
          </table:table-cell>
          <table:table-cell table:style-name="ce11" office:value-type="float" office:value="0.302325581395349" calcext:value-type="float">
            <text:p>0,30233</text:p>
          </table:table-cell>
          <table:table-cell table:style-name="ce11" office:value-type="float" office:value="0.446428571428571" calcext:value-type="float">
            <text:p>0,44643</text:p>
          </table:table-cell>
          <table:table-cell table:style-name="ce11" office:value-type="float" office:value="0.722826086956522" calcext:value-type="float">
            <text:p>0,722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21103896103896" calcext:value-type="float">
            <text:p>0,52110</text:p>
          </table:table-cell>
          <table:table-cell table:style-name="ce9" office:value-type="float" office:value="0.55" calcext:value-type="float">
            <text:p>0,55000</text:p>
          </table:table-cell>
          <table:table-cell table:style-name="ce9" office:value-type="float" office:value="0.547504025764895" calcext:value-type="float">
            <text:p>0,54750</text:p>
          </table:table-cell>
          <table:table-cell table:style-name="ce11" office:value-type="float" office:value="0.533653846153846" calcext:value-type="float">
            <text:p>0,53365</text:p>
          </table:table-cell>
          <table:table-cell table:style-name="ce11" office:value-type="float" office:value="0.535303776683087" calcext:value-type="float">
            <text:p>0,53530</text:p>
          </table:table-cell>
          <table:table-cell table:style-name="ce11" office:value-type="float" office:value="0.520833333333333" calcext:value-type="float">
            <text:p>0,52083</text:p>
          </table:table-cell>
          <table:table-cell table:style-name="ce11" office:value-type="float" office:value="0.46843853820598" calcext:value-type="float">
            <text:p>0,46844</text:p>
          </table:table-cell>
          <table:table-cell table:style-name="ce11" office:value-type="float" office:value="0.551495016611296" calcext:value-type="float">
            <text:p>0,5515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7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89638157894737" calcext:value-type="float">
            <text:p>0,58964</text:p>
          </table:table-cell>
          <table:table-cell table:style-name="ce11" office:value-type="float" office:value="0.486111111111111" calcext:value-type="float">
            <text:p>0,48611</text:p>
          </table:table-cell>
          <table:table-cell table:style-name="ce9" office:value-type="float" office:value="0.521538461538461" calcext:value-type="float">
            <text:p>0,52154</text:p>
          </table:table-cell>
          <table:table-cell table:style-name="ce9" office:value-type="float" office:value="0.486111111111111" calcext:value-type="float">
            <text:p>0,48611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ce11" office:value-type="float" office:value="0.533699059561129" calcext:value-type="float">
            <text:p>0,53370</text:p>
          </table:table-cell>
          <table:table-cell table:style-name="ce11" office:value-type="float" office:value="0.501612903225806" calcext:value-type="float">
            <text:p>0,50161</text:p>
          </table:table-cell>
          <table:table-cell table:style-name="ce11" office:value-type="float" office:value="0.525462962962963" calcext:value-type="float">
            <text:p>0,52546</text:p>
          </table:table-cell>
          <table:table-cell table:style-name="ce11" office:value-type="float" office:value="0.493730407523511" calcext:value-type="float">
            <text:p>0,493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8</text:p>
          </table:table-cell>
          <table:table-cell table:style-name="ce11" office:value-type="float" office:value="0.521794871794872" calcext:value-type="float">
            <text:p>0,52179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469387755102041" calcext:value-type="float">
            <text:p>0,46939</text:p>
          </table:table-cell>
          <table:table-cell table:style-name="ce11" office:value-type="float" office:value="0.508943089430894" calcext:value-type="float">
            <text:p>0,50894</text:p>
          </table:table-cell>
          <table:table-cell table:style-name="ce11" office:value-type="float" office:value="0.499288762446657" calcext:value-type="float">
            <text:p>0,49929</text:p>
          </table:table-cell>
          <table:table-cell table:style-name="ce9" office:value-type="float" office:value="0.533333333333333" calcext:value-type="float">
            <text:p>0,53333</text:p>
          </table:table-cell>
          <table:table-cell table:style-name="ce9" office:value-type="float" office:value="0.542397660818713" calcext:value-type="float">
            <text:p>0,54240</text:p>
          </table:table-cell>
          <table:table-cell table:style-name="ce11" office:value-type="float" office:value="0.471153846153846" calcext:value-type="float">
            <text:p>0,47115</text:p>
          </table:table-cell>
          <table:table-cell table:style-name="ce11" office:value-type="float" office:value="0.551020408163265" calcext:value-type="float">
            <text:p>0,55102</text:p>
          </table:table-cell>
          <table:table-cell table:style-name="ce11" office:value-type="float" office:value="0.554471544715447" calcext:value-type="float">
            <text:p>0,55447</text:p>
          </table:table-cell>
          <table:table-cell table:style-name="ce11" office:value-type="float" office:value="0.588235294117647" calcext:value-type="float">
            <text:p>0,58824</text:p>
          </table:table-cell>
          <table:table-cell table:style-name="ce11" office:value-type="float" office:value="0.530748663101604" calcext:value-type="float">
            <text:p>0,5307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19</text:p>
          </table:table-cell>
          <table:table-cell table:style-name="ce11" office:value-type="float" office:value="0.576923076923077" calcext:value-type="float">
            <text:p>0,57692</text:p>
          </table:table-cell>
          <table:table-cell table:style-name="ce11" office:value-type="float" office:value="0.508021390374332" calcext:value-type="float">
            <text:p>0,50802</text:p>
          </table:table-cell>
          <table:table-cell table:style-name="ce11" office:value-type="float" office:value="0.555555555555556" calcext:value-type="float">
            <text:p>0,55556</text:p>
          </table:table-cell>
          <table:table-cell table:style-name="ce11" office:value-type="float" office:value="0.55" calcext:value-type="float">
            <text:p>0,55000</text:p>
          </table:table-cell>
          <table:table-cell table:style-name="ce11" office:value-type="float" office:value="0.502564102564103" calcext:value-type="float">
            <text:p>0,50256</text:p>
          </table:table-cell>
          <table:table-cell table:style-name="ce9" office:value-type="float" office:value="0.5" calcext:value-type="float">
            <text:p>0,50000</text:p>
          </table:table-cell>
          <table:table-cell table:style-name="ce9" office:value-type="float" office:value="0.503870967741936" calcext:value-type="float">
            <text:p>0,50387</text:p>
          </table:table-cell>
          <table:table-cell table:style-name="ce11" office:value-type="float" office:value="0.51659125188537" calcext:value-type="float">
            <text:p>0,51659</text:p>
          </table:table-cell>
          <table:table-cell table:style-name="ce11" office:value-type="float" office:value="0.615384615384615" calcext:value-type="float">
            <text:p>0,61538</text:p>
          </table:table-cell>
          <table:table-cell table:style-name="ce11" office:value-type="float" office:value="0.590196078431373" calcext:value-type="float">
            <text:p>0,59020</text:p>
          </table:table-cell>
          <table:table-cell table:style-name="ce11" office:value-type="float" office:value="0.50952380952381" calcext:value-type="float">
            <text:p>0,50952</text:p>
          </table:table-cell>
          <table:table-cell table:style-name="ce11" office:value-type="float" office:value="0.511111111111111" calcext:value-type="float">
            <text:p>0,5111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number-columns-repeated="2" table:style-name="ce9" office:value-type="float" office:value="1" calcext:value-type="float">
            <text:p>1,00000</text:p>
          </table:table-cell>
          <table:table-cell table:number-columns-repeated="5" table:style-name="ce11" office:value-type="float" office:value="1" calcext:value-type="float">
            <text:p>1,00000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0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560119047619048" calcext:value-type="float">
            <text:p>0,56012</text:p>
          </table:table-cell>
          <table:table-cell table:style-name="ce11" office:value-type="float" office:value="0.515909090909091" calcext:value-type="float">
            <text:p>0,51591</text:p>
          </table:table-cell>
          <table:table-cell table:style-name="ce11" office:value-type="float" office:value="0.543706293706294" calcext:value-type="float">
            <text:p>0,54371</text:p>
          </table:table-cell>
          <table:table-cell table:style-name="ce11" office:value-type="float" office:value="0.427551020408163" calcext:value-type="float">
            <text:p>0,42755</text:p>
          </table:table-cell>
          <table:table-cell table:style-name="ce9" office:value-type="float" office:value="0.435555555555556" calcext:value-type="float">
            <text:p>0,43556</text:p>
          </table:table-cell>
          <table:table-cell table:style-name="ce9" office:value-type="float" office:value="0.578009828009828" calcext:value-type="float">
            <text:p>0,57801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98076923076923" calcext:value-type="float">
            <text:p>0,59808</text:p>
          </table:table-cell>
          <table:table-cell table:style-name="ce11" office:value-type="float" office:value="0.593137254901961" calcext:value-type="float">
            <text:p>0,59314</text:p>
          </table:table-cell>
          <table:table-cell table:style-name="ce11" office:value-type="float" office:value="0.635897435897436" calcext:value-type="float">
            <text:p>0,63590</text:p>
          </table:table-cell>
          <table:table-cell table:style-name="ce11" office:value-type="float" office:value="0.621273712737127" calcext:value-type="float">
            <text:p>0,6212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1</text:p>
          </table:table-cell>
          <table:table-cell table:style-name="ce11" office:value-type="float" office:value="0.533333333333333" calcext:value-type="float">
            <text:p>0,53333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ce11" office:value-type="float" office:value="0.529411764705882" calcext:value-type="float">
            <text:p>0,52941</text:p>
          </table:table-cell>
          <table:table-cell table:style-name="ce11" office:value-type="float" office:value="0.535714285714286" calcext:value-type="float">
            <text:p>0,53571</text:p>
          </table:table-cell>
          <table:table-cell table:style-name="ce9" office:value-type="float" office:value="0.535714285714286" calcext:value-type="float">
            <text:p>0,53571</text:p>
          </table:table-cell>
          <table:table-cell table:style-name="ce9" office:value-type="float" office:value="0.5625" calcext:value-type="float">
            <text:p>0,56250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525" calcext:value-type="float">
            <text:p>0,52500</text:p>
          </table:table-cell>
          <table:table-cell table:style-name="ce11" office:value-type="float" office:value="0.526315789473684" calcext:value-type="float">
            <text:p>0,52632</text:p>
          </table:table-cell>
          <table:table-cell table:style-name="ce11" office:value-type="float" office:value="0.53125" calcext:value-type="float">
            <text:p>0,53125</text:p>
          </table:table-cell>
          <table:table-cell table:style-name="ce11" office:value-type="float" office:value="0.666666666666667" calcext:value-type="float">
            <text:p>0,6666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2</text:p>
          </table:table-cell>
          <table:table-cell table:style-name="ce11" office:value-type="float" office:value="0.451219512195122" calcext:value-type="float">
            <text:p>0,45122</text:p>
          </table:table-cell>
          <table:table-cell table:style-name="ce11" office:value-type="float" office:value="0.493558776167472" calcext:value-type="float">
            <text:p>0,49356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4" calcext:value-type="float">
            <text:p>0,54000</text:p>
          </table:table-cell>
          <table:table-cell table:style-name="ce9" office:value-type="float" office:value="0.50974025974026" calcext:value-type="float">
            <text:p>0,50974</text:p>
          </table:table-cell>
          <table:table-cell table:style-name="ce9" office:value-type="float" office:value="0.458333333333333" calcext:value-type="float">
            <text:p>0,45833</text:p>
          </table:table-cell>
          <table:table-cell table:style-name="ce11" office:value-type="float" office:value="0.549242424242424" calcext:value-type="float">
            <text:p>0,54924</text:p>
          </table:table-cell>
          <table:table-cell table:style-name="ce11" office:value-type="float" office:value="0.538095238095238" calcext:value-type="float">
            <text:p>0,53810</text:p>
          </table:table-cell>
          <table:table-cell table:style-name="ce11" office:value-type="float" office:value="0.579044117647059" calcext:value-type="float">
            <text:p>0,57904</text:p>
          </table:table-cell>
          <table:table-cell table:style-name="ce11" office:value-type="float" office:value="0.524305555555556" calcext:value-type="float">
            <text:p>0,52431</text:p>
          </table:table-cell>
          <table:table-cell table:style-name="ce11" office:value-type="float" office:value="0.528520499108734" calcext:value-type="float">
            <text:p>0,5285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3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88357588357588" calcext:value-type="float">
            <text:p>0,58836</text:p>
          </table:table-cell>
          <table:table-cell table:style-name="ce11" office:value-type="float" office:value="0.692307692307692" calcext:value-type="float">
            <text:p>0,69231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9" office:value-type="float" office:value="0.48015873015873" calcext:value-type="float">
            <text:p>0,48016</text:p>
          </table:table-cell>
          <table:table-cell table:style-name="ce9" office:value-type="float" office:value="0.619047619047619" calcext:value-type="float">
            <text:p>0,61905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number-columns-repeated="2"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4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ce11" office:value-type="float" office:value="0.553571428571429" calcext:value-type="float">
            <text:p>0,553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84444444444444" calcext:value-type="float">
            <text:p>0,58444</text:p>
          </table:table-cell>
          <table:table-cell table:style-name="ce11" office:value-type="float" office:value="0.586805555555556" calcext:value-type="float">
            <text:p>0,58681</text:p>
          </table:table-cell>
          <table:table-cell table:style-name="ce9" office:value-type="float" office:value="0.645945945945946" calcext:value-type="float">
            <text:p>0,64595</text:p>
          </table:table-cell>
          <table:table-cell table:style-name="ce9" office:value-type="float" office:value="0.383720930232558" calcext:value-type="float">
            <text:p>0,38372</text:p>
          </table:table-cell>
          <table:table-cell table:style-name="ce11" office:value-type="float" office:value="0.471428571428571" calcext:value-type="float">
            <text:p>0,47143</text:p>
          </table:table-cell>
          <table:table-cell table:style-name="ce11" office:value-type="float" office:value="0.485507246376812" calcext:value-type="float">
            <text:p>0,48551</text:p>
          </table:table-cell>
          <table:table-cell table:style-name="ce11" office:value-type="float" office:value="0.534090909090909" calcext:value-type="float">
            <text:p>0,53409</text:p>
          </table:table-cell>
          <table:table-cell table:style-name="ce11" office:value-type="float" office:value="0.514880952380952" calcext:value-type="float">
            <text:p>0,51488</text:p>
          </table:table-cell>
          <table:table-cell table:style-name="ce11" office:value-type="float" office:value="0.578341013824885" calcext:value-type="float">
            <text:p>0,5783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5</text:p>
          </table:table-cell>
          <table:table-cell table:style-name="ce11" office:value-type="float" office:value="0.515873015873016" calcext:value-type="float">
            <text:p>0,51587</text:p>
          </table:table-cell>
          <table:table-cell table:style-name="ce11" office:value-type="float" office:value="0.559782608695652" calcext:value-type="float">
            <text:p>0,55978</text:p>
          </table:table-cell>
          <table:table-cell table:style-name="ce11" office:value-type="float" office:value="0.543076923076923" calcext:value-type="float">
            <text:p>0,54308</text:p>
          </table:table-cell>
          <table:table-cell table:style-name="ce11" office:value-type="float" office:value="0.590277777777778" calcext:value-type="float">
            <text:p>0,59028</text:p>
          </table:table-cell>
          <table:table-cell table:style-name="ce11" office:value-type="float" office:value="0.504761904761905" calcext:value-type="float">
            <text:p>0,50476</text:p>
          </table:table-cell>
          <table:table-cell table:style-name="ce9" office:value-type="float" office:value="0.511513157894737" calcext:value-type="float">
            <text:p>0,51151</text:p>
          </table:table-cell>
          <table:table-cell table:style-name="ce9" office:value-type="float" office:value="0.391304347826087" calcext:value-type="float">
            <text:p>0,39130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527429467084639" calcext:value-type="float">
            <text:p>0,52743</text:p>
          </table:table-cell>
          <table:table-cell table:style-name="ce11" office:value-type="float" office:value="0.511574074074074" calcext:value-type="float">
            <text:p>0,51157</text:p>
          </table:table-cell>
          <table:table-cell table:style-name="ce11" office:value-type="float" office:value="0.395833333333333" calcext:value-type="float">
            <text:p>0,39583</text:p>
          </table:table-cell>
          <table:table-cell table:style-name="ce11" office:value-type="float" office:value="0.397959183673469" calcext:value-type="float">
            <text:p>0,39796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6</text:p>
          </table:table-cell>
          <table:table-cell table:style-name="ce11" office:value-type="float" office:value="0.526266416510319" calcext:value-type="float">
            <text:p>0,52627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478260869565217" calcext:value-type="float">
            <text:p>0,47826</text:p>
          </table:table-cell>
          <table:table-cell table:style-name="ce11" office:value-type="float" office:value="0.523214285714286" calcext:value-type="float">
            <text:p>0,52321</text:p>
          </table:table-cell>
          <table:table-cell table:style-name="ce11" office:value-type="float" office:value="0.502758620689655" calcext:value-type="float">
            <text:p>0,50276</text:p>
          </table:table-cell>
          <table:table-cell table:style-name="ce9" office:value-type="float" office:value="0.479166666666667" calcext:value-type="float">
            <text:p>0,47917</text:p>
          </table:table-cell>
          <table:table-cell table:style-name="ce9" office:value-type="float" office:value="0.504166666666667" calcext:value-type="float">
            <text:p>0,50417</text:p>
          </table:table-cell>
          <table:table-cell table:style-name="ce11" office:value-type="float" office:value="0.497241379310345" calcext:value-type="float">
            <text:p>0,49724</text:p>
          </table:table-cell>
          <table:table-cell table:style-name="ce11" office:value-type="float" office:value="0.479591836734694" calcext:value-type="float">
            <text:p>0,47959</text:p>
          </table:table-cell>
          <table:table-cell table:style-name="ce11" office:value-type="float" office:value="0.558823529411765" calcext:value-type="float">
            <text:p>0,55882</text:p>
          </table:table-cell>
          <table:table-cell table:style-name="ce11" office:value-type="float" office:value="0.513888888888889" calcext:value-type="float">
            <text:p>0,51389</text:p>
          </table:table-cell>
          <table:table-cell table:style-name="ce11" office:value-type="float" office:value="0.498626373626374" calcext:value-type="float">
            <text:p>0,4986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7</text:p>
          </table:table-cell>
          <table:table-cell table:style-name="ce11" office:value-type="float" office:value="0.546594982078853" calcext:value-type="float">
            <text:p>0,54659</text:p>
          </table:table-cell>
          <table:table-cell table:style-name="ce11" office:value-type="float" office:value="0.650641025641026" calcext:value-type="float">
            <text:p>0,65064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number-columns-repeated="2" table:style-name="ce11" office:value-type="float" office:value="0.622549019607843" calcext:value-type="float">
            <text:p>0,62255</text:p>
          </table:table-cell>
          <table:table-cell table:style-name="ce9" office:value-type="float" office:value="0.635714285714286" calcext:value-type="float">
            <text:p>0,63571</text:p>
          </table:table-cell>
          <table:table-cell table:style-name="ce9" office:value-type="float" office:value="0.523809523809524" calcext:value-type="float">
            <text:p>0,52381</text:p>
          </table:table-cell>
          <table:table-cell table:style-name="ce11" office:value-type="float" office:value="0.517992424242424" calcext:value-type="float">
            <text:p>0,51799</text:p>
          </table:table-cell>
          <table:table-cell table:style-name="ce11" office:value-type="float" office:value="0.516835016835017" calcext:value-type="float">
            <text:p>0,51684</text:p>
          </table:table-cell>
          <table:table-cell table:style-name="ce11" office:value-type="float" office:value="0.523809523809524" calcext:value-type="float">
            <text:p>0,52381</text:p>
          </table:table-cell>
          <table:table-cell table:number-columns-repeated="2" table:style-name="ce11" office:value-type="float" office:value="0.418367346938776" calcext:value-type="float">
            <text:p>0,418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8</text:p>
          </table:table-cell>
          <table:table-cell table:style-name="ce11" office:value-type="float" office:value="0.544871794871795" calcext:value-type="float">
            <text:p>0,54487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ce11" office:value-type="float" office:value="0.544444444444444" calcext:value-type="float">
            <text:p>0,54444</text:p>
          </table:table-cell>
          <table:table-cell table:style-name="ce11" office:value-type="float" office:value="0.530560271646859" calcext:value-type="float">
            <text:p>0,53056</text:p>
          </table:table-cell>
          <table:table-cell table:style-name="ce11" office:value-type="float" office:value="0.597902097902098" calcext:value-type="float">
            <text:p>0,59790</text:p>
          </table:table-cell>
          <table:table-cell table:style-name="ce9" office:value-type="float" office:value="0.597902097902098" calcext:value-type="float">
            <text:p>0,59790</text:p>
          </table:table-cell>
          <table:table-cell table:style-name="ce9" office:value-type="float" office:value="0.544871794871795" calcext:value-type="float">
            <text:p>0,54487</text:p>
          </table:table-cell>
          <table:table-cell table:style-name="ce11" office:value-type="float" office:value="0.573005093378608" calcext:value-type="float">
            <text:p>0,57301</text:p>
          </table:table-cell>
          <table:table-cell table:style-name="ce11" office:value-type="float" office:value="0.519704433497537" calcext:value-type="float">
            <text:p>0,51970</text:p>
          </table:table-cell>
          <table:table-cell table:style-name="ce11" office:value-type="float" office:value="0.4875" calcext:value-type="float">
            <text:p>0,48750</text:p>
          </table:table-cell>
          <table:table-cell table:style-name="ce11" office:value-type="float" office:value="0.536458333333333" calcext:value-type="float">
            <text:p>0,53646</text:p>
          </table:table-cell>
          <table:table-cell table:style-name="ce11" office:value-type="float" office:value="0.615449915110357" calcext:value-type="float">
            <text:p>0,6154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29</text:p>
          </table:table-cell>
          <table:table-cell table:style-name="ce11" office:value-type="float" office:value="0.574525745257453" calcext:value-type="float">
            <text:p>0,57453</text:p>
          </table:table-cell>
          <table:table-cell table:style-name="ce11" office:value-type="float" office:value="0.579365079365079" calcext:value-type="float">
            <text:p>0,57937</text:p>
          </table:table-cell>
          <table:table-cell table:style-name="ce11" office:value-type="float" office:value="0.624113475177305" calcext:value-type="float">
            <text:p>0,62411</text:p>
          </table:table-cell>
          <table:table-cell table:style-name="ce11" office:value-type="float" office:value="0.610294117647059" calcext:value-type="float">
            <text:p>0,61029</text:p>
          </table:table-cell>
          <table:table-cell table:style-name="ce11" office:value-type="float" office:value="0.595486111111111" calcext:value-type="float">
            <text:p>0,59549</text:p>
          </table:table-cell>
          <table:table-cell table:style-name="ce9" office:value-type="float" office:value="0.536945812807882" calcext:value-type="float">
            <text:p>0,53695</text:p>
          </table:table-cell>
          <table:table-cell table:style-name="ce9" office:value-type="float" office:value="0.663690476190476" calcext:value-type="float">
            <text:p>0,66369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557932263814617" calcext:value-type="float">
            <text:p>0,55793</text:p>
          </table:table-cell>
          <table:table-cell table:style-name="ce11" office:value-type="float" office:value="0.64033264033264" calcext:value-type="float">
            <text:p>0,64033</text:p>
          </table:table-cell>
          <table:table-cell table:style-name="ce11" office:value-type="float" office:value="0.541666666666667" calcext:value-type="float">
            <text:p>0,54167</text:p>
          </table:table-cell>
          <table:table-cell table:style-name="ce11" office:value-type="float" office:value="0.445652173913043" calcext:value-type="float">
            <text:p>0,44565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</text:p>
          </table:table-cell>
          <table:table-cell table:style-name="ce11" office:value-type="float" office:value="0.528153153153153" calcext:value-type="float">
            <text:p>0,52815</text:p>
          </table:table-cell>
          <table:table-cell table:style-name="ce11" office:value-type="float" office:value="0.571428571428571" calcext:value-type="float">
            <text:p>0,57143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24175824175824" calcext:value-type="float">
            <text:p>0,52418</text:p>
          </table:table-cell>
          <table:table-cell table:style-name="ce11" office:value-type="float" office:value="0.497086247086247" calcext:value-type="float">
            <text:p>0,49709</text:p>
          </table:table-cell>
          <table:table-cell table:style-name="ce9" office:value-type="float" office:value="0.50668449197861" calcext:value-type="float">
            <text:p>0,50668</text:p>
          </table:table-cell>
          <table:table-cell table:style-name="ce9" office:value-type="float" office:value="0.532634032634033" calcext:value-type="float">
            <text:p>0,53263</text:p>
          </table:table-cell>
          <table:table-cell table:style-name="ce11" office:value-type="float" office:value="0.535119047619048" calcext:value-type="float">
            <text:p>0,53512</text:p>
          </table:table-cell>
          <table:table-cell table:style-name="ce11" office:value-type="float" office:value="0.471698113207547" calcext:value-type="float">
            <text:p>0,47170</text:p>
          </table:table-cell>
          <table:table-cell table:style-name="ce11" office:value-type="float" office:value="0.551388888888889" calcext:value-type="float">
            <text:p>0,55139</text:p>
          </table:table-cell>
          <table:table-cell table:style-name="ce11" office:value-type="float" office:value="0.532634032634033" calcext:value-type="float">
            <text:p>0,53263</text:p>
          </table:table-cell>
          <table:table-cell table:style-name="ce11" office:value-type="float" office:value="0.540726817042606" calcext:value-type="float">
            <text:p>0,5407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30</text:p>
          </table:table-cell>
          <table:table-cell table:style-name="ce11" office:value-type="float" office:value="0.484320557491289" calcext:value-type="float">
            <text:p>0,48432</text:p>
          </table:table-cell>
          <table:table-cell table:style-name="ce11" office:value-type="float" office:value="0.56794425087108" calcext:value-type="float">
            <text:p>0,56794</text:p>
          </table:table-cell>
          <table:table-cell table:style-name="ce11" office:value-type="float" office:value="0.505244755244755" calcext:value-type="float">
            <text:p>0,50524</text:p>
          </table:table-cell>
          <table:table-cell table:style-name="ce11" office:value-type="float" office:value="0.333333333333333" calcext:value-type="float">
            <text:p>0,33333</text:p>
          </table:table-cell>
          <table:table-cell table:style-name="ce11" office:value-type="float" office:value="0.510714285714286" calcext:value-type="float">
            <text:p>0,51071</text:p>
          </table:table-cell>
          <table:table-cell table:style-name="ce9" office:value-type="float" office:value="0.566137566137566" calcext:value-type="float">
            <text:p>0,56614</text:p>
          </table:table-cell>
          <table:table-cell table:style-name="ce9" office:value-type="float" office:value="0.505244755244755" calcext:value-type="float">
            <text:p>0,50524</text:p>
          </table:table-cell>
          <table:table-cell table:style-name="ce11" office:value-type="float" office:value="0.531309297912714" calcext:value-type="float">
            <text:p>0,53131</text:p>
          </table:table-cell>
          <table:table-cell table:style-name="ce11" office:value-type="float" office:value="0.734375" calcext:value-type="float">
            <text:p>0,73438</text:p>
          </table:table-cell>
          <table:table-cell table:style-name="ce11" office:value-type="float" office:value="0.667931688804554" calcext:value-type="float">
            <text:p>0,66793</text:p>
          </table:table-cell>
          <table:table-cell table:style-name="ce11" office:value-type="float" office:value="0.676950998185118" calcext:value-type="float">
            <text:p>0,67695</text:p>
          </table:table-cell>
          <table:table-cell table:style-name="ce11" office:value-type="float" office:value="0.659130434782609" calcext:value-type="float">
            <text:p>0,65913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number-columns-repeated="2" table:style-name="ce11" office:value-type="float" office:value="0.531954887218045" calcext:value-type="float">
            <text:p>0,53195</text:p>
          </table:table-cell>
          <table:table-cell table:style-name="ce11" office:value-type="float" office:value="0.541447368421053" calcext:value-type="float">
            <text:p>0,54145</text:p>
          </table:table-cell>
          <table:table-cell table:style-name="ce11" office:value-type="float" office:value="0.512237762237762" calcext:value-type="float">
            <text:p>0,51224</text:p>
          </table:table-cell>
          <table:table-cell table:style-name="ce9" office:value-type="float" office:value="0.501724137931035" calcext:value-type="float">
            <text:p>0,50172</text:p>
          </table:table-cell>
          <table:table-cell table:style-name="ce9" office:value-type="float" office:value="0.515882352941176" calcext:value-type="float">
            <text:p>0,51588</text:p>
          </table:table-cell>
          <table:table-cell table:style-name="ce11" office:value-type="float" office:value="0.531954887218045" calcext:value-type="float">
            <text:p>0,53195</text:p>
          </table:table-cell>
          <table:table-cell table:style-name="ce11" office:value-type="float" office:value="0.515882352941176" calcext:value-type="float">
            <text:p>0,51588</text:p>
          </table:table-cell>
          <table:table-cell table:style-name="ce11" office:value-type="float" office:value="0.519642857142857" calcext:value-type="float">
            <text:p>0,51964</text:p>
          </table:table-cell>
          <table:table-cell table:style-name="ce11" office:value-type="float" office:value="0.568922305764411" calcext:value-type="float">
            <text:p>0,56892</text:p>
          </table:table-cell>
          <table:table-cell table:style-name="ce11" office:value-type="float" office:value="0.594806763285024" calcext:value-type="float">
            <text:p>0,59481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5</text:p>
          </table:table-cell>
          <table:table-cell table:style-name="ce11" office:value-type="float" office:value="0.546428571428571" calcext:value-type="float">
            <text:p>0,54643</text:p>
          </table:table-cell>
          <table:table-cell table:style-name="ce11" office:value-type="float" office:value="0.485632183908046" calcext:value-type="float">
            <text:p>0,48563</text:p>
          </table:table-cell>
          <table:table-cell table:style-name="ce11" office:value-type="float" office:value="0.50886524822695" calcext:value-type="float">
            <text:p>0,50887</text:p>
          </table:table-cell>
          <table:table-cell table:style-name="ce11" office:value-type="float" office:value="0.518790849673203" calcext:value-type="float">
            <text:p>0,51879</text:p>
          </table:table-cell>
          <table:table-cell table:style-name="ce11" office:value-type="float" office:value="0.552442528735632" calcext:value-type="float">
            <text:p>0,55244</text:p>
          </table:table-cell>
          <table:table-cell table:style-name="ce9" office:value-type="float" office:value="0.497150997150997" calcext:value-type="float">
            <text:p>0,49715</text:p>
          </table:table-cell>
          <table:table-cell table:style-name="ce9" office:value-type="float" office:value="0.532738095238095" calcext:value-type="float">
            <text:p>0,53274</text:p>
          </table:table-cell>
          <table:table-cell table:style-name="ce11" office:value-type="float" office:value="0.540598290598291" calcext:value-type="float">
            <text:p>0,54060</text:p>
          </table:table-cell>
          <table:table-cell table:style-name="ce11" office:value-type="float" office:value="0.539393939393939" calcext:value-type="float">
            <text:p>0,53939</text:p>
          </table:table-cell>
          <table:table-cell table:style-name="ce11" office:value-type="float" office:value="0.558695652173913" calcext:value-type="float">
            <text:p>0,55870</text:p>
          </table:table-cell>
          <table:table-cell table:style-name="ce11" office:value-type="float" office:value="0.558333333333333" calcext:value-type="float">
            <text:p>0,55833</text:p>
          </table:table-cell>
          <table:table-cell table:style-name="ce11" office:value-type="float" office:value="0.553968253968254" calcext:value-type="float">
            <text:p>0,5539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6</text:p>
          </table:table-cell>
          <table:table-cell table:style-name="ce11" office:value-type="float" office:value="0.589285714285714" calcext:value-type="float">
            <text:p>0,58929</text:p>
          </table:table-cell>
          <table:table-cell table:style-name="ce11" office:value-type="float" office:value="0.423701298701299" calcext:value-type="float">
            <text:p>0,42370</text:p>
          </table:table-cell>
          <table:table-cell table:style-name="ce11" office:value-type="float" office:value="0.816666666666667" calcext:value-type="float">
            <text:p>0,81667</text:p>
          </table:table-cell>
          <table:table-cell table:style-name="ce11" office:value-type="float" office:value="0.680434782608696" calcext:value-type="float">
            <text:p>0,68043</text:p>
          </table:table-cell>
          <table:table-cell table:style-name="ce11" office:value-type="float" office:value="0.61734693877551" calcext:value-type="float">
            <text:p>0,61735</text:p>
          </table:table-cell>
          <table:table-cell table:style-name="ce9" office:value-type="float" office:value="0.351063829787234" calcext:value-type="float">
            <text:p>0,35106</text:p>
          </table:table-cell>
          <table:table-cell table:style-name="ce9" office:value-type="float" office:value="0.50952380952381" calcext:value-type="float">
            <text:p>0,50952</text:p>
          </table:table-cell>
          <table:table-cell table:style-name="ce11" office:value-type="float" office:value="0.562096774193548" calcext:value-type="float">
            <text:p>0,56210</text:p>
          </table:table-cell>
          <table:table-cell table:style-name="ce11" office:value-type="float" office:value="0.603225806451613" calcext:value-type="float">
            <text:p>0,60323</text:p>
          </table:table-cell>
          <table:table-cell table:style-name="ce11" office:value-type="float" office:value="0.578369905956113" calcext:value-type="float">
            <text:p>0,57837</text:p>
          </table:table-cell>
          <table:table-cell table:style-name="ce11" office:value-type="float" office:value="0.544615384615385" calcext:value-type="float">
            <text:p>0,54462</text:p>
          </table:table-cell>
          <table:table-cell table:style-name="ce11" office:value-type="float" office:value="0.606366459627329" calcext:value-type="float">
            <text:p>0,60637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7</text:p>
          </table:table-cell>
          <table:table-cell table:style-name="ce11" office:value-type="float" office:value="0.576388888888889" calcext:value-type="float">
            <text:p>0,57639</text:p>
          </table:table-cell>
          <table:table-cell table:style-name="ce11" office:value-type="float" office:value="0.52" calcext:value-type="float">
            <text:p>0,52000</text:p>
          </table:table-cell>
          <table:table-cell table:style-name="ce11" office:value-type="float" office:value="0.623376623376623" calcext:value-type="float">
            <text:p>0,62338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402173913043478" calcext:value-type="float">
            <text:p>0,40217</text:p>
          </table:table-cell>
          <table:table-cell table:style-name="ce9" office:value-type="float" office:value="0.542207792207792" calcext:value-type="float">
            <text:p>0,54221</text:p>
          </table:table-cell>
          <table:table-cell table:style-name="ce9" office:value-type="float" office:value="0.501623376623377" calcext:value-type="float">
            <text:p>0,50162</text:p>
          </table:table-cell>
          <table:table-cell table:style-name="ce11" office:value-type="float" office:value="0.581560283687943" calcext:value-type="float">
            <text:p>0,58156</text:p>
          </table:table-cell>
          <table:table-cell table:style-name="ce11" office:value-type="float" office:value="0.609523809523809" calcext:value-type="float">
            <text:p>0,60952</text:p>
          </table:table-cell>
          <table:table-cell table:style-name="ce11" office:value-type="float" office:value="0.532986111111111" calcext:value-type="float">
            <text:p>0,53299</text:p>
          </table:table-cell>
          <table:table-cell table:style-name="ce11" office:value-type="float" office:value="0.619791666666667" calcext:value-type="float">
            <text:p>0,61979</text:p>
          </table:table-cell>
          <table:table-cell table:style-name="ce11" office:value-type="float" office:value="0.631016042780749" calcext:value-type="float">
            <text:p>0,63102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8</text:p>
          </table:table-cell>
          <table:table-cell table:style-name="ce11" office:value-type="float" office:value="0.565705128205128" calcext:value-type="float">
            <text:p>0,56571</text:p>
          </table:table-cell>
          <table:table-cell table:style-name="ce11" office:value-type="float" office:value="0.514423076923077" calcext:value-type="float">
            <text:p>0,51442</text:p>
          </table:table-cell>
          <table:table-cell table:style-name="ce11" office:value-type="float" office:value="0.56" calcext:value-type="float">
            <text:p>0,56000</text:p>
          </table:table-cell>
          <table:table-cell table:style-name="ce11" office:value-type="float" office:value="0.531400966183575" calcext:value-type="float">
            <text:p>0,53140</text:p>
          </table:table-cell>
          <table:table-cell table:style-name="ce11" office:value-type="float" office:value="0.561330561330561" calcext:value-type="float">
            <text:p>0,56133</text:p>
          </table:table-cell>
          <table:table-cell table:style-name="ce9" office:value-type="float" office:value="0.483065953654189" calcext:value-type="float">
            <text:p>0,48307</text:p>
          </table:table-cell>
          <table:table-cell table:style-name="ce9" office:value-type="float" office:value="0.514423076923077" calcext:value-type="float">
            <text:p>0,51442</text:p>
          </table:table-cell>
          <table:table-cell table:style-name="ce11" office:value-type="float" office:value="0.537337662337662" calcext:value-type="float">
            <text:p>0,53734</text:p>
          </table:table-cell>
          <table:table-cell table:style-name="ce11" office:value-type="float" office:value="0.572192513368984" calcext:value-type="float">
            <text:p>0,57219</text:p>
          </table:table-cell>
          <table:table-cell table:style-name="ce11" office:value-type="float" office:value="0.564236111111111" calcext:value-type="float">
            <text:p>0,56424</text:p>
          </table:table-cell>
          <table:table-cell table:style-name="ce11" office:value-type="float" office:value="0.423913043478261" calcext:value-type="float">
            <text:p>0,42391</text:p>
          </table:table-cell>
          <table:table-cell table:style-name="ce11" office:value-type="float" office:value="0.602836879432624" calcext:value-type="float">
            <text:p>0,60284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9" office:value-type="string" calcext:value-type="string">
            <text:p>US9</text:p>
          </table:table-cell>
          <table:table-cell table:style-name="ce11" office:value-type="float" office:value="0.511645962732919" calcext:value-type="float">
            <text:p>0,51165</text:p>
          </table:table-cell>
          <table:table-cell table:style-name="ce11" office:value-type="float" office:value="0.473387096774194" calcext:value-type="float">
            <text:p>0,47339</text:p>
          </table:table-cell>
          <table:table-cell table:style-name="ce11" office:value-type="float" office:value="0.51461038961039" calcext:value-type="float">
            <text:p>0,51461</text:p>
          </table:table-cell>
          <table:table-cell table:style-name="ce11" office:value-type="float" office:value="0.436170212765957" calcext:value-type="float">
            <text:p>0,43617</text:p>
          </table:table-cell>
          <table:table-cell table:style-name="ce11" office:value-type="float" office:value="0.516457680250784" calcext:value-type="float">
            <text:p>0,51646</text:p>
          </table:table-cell>
          <table:table-cell table:style-name="ce9" office:value-type="float" office:value="0.526612903225806" calcext:value-type="float">
            <text:p>0,52661</text:p>
          </table:table-cell>
          <table:table-cell table:style-name="ce9" office:value-type="float" office:value="0.546296296296296" calcext:value-type="float">
            <text:p>0,54630</text:p>
          </table:table-cell>
          <table:table-cell table:style-name="ce11" office:value-type="float" office:value="0.546296296296296" calcext:value-type="float">
            <text:p>0,54630</text:p>
          </table:table-cell>
          <table:table-cell table:style-name="ce11" office:value-type="float" office:value="0.537878787878788" calcext:value-type="float">
            <text:p>0,53788</text:p>
          </table:table-cell>
          <table:table-cell table:style-name="ce11" office:value-type="float" office:value="0.526612903225806" calcext:value-type="float">
            <text:p>0,52661</text:p>
          </table:table-cell>
          <table:table-cell table:style-name="ce11" office:value-type="float" office:value="0.502307692307692" calcext:value-type="float">
            <text:p>0,50231</text:p>
          </table:table-cell>
          <table:table-cell table:style-name="ce11" office:value-type="float" office:value="0.438775510204082" calcext:value-type="float">
            <text:p>0,43878</text:p>
          </table:table-cell>
          <table:table-cell table:style-name="Default" table:number-columns-repeated="2"/>
          <table:table-cell table:style-name="ce11" table:number-columns-repeated="6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1"/>
          <table:table-cell table:style-name="Default" table:number-columns-repeated="2"/>
          <table:table-cell table:style-name="ce11" table:number-columns-repeated="7"/>
          <table:table-cell table:number-columns-repeated="103"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 table:formula="of:=AVERAGE([.B3:.B32])" office:value-type="float" office:value="0.55228954460541" calcext:value-type="float">
            <text:p>0,55229</text:p>
          </table:table-cell>
          <table:table-cell table:style-name="ce10" table:formula="of:=AVERAGE([.C3:.C32])" office:value-type="float" office:value="0.546759204943935" calcext:value-type="float">
            <text:p>0,54676</text:p>
          </table:table-cell>
          <table:table-cell table:style-name="ce10" table:formula="of:=AVERAGE([.D3:.D32])" office:value-type="float" office:value="0.572047342556598" calcext:value-type="float">
            <text:p>0,57205</text:p>
          </table:table-cell>
          <table:table-cell table:style-name="ce10" table:formula="of:=AVERAGE([.E3:.E32])" office:value-type="float" office:value="0.555201760642261" calcext:value-type="float">
            <text:p>0,55520</text:p>
          </table:table-cell>
          <table:table-cell table:style-name="ce10" table:formula="of:=AVERAGE([.F3:.F32])" office:value-type="float" office:value="0.549435508511171" calcext:value-type="float">
            <text:p>0,54944</text:p>
          </table:table-cell>
          <table:table-cell table:style-name="ce10" table:formula="of:=AVERAGE([.G3:.G32])" office:value-type="float" office:value="0.544250735541433" calcext:value-type="float">
            <text:p>0,54425</text:p>
          </table:table-cell>
          <table:table-cell table:style-name="ce10" table:formula="of:=AVERAGE([.H3:.H32])" office:value-type="float" office:value="0.544805855113324" calcext:value-type="float">
            <text:p>0,54481</text:p>
          </table:table-cell>
          <table:table-cell table:style-name="ce10" table:formula="of:=AVERAGE([.I3:.I32])" office:value-type="float" office:value="0.558957437613783" calcext:value-type="float">
            <text:p>0,55896</text:p>
          </table:table-cell>
          <table:table-cell table:style-name="ce10" table:formula="of:=AVERAGE([.J3:.J32])" office:value-type="float" office:value="0.572572451999379" calcext:value-type="float">
            <text:p>0,57257</text:p>
          </table:table-cell>
          <table:table-cell table:style-name="ce10" table:formula="of:=AVERAGE([.K3:.K32])" office:value-type="float" office:value="0.57401358229444" calcext:value-type="float">
            <text:p>0,57401</text:p>
          </table:table-cell>
          <table:table-cell table:style-name="ce10" table:formula="of:=AVERAGE([.L3:.L32])" office:value-type="float" office:value="0.56241982806128" calcext:value-type="float">
            <text:p>0,56242</text:p>
          </table:table-cell>
          <table:table-cell table:style-name="ce10" table:formula="of:=AVERAGE([.M3:.M32])" office:value-type="float" office:value="0.569782265512303" calcext:value-type="float">
            <text:p>0,56978</text:p>
          </table:table-cell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8"/>
          <table:table-cell table:number-columns-repeated="103"/>
        </table:table-row>
        <table:table-row table:style-name="ro1">
          <table:table-cell table:style-name="ce10"/>
          <table:table-cell table:style-name="ce11" table:number-columns-repeated="10"/>
          <table:table-cell table:style-name="ce10" table:number-columns-repeated="2"/>
          <table:table-cell table:style-name="ce11" table:number-columns-repeated="4"/>
          <table:table-cell table:number-columns-repeated="107"/>
        </table:table-row>
        <table:table-row table:style-name="ro1">
          <table:table-cell/>
          <table:table-cell table:style-name="ce11" table:number-columns-repeated="10"/>
          <table:table-cell table:style-name="Default" table:number-columns-repeated="2"/>
          <table:table-cell table:style-name="ce11" table:number-columns-repeated="4"/>
          <table:table-cell table:number-columns-repeated="107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1"/>
        </table:table-row>
        <table:table-row table:style-name="ro1">
          <table:table-cell table:number-columns-repeated="11"/>
          <table:table-cell table:style-name="Default"/>
          <table:table-cell table:number-columns-repeated="112"/>
        </table:table-row>
        <table:table-row table:style-name="ro1" table:number-rows-repeated="5">
          <table:table-cell table:number-columns-repeated="9"/>
          <table:table-cell table:style-name="Default"/>
          <table:table-cell table:number-columns-repeated="114"/>
        </table:table-row>
        <table:table-row table:style-name="ro1" table:number-rows-repeated="106">
          <table:table-cell table:number-columns-repeated="124"/>
        </table:table-row>
        <table:table-row table:style-name="ro1">
          <table:table-cell table:number-columns-repeated="124"/>
        </table:table-row>
      </table:table>
      <table:table table:name="recall_singolo_file" table:style-name="ta1">
        <table:table-column table:style-name="co1" table:number-columns-repeated="13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787280701754386" calcext:value-type="float">
            <text:p>0,78728</text:p>
          </table:table-cell>
          <table:table-cell office:value-type="float" office:value="0.785087719298246" calcext:value-type="float">
            <text:p>0,78509</text:p>
          </table:table-cell>
          <table:table-cell office:value-type="float" office:value="0.673245614035088" calcext:value-type="float">
            <text:p>0,67325</text:p>
          </table:table-cell>
          <table:table-cell office:value-type="float" office:value="0.646929824561403" calcext:value-type="float">
            <text:p>0,64693</text:p>
          </table:table-cell>
          <table:table-cell office:value-type="float" office:value="0.541666666666667" calcext:value-type="float">
            <text:p>0,54167</text:p>
          </table:table-cell>
          <table:table-cell office:value-type="float" office:value="0.557017543859649" calcext:value-type="float">
            <text:p>0,55702</text:p>
          </table:table-cell>
          <table:table-cell office:value-type="float" office:value="0.771929824561403" calcext:value-type="float">
            <text:p>0,77193</text:p>
          </table:table-cell>
          <table:table-cell office:value-type="float" office:value="0.730263157894737" calcext:value-type="float">
            <text:p>0,73026</text:p>
          </table:table-cell>
          <table:table-cell office:value-type="float" office:value="0.741228070175439" calcext:value-type="float">
            <text:p>0,74123</text:p>
          </table:table-cell>
          <table:table-cell office:value-type="float" office:value="0.68859649122807" calcext:value-type="float">
            <text:p>0,68860</text:p>
          </table:table-cell>
          <table:table-cell office:value-type="float" office:value="0.866228070175439" calcext:value-type="float">
            <text:p>0,86623</text:p>
          </table:table-cell>
          <table:table-cell office:value-type="float" office:value="0.782894736842105" calcext:value-type="float">
            <text:p>0,78289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635416666666667" calcext:value-type="float">
            <text:p>0,63542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677083333333333" calcext:value-type="float">
            <text:p>0,67708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47916666666667" calcext:value-type="float">
            <text:p>0,44792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27083333333333" calcext:value-type="float">
            <text:p>0,42708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625" calcext:value-type="float">
            <text:p>0,62500</text:p>
          </table:table-cell>
          <table:table-cell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589285714285714" calcext:value-type="float">
            <text:p>0,58929</text:p>
          </table:table-cell>
          <table:table-cell office:value-type="float" office:value="0.446428571428571" calcext:value-type="float">
            <text:p>0,44643</text:p>
          </table:table-cell>
          <table:table-cell office:value-type="float" office:value="0.5625" calcext:value-type="float">
            <text:p>0,56250</text:p>
          </table:table-cell>
          <table:table-cell office:value-type="float" office:value="0.651785714285714" calcext:value-type="float">
            <text:p>0,65179</text:p>
          </table:table-cell>
          <table:table-cell office:value-type="float" office:value="0.678571428571429" calcext:value-type="float">
            <text:p>0,67857</text:p>
          </table:table-cell>
          <table:table-cell office:value-type="float" office:value="0.553571428571429" calcext:value-type="float">
            <text:p>0,55357</text:p>
          </table:table-cell>
          <table:table-cell office:value-type="float" office:value="0.455357142857143" calcext:value-type="float">
            <text:p>0,45536</text:p>
          </table:table-cell>
          <table:table-cell office:value-type="float" office:value="0.633928571428571" calcext:value-type="float">
            <text:p>0,63393</text:p>
          </table:table-cell>
          <table:table-cell office:value-type="float" office:value="0.901785714285714" calcext:value-type="float">
            <text:p>0,90179</text:p>
          </table:table-cell>
          <table:table-cell office:value-type="float" office:value="0.910714285714286" calcext:value-type="float">
            <text:p>0,91071</text:p>
          </table:table-cell>
          <table:table-cell office:value-type="float" office:value="0.4375" calcext:value-type="float">
            <text:p>0,43750</text:p>
          </table:table-cell>
          <table:table-cell office:value-type="float" office:value="0.491071428571429" calcext:value-type="float">
            <text:p>0,49107</text:p>
          </table:table-cell>
          <table:table-cell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903846153846154" calcext:value-type="float">
            <text:p>0,90385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721153846153846" calcext:value-type="float">
            <text:p>0,72115</text:p>
          </table:table-cell>
          <table:table-cell table:number-columns-repeated="2" office:value-type="float" office:value="0.826923076923077" calcext:value-type="float">
            <text:p>0,82692</text:p>
          </table:table-cell>
          <table:table-cell office:value-type="float" office:value="0.980769230769231" calcext:value-type="float">
            <text:p>0,98077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788461538461538" calcext:value-type="float">
            <text:p>0,78846</text:p>
          </table:table-cell>
          <table:table-cell office:value-type="float" office:value="0.798076923076923" calcext:value-type="float">
            <text:p>0,79808</text:p>
          </table:table-cell>
          <table:table-cell office:value-type="float" office:value="0.826923076923077" calcext:value-type="float">
            <text:p>0,82692</text:p>
          </table:table-cell>
          <table:table-cell office:value-type="float" office:value="0.875" calcext:value-type="float">
            <text:p>0,87500</text:p>
          </table:table-cell>
          <table:table-cell office:value-type="float" office:value="0.826923076923077" calcext:value-type="float">
            <text:p>0,82692</text:p>
          </table:table-cell>
          <table:table-cell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84126984127" calcext:value-type="float">
            <text:p>0,61984</text:p>
          </table:table-cell>
          <table:table-cell office:value-type="float" office:value="0.649206349206349" calcext:value-type="float">
            <text:p>0,64921</text:p>
          </table:table-cell>
          <table:table-cell office:value-type="float" office:value="0.535714285714286" calcext:value-type="float">
            <text:p>0,53571</text:p>
          </table:table-cell>
          <table:table-cell office:value-type="float" office:value="0.733333333333333" calcext:value-type="float">
            <text:p>0,73333</text:p>
          </table:table-cell>
          <table:table-cell office:value-type="float" office:value="0.701587301587302" calcext:value-type="float">
            <text:p>0,70159</text:p>
          </table:table-cell>
          <table:table-cell office:value-type="float" office:value="0.683333333333333" calcext:value-type="float">
            <text:p>0,68333</text:p>
          </table:table-cell>
          <table:table-cell office:value-type="float" office:value="0.780952380952381" calcext:value-type="float">
            <text:p>0,78095</text:p>
          </table:table-cell>
          <table:table-cell office:value-type="float" office:value="0.493650793650794" calcext:value-type="float">
            <text:p>0,49365</text:p>
          </table:table-cell>
          <table:table-cell office:value-type="float" office:value="0.538095238095238" calcext:value-type="float">
            <text:p>0,53810</text:p>
          </table:table-cell>
          <table:table-cell office:value-type="float" office:value="0.741269841269841" calcext:value-type="float">
            <text:p>0,74127</text:p>
          </table:table-cell>
          <table:table-cell office:value-type="float" office:value="0.641269841269841" calcext:value-type="float">
            <text:p>0,64127</text:p>
          </table:table-cell>
          <table:table-cell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5" calcext:value-type="float">
            <text:p>0,50000</text:p>
          </table:table-cell>
          <table:table-cell office:value-type="float" office:value="0.626811594202899" calcext:value-type="float">
            <text:p>0,62681</text:p>
          </table:table-cell>
          <table:table-cell office:value-type="float" office:value="0.493961352657005" calcext:value-type="float">
            <text:p>0,49396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26570048309179" calcext:value-type="float">
            <text:p>0,52657</text:p>
          </table:table-cell>
          <table:table-cell office:value-type="float" office:value="0.504830917874396" calcext:value-type="float">
            <text:p>0,50483</text:p>
          </table:table-cell>
          <table:table-cell office:value-type="float" office:value="0.582125603864734" calcext:value-type="float">
            <text:p>0,58213</text:p>
          </table:table-cell>
          <table:table-cell office:value-type="float" office:value="0.538647342995169" calcext:value-type="float">
            <text:p>0,53865</text:p>
          </table:table-cell>
          <table:table-cell office:value-type="float" office:value="0.548309178743961" calcext:value-type="float">
            <text:p>0,54831</text:p>
          </table:table-cell>
          <table:table-cell office:value-type="float" office:value="0.481884057971014" calcext:value-type="float">
            <text:p>0,48188</text:p>
          </table:table-cell>
          <table:table-cell office:value-type="float" office:value="0.526570048309179" calcext:value-type="float">
            <text:p>0,52657</text:p>
          </table:table-cell>
          <table:table-cell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694148936170213" calcext:value-type="float">
            <text:p>0,69415</text:p>
          </table:table-cell>
          <table:table-cell office:value-type="float" office:value="0.401595744680851" calcext:value-type="float">
            <text:p>0,40160</text:p>
          </table:table-cell>
          <table:table-cell office:value-type="float" office:value="0.526595744680851" calcext:value-type="float">
            <text:p>0,52660</text:p>
          </table:table-cell>
          <table:table-cell office:value-type="float" office:value="0.829787234042553" calcext:value-type="float">
            <text:p>0,82979</text:p>
          </table:table-cell>
          <table:table-cell office:value-type="float" office:value="0.683510638297872" calcext:value-type="float">
            <text:p>0,68351</text:p>
          </table:table-cell>
          <table:table-cell office:value-type="float" office:value="0.515957446808511" calcext:value-type="float">
            <text:p>0,51596</text:p>
          </table:table-cell>
          <table:table-cell office:value-type="float" office:value="0.808510638297872" calcext:value-type="float">
            <text:p>0,80851</text:p>
          </table:table-cell>
          <table:table-cell office:value-type="float" office:value="0.821808510638298" calcext:value-type="float">
            <text:p>0,82181</text:p>
          </table:table-cell>
          <table:table-cell office:value-type="float" office:value="0.925531914893617" calcext:value-type="float">
            <text:p>0,92553</text:p>
          </table:table-cell>
          <table:table-cell office:value-type="float" office:value="0.893617021276596" calcext:value-type="float">
            <text:p>0,89362</text:p>
          </table:table-cell>
          <table:table-cell office:value-type="float" office:value="0.904255319148936" calcext:value-type="float">
            <text:p>0,90426</text:p>
          </table:table-cell>
          <table:table-cell office:value-type="float" office:value="0.914893617021277" calcext:value-type="float">
            <text:p>0,91489</text:p>
          </table:table-cell>
          <table:table-cell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93939393939394" calcext:value-type="float">
            <text:p>0,39394</text:p>
          </table:table-cell>
          <table:table-cell office:value-type="float" office:value="0.467914438502674" calcext:value-type="float">
            <text:p>0,46791</text:p>
          </table:table-cell>
          <table:table-cell office:value-type="float" office:value="0.573083778966132" calcext:value-type="float">
            <text:p>0,5730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3172905525847" calcext:value-type="float">
            <text:p>0,52317</text:p>
          </table:table-cell>
          <table:table-cell office:value-type="float" office:value="0.553475935828877" calcext:value-type="float">
            <text:p>0,55348</text:p>
          </table:table-cell>
          <table:table-cell office:value-type="float" office:value="0.552584670231729" calcext:value-type="float">
            <text:p>0,55258</text:p>
          </table:table-cell>
          <table:table-cell office:value-type="float" office:value="0.537433155080214" calcext:value-type="float">
            <text:p>0,53743</text:p>
          </table:table-cell>
          <table:table-cell office:value-type="float" office:value="0.538324420677362" calcext:value-type="float">
            <text:p>0,53832</text:p>
          </table:table-cell>
          <table:table-cell office:value-type="float" office:value="0.512477718360071" calcext:value-type="float">
            <text:p>0,51248</text:p>
          </table:table-cell>
          <table:table-cell office:value-type="float" office:value="0.483065953654189" calcext:value-type="float">
            <text:p>0,48307</text:p>
          </table:table-cell>
          <table:table-cell office:value-type="float" office:value="0.527629233511586" calcext:value-type="float">
            <text:p>0,52763</text:p>
          </table:table-cell>
          <table:table-cell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604347826086957" calcext:value-type="float">
            <text:p>0,60435</text:p>
          </table:table-cell>
          <table:table-cell office:value-type="float" office:value="0.73695652173913" calcext:value-type="float">
            <text:p>0,73696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560869565217391" calcext:value-type="float">
            <text:p>0,56087</text:p>
          </table:table-cell>
          <table:table-cell office:value-type="float" office:value="0.460869565217391" calcext:value-type="float">
            <text:p>0,46087</text:p>
          </table:table-cell>
          <table:table-cell office:value-type="float" office:value="0.482608695652174" calcext:value-type="float">
            <text:p>0,48261</text:p>
          </table:table-cell>
          <table:table-cell office:value-type="float" office:value="0.593478260869565" calcext:value-type="float">
            <text:p>0,59348</text:p>
          </table:table-cell>
          <table:table-cell office:value-type="float" office:value="0.504347826086956" calcext:value-type="float">
            <text:p>0,50435</text:p>
          </table:table-cell>
          <table:table-cell office:value-type="float" office:value="0.571739130434783" calcext:value-type="float">
            <text:p>0,57174</text:p>
          </table:table-cell>
          <table:table-cell office:value-type="float" office:value="0.482608695652174" calcext:value-type="float">
            <text:p>0,48261</text:p>
          </table:table-cell>
          <table:table-cell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606918238993711" calcext:value-type="float">
            <text:p>0,60692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433962264150943" calcext:value-type="float">
            <text:p>0,43396</text:p>
          </table:table-cell>
          <table:table-cell office:value-type="float" office:value="0.534591194968553" calcext:value-type="float">
            <text:p>0,53459</text:p>
          </table:table-cell>
          <table:table-cell office:value-type="float" office:value="0.49685534591195" calcext:value-type="float">
            <text:p>0,49686</text:p>
          </table:table-cell>
          <table:table-cell office:value-type="float" office:value="0.654088050314465" calcext:value-type="float">
            <text:p>0,65409</text:p>
          </table:table-cell>
          <table:table-cell office:value-type="float" office:value="0.682389937106918" calcext:value-type="float">
            <text:p>0,68239</text:p>
          </table:table-cell>
          <table:table-cell office:value-type="float" office:value="0.462264150943396" calcext:value-type="float">
            <text:p>0,46226</text:p>
          </table:table-cell>
          <table:table-cell office:value-type="float" office:value="0.610062893081761" calcext:value-type="float">
            <text:p>0,61006</text:p>
          </table:table-cell>
          <table:table-cell office:value-type="float" office:value="0.710691823899371" calcext:value-type="float">
            <text:p>0,71069</text:p>
          </table:table-cell>
          <table:table-cell office:value-type="float" office:value="0.867924528301887" calcext:value-type="float">
            <text:p>0,86792</text:p>
          </table:table-cell>
          <table:table-cell office:value-type="float" office:value="0.644654088050314" calcext:value-type="float">
            <text:p>0,64465</text:p>
          </table:table-cell>
          <table:table-cell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898148148148148" calcext:value-type="float">
            <text:p>0,89815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851851851851852" calcext:value-type="float">
            <text:p>0,85185</text:p>
          </table:table-cell>
          <table:table-cell office:value-type="float" office:value="0.833333333333333" calcext:value-type="float">
            <text:p>0,83333</text:p>
          </table:table-cell>
          <table:table-cell office:value-type="float" office:value="0.518518518518519" calcext:value-type="float">
            <text:p>0,5185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601851851851852" calcext:value-type="float">
            <text:p>0,60185</text:p>
          </table:table-cell>
          <table:table-cell office:value-type="float" office:value="0.722222222222222" calcext:value-type="float">
            <text:p>0,72222</text:p>
          </table:table-cell>
          <table:table-cell office:value-type="float" office:value="0.712962962962963" calcext:value-type="float">
            <text:p>0,71296</text:p>
          </table:table-cell>
          <table:table-cell office:value-type="float" office:value="0.564814814814815" calcext:value-type="float">
            <text:p>0,56481</text:p>
          </table:table-cell>
          <table:table-cell office:value-type="float" office:value="0.574074074074074" calcext:value-type="float">
            <text:p>0,57407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office:value-type="string" calcext:value-type="string">
            <text:p>US20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584448160535117" calcext:value-type="float">
            <text:p>0,58445</text:p>
          </table:table-cell>
          <table:table-cell office:value-type="float" office:value="0.505852842809365" calcext:value-type="float">
            <text:p>0,50585</text:p>
          </table:table-cell>
          <table:table-cell office:value-type="float" office:value="0.562709030100334" calcext:value-type="float">
            <text:p>0,56271</text:p>
          </table:table-cell>
          <table:table-cell office:value-type="float" office:value="0.440635451505017" calcext:value-type="float">
            <text:p>0,44064</text:p>
          </table:table-cell>
          <table:table-cell office:value-type="float" office:value="0.451505016722408" calcext:value-type="float">
            <text:p>0,45151</text:p>
          </table:table-cell>
          <table:table-cell office:value-type="float" office:value="0.6061872909699" calcext:value-type="float">
            <text:p>0,60619</text:p>
          </table:table-cell>
          <table:table-cell office:value-type="float" office:value="0.535117056856187" calcext:value-type="float">
            <text:p>0,53512</text:p>
          </table:table-cell>
          <table:table-cell office:value-type="float" office:value="0.627926421404682" calcext:value-type="float">
            <text:p>0,62793</text:p>
          </table:table-cell>
          <table:table-cell office:value-type="float" office:value="0.611204013377926" calcext:value-type="float">
            <text:p>0,61120</text:p>
          </table:table-cell>
          <table:table-cell office:value-type="float" office:value="0.677257525083612" calcext:value-type="float">
            <text:p>0,67726</text:p>
          </table:table-cell>
          <table:table-cell office:value-type="float" office:value="0.649665551839465" calcext:value-type="float">
            <text:p>0,64967</text:p>
          </table:table-cell>
          <table:table-cell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82051282051282" calcext:value-type="float">
            <text:p>0,82051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 office:value-type="float" office:value="0.794871794871795" calcext:value-type="float">
            <text:p>0,79487</text:p>
          </table:table-cell>
          <table:table-cell table:number-columns-repeated="2" office:value-type="float" office:value="0.833333333333333" calcext:value-type="float">
            <text:p>0,83333</text:p>
          </table:table-cell>
          <table:table-cell office:value-type="float" office:value="0.91025641025641" calcext:value-type="float">
            <text:p>0,91026</text:p>
          </table:table-cell>
          <table:table-cell office:value-type="float" office:value="0.858974358974359" calcext:value-type="float">
            <text:p>0,85897</text:p>
          </table:table-cell>
          <table:table-cell office:value-type="float" office:value="0.756410256410256" calcext:value-type="float">
            <text:p>0,75641</text:p>
          </table:table-cell>
          <table:table-cell office:value-type="float" office:value="0.769230769230769" calcext:value-type="float">
            <text:p>0,76923</text:p>
          </table:table-cell>
          <table:table-cell office:value-type="float" office:value="0.807692307692308" calcext:value-type="float">
            <text:p>0,80769</text:p>
          </table:table-cell>
          <table:table-cell office:value-type="float" office:value="0.974358974358974" calcext:value-type="float">
            <text:p>0,97436</text:p>
          </table:table-cell>
          <table:table-cell/>
        </table:table-row>
        <table:table-row table:style-name="ro1">
          <table:table-cell office:value-type="string" calcext:value-type="string">
            <text:p>US22</text:p>
          </table:table-cell>
          <table:table-cell office:value-type="float" office:value="0.402173913043478" calcext:value-type="float">
            <text:p>0,40217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8695652173913" calcext:value-type="float">
            <text:p>0,58696</text:p>
          </table:table-cell>
          <table:table-cell office:value-type="float" office:value="0.690217391304348" calcext:value-type="float">
            <text:p>0,69022</text:p>
          </table:table-cell>
          <table:table-cell office:value-type="float" office:value="0.635869565217391" calcext:value-type="float">
            <text:p>0,63587</text:p>
          </table:table-cell>
          <table:table-cell office:value-type="float" office:value="0.532608695652174" calcext:value-type="float">
            <text:p>0,53261</text:p>
          </table:table-cell>
          <table:table-cell office:value-type="float" office:value="0.478260869565217" calcext:value-type="float">
            <text:p>0,47826</text:p>
          </table:table-cell>
          <table:table-cell office:value-type="float" office:value="0.570652173913043" calcext:value-type="float">
            <text:p>0,57065</text:p>
          </table:table-cell>
          <table:table-cell office:value-type="float" office:value="0.608695652173913" calcext:value-type="float">
            <text:p>0,60870</text:p>
          </table:table-cell>
          <table:table-cell office:value-type="float" office:value="0.733695652173913" calcext:value-type="float">
            <text:p>0,73370</text:p>
          </table:table-cell>
          <table:table-cell office:value-type="float" office:value="0.576086956521739" calcext:value-type="float">
            <text:p>0,57609</text:p>
          </table:table-cell>
          <table:table-cell office:value-type="float" office:value="0.58695652173913" calcext:value-type="float">
            <text:p>0,58696</text:p>
          </table:table-cell>
          <table:table-cell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88888888888889" calcext:value-type="float">
            <text:p>0,68889</text:p>
          </table:table-cell>
          <table:table-cell office:value-type="float" office:value="0.911111111111111" calcext:value-type="float">
            <text:p>0,91111</text:p>
          </table:table-cell>
          <table:table-cell office:value-type="float" office:value="0.555555555555556" calcext:value-type="float">
            <text:p>0,55556</text:p>
          </table:table-cell>
          <table:table-cell office:value-type="float" office:value="0.666666666666667" calcext:value-type="float">
            <text:p>0,66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777777777777778" calcext:value-type="float">
            <text:p>0,77778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44444444444444" calcext:value-type="float">
            <text:p>0,64444</text:p>
          </table:table-cell>
          <table:table-cell table:number-columns-repeated="2"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621428571428571" calcext:value-type="float">
            <text:p>0,62143</text:p>
          </table:table-cell>
          <table:table-cell office:value-type="float" office:value="0.585714285714286" calcext:value-type="float">
            <text:p>0,58571</text:p>
          </table:table-cell>
          <table:table-cell office:value-type="float" office:value="0.452380952380952" calcext:value-type="float">
            <text:p>0,45238</text:p>
          </table:table-cell>
          <table:table-cell office:value-type="float" office:value="0.635714285714286" calcext:value-type="float">
            <text:p>0,63571</text:p>
          </table:table-cell>
          <table:table-cell office:value-type="float" office:value="0.619047619047619" calcext:value-type="float">
            <text:p>0,61905</text:p>
          </table:table-cell>
          <table:table-cell office:value-type="float" office:value="0.692857142857143" calcext:value-type="float">
            <text:p>0,69286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478571428571429" calcext:value-type="float">
            <text:p>0,47857</text:p>
          </table:table-cell>
          <table:table-cell office:value-type="float" office:value="0.49047619047619" calcext:value-type="float">
            <text:p>0,49048</text:p>
          </table:table-cell>
          <table:table-cell office:value-type="float" office:value="0.528571428571429" calcext:value-type="float">
            <text:p>0,52857</text:p>
          </table:table-cell>
          <table:table-cell office:value-type="float" office:value="0.523809523809524" calcext:value-type="float">
            <text:p>0,52381</text:p>
          </table:table-cell>
          <table:table-cell office:value-type="float" office:value="0.621428571428571" calcext:value-type="float">
            <text:p>0,62143</text:p>
          </table:table-cell>
          <table:table-cell/>
        </table:table-row>
        <table:table-row table:style-name="ro1">
          <table:table-cell office:value-type="string" calcext:value-type="string">
            <text:p>US25</text:p>
          </table:table-cell>
          <table:table-cell office:value-type="float" office:value="0.514634146341463" calcext:value-type="float">
            <text:p>0,51463</text:p>
          </table:table-cell>
          <table:table-cell office:value-type="float" office:value="0.59390243902439" calcext:value-type="float">
            <text:p>0,59390</text:p>
          </table:table-cell>
          <table:table-cell office:value-type="float" office:value="0.568292682926829" calcext:value-type="float">
            <text:p>0,56829</text:p>
          </table:table-cell>
          <table:table-cell office:value-type="float" office:value="0.642682926829268" calcext:value-type="float">
            <text:p>0,64268</text:p>
          </table:table-cell>
          <table:table-cell office:value-type="float" office:value="0.507317073170732" calcext:value-type="float">
            <text:p>0,50732</text:p>
          </table:table-cell>
          <table:table-cell office:value-type="float" office:value="0.517073170731707" calcext:value-type="float">
            <text:p>0,51707</text:p>
          </table:table-cell>
          <table:table-cell office:value-type="float" office:value="0.439024390243902" calcext:value-type="float">
            <text:p>0,43902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18292682926829" calcext:value-type="float">
            <text:p>0,51829</text:p>
          </table:table-cell>
          <table:table-cell office:value-type="float" office:value="0.463414634146341" calcext:value-type="float">
            <text:p>0,46341</text:p>
          </table:table-cell>
          <table:table-cell office:value-type="float" office:value="0.475609756097561" calcext:value-type="float">
            <text:p>0,47561</text:p>
          </table:table-cell>
          <table:table-cell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634615384615385" calcext:value-type="float">
            <text:p>0,63462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423076923076923" calcext:value-type="float">
            <text:p>0,42308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519230769230769" calcext:value-type="float">
            <text:p>0,51923</text:p>
          </table:table-cell>
          <table:table-cell office:value-type="float" office:value="0.442307692307692" calcext:value-type="float">
            <text:p>0,44231</text:p>
          </table:table-cell>
          <table:table-cell office:value-type="float" office:value="0.528846153846154" calcext:value-type="float">
            <text:p>0,52885</text:p>
          </table:table-cell>
          <table:table-cell office:value-type="float" office:value="0.480769230769231" calcext:value-type="float">
            <text:p>0,48077</text:p>
          </table:table-cell>
          <table:table-cell office:value-type="float" office:value="0.451923076923077" calcext:value-type="float">
            <text:p>0,45192</text:p>
          </table:table-cell>
          <table:table-cell office:value-type="float" office:value="0.855769230769231" calcext:value-type="float">
            <text:p>0,85577</text:p>
          </table:table-cell>
          <table:table-cell office:value-type="float" office:value="0.586538461538462" calcext:value-type="float">
            <text:p>0,58654</text:p>
          </table:table-cell>
          <table:table-cell office:value-type="float" office:value="0.490384615384615" calcext:value-type="float">
            <text:p>0,49038</text:p>
          </table:table-cell>
          <table:table-cell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579268292682927" calcext:value-type="float">
            <text:p>0,57927</text:p>
          </table:table-cell>
          <table:table-cell office:value-type="float" office:value="0.714939024390244" calcext:value-type="float">
            <text:p>0,71494</text:p>
          </table:table-cell>
          <table:table-cell office:value-type="float" office:value="0.528963414634146" calcext:value-type="float">
            <text:p>0,52896</text:p>
          </table:table-cell>
          <table:table-cell table:number-columns-repeated="2" office:value-type="float" office:value="0.690548780487805" calcext:value-type="float">
            <text:p>0,69055</text:p>
          </table:table-cell>
          <table:table-cell office:value-type="float" office:value="0.702743902439024" calcext:value-type="float">
            <text:p>0,70274</text:p>
          </table:table-cell>
          <table:table-cell office:value-type="float" office:value="0.542682926829268" calcext:value-type="float">
            <text:p>0,54268</text:p>
          </table:table-cell>
          <table:table-cell office:value-type="float" office:value="0.528963414634146" calcext:value-type="float">
            <text:p>0,52896</text:p>
          </table:table-cell>
          <table:table-cell office:value-type="float" office:value="0.530487804878049" calcext:value-type="float">
            <text:p>0,53049</text:p>
          </table:table-cell>
          <table:table-cell office:value-type="float" office:value="0.542682926829268" calcext:value-type="float">
            <text:p>0,54268</text:p>
          </table:table-cell>
          <table:table-cell table:number-columns-repeated="2" office:value-type="float" office:value="0.5" calcext:value-type="float">
            <text:p>0,50000</text:p>
          </table:table-cell>
          <table:table-cell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488636363636364" calcext:value-type="float">
            <text:p>0,48864</text:p>
          </table:table-cell>
          <table:table-cell office:value-type="float" office:value="0.537878787878788" calcext:value-type="float">
            <text:p>0,53788</text:p>
          </table:table-cell>
          <table:table-cell office:value-type="float" office:value="0.568181818181818" calcext:value-type="float">
            <text:p>0,56818</text:p>
          </table:table-cell>
          <table:table-cell table:number-columns-repeated="2" office:value-type="float" office:value="0.659090909090909" calcext:value-type="float">
            <text:p>0,65909</text:p>
          </table:table-cell>
          <table:table-cell office:value-type="float" office:value="0.606060606060606" calcext:value-type="float">
            <text:p>0,60606</text:p>
          </table:table-cell>
          <table:table-cell office:value-type="float" office:value="0.662878787878788" calcext:value-type="float">
            <text:p>0,66288</text:p>
          </table:table-cell>
          <table:table-cell office:value-type="float" office:value="0.545454545454545" calcext:value-type="float">
            <text:p>0,54545</text:p>
          </table:table-cell>
          <table:table-cell office:value-type="float" office:value="0.481060606060606" calcext:value-type="float">
            <text:p>0,48106</text:p>
          </table:table-cell>
          <table:table-cell office:value-type="float" office:value="0.579545454545455" calcext:value-type="float">
            <text:p>0,57955</text:p>
          </table:table-cell>
          <table:table-cell office:value-type="float" office:value="0.757575757575758" calcext:value-type="float">
            <text:p>0,75758</text:p>
          </table:table-cell>
          <table:table-cell/>
        </table:table-row>
        <table:table-row table:style-name="ro1">
          <table:table-cell office:value-type="string" calcext:value-type="string">
            <text:p>US29</text:p>
          </table:table-cell>
          <table:table-cell office:value-type="float" office:value="0.622222222222222" calcext:value-type="float">
            <text:p>0,62222</text:p>
          </table:table-cell>
          <table:table-cell office:value-type="float" office:value="0.677777777777778" calcext:value-type="float">
            <text:p>0,67778</text:p>
          </table:table-cell>
          <table:table-cell office:value-type="float" office:value="0.577777777777778" calcext:value-type="float">
            <text:p>0,57778</text:p>
          </table:table-cell>
          <table:table-cell office:value-type="float" office:value="0.766666666666667" calcext:value-type="float">
            <text:p>0,76667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" calcext:value-type="float">
            <text:p>0,60000</text:p>
          </table:table-cell>
          <table:table-cell office:value-type="float" office:value="0.744444444444444" calcext:value-type="float">
            <text:p>0,74444</text:p>
          </table:table-cell>
          <table:table-cell office:value-type="float" office:value="0.633333333333333" calcext:value-type="float">
            <text:p>0,63333</text:p>
          </table:table-cell>
          <table:table-cell office:value-type="float" office:value="0.644444444444444" calcext:value-type="float">
            <text:p>0,64444</text:p>
          </table:table-cell>
          <table:table-cell office:value-type="float" office:value="0.8" calcext:value-type="float">
            <text:p>0,80000</text:p>
          </table:table-cell>
          <table:table-cell office:value-type="float" office:value="0.611111111111111" calcext:value-type="float">
            <text:p>0,61111</text:p>
          </table:table-cell>
          <table:table-cell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64367816091954" calcext:value-type="float">
            <text:p>0,64368</text:p>
          </table:table-cell>
          <table:table-cell office:value-type="float" office:value="0.844827586206896" calcext:value-type="float">
            <text:p>0,84483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26436781609195" calcext:value-type="float">
            <text:p>0,62644</text:p>
          </table:table-cell>
          <table:table-cell office:value-type="float" office:value="0.485632183908046" calcext:value-type="float">
            <text:p>0,48563</text:p>
          </table:table-cell>
          <table:table-cell office:value-type="float" office:value="0.528735632183908" calcext:value-type="float">
            <text:p>0,5287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69540229885057" calcext:value-type="float">
            <text:p>0,66954</text:p>
          </table:table-cell>
          <table:table-cell office:value-type="float" office:value="0.431034482758621" calcext:value-type="float">
            <text:p>0,43103</text:p>
          </table:table-cell>
          <table:table-cell office:value-type="float" office:value="0.71264367816092" calcext:value-type="float">
            <text:p>0,71264</text:p>
          </table:table-cell>
          <table:table-cell office:value-type="float" office:value="0.660919540229885" calcext:value-type="float">
            <text:p>0,66092</text:p>
          </table:table-cell>
          <table:table-cell office:value-type="float" office:value="0.686781609195402" calcext:value-type="float">
            <text:p>0,68678</text:p>
          </table:table-cell>
          <table:table-cell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490909090909091" calcext:value-type="float">
            <text:p>0,49091</text:p>
          </table:table-cell>
          <table:table-cell office:value-type="float" office:value="0.539393939393939" calcext:value-type="float">
            <text:p>0,53939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454545454545455" calcext:value-type="float">
            <text:p>0,45455</text:p>
          </table:table-cell>
          <table:table-cell office:value-type="float" office:value="0.512121212121212" calcext:value-type="float">
            <text:p>0,51212</text:p>
          </table:table-cell>
          <table:table-cell office:value-type="float" office:value="0.575757575757576" calcext:value-type="float">
            <text:p>0,57576</text:p>
          </table:table-cell>
          <table:table-cell office:value-type="float" office:value="0.506060606060606" calcext:value-type="float">
            <text:p>0,50606</text:p>
          </table:table-cell>
          <table:table-cell office:value-type="float" office:value="0.533333333333333" calcext:value-type="float">
            <text:p>0,53333</text:p>
          </table:table-cell>
          <table:table-cell office:value-type="float" office:value="0.742424242424242" calcext:value-type="float">
            <text:p>0,74242</text:p>
          </table:table-cell>
          <table:table-cell office:value-type="float" office:value="0.678787878787879" calcext:value-type="float">
            <text:p>0,67879</text:p>
          </table:table-cell>
          <table:table-cell office:value-type="float" office:value="0.696969696969697" calcext:value-type="float">
            <text:p>0,69697</text:p>
          </table:table-cell>
          <table:table-cell office:value-type="float" office:value="0.684848484848485" calcext:value-type="float">
            <text:p>0,68485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float" office:value="0.672955974842767" calcext:value-type="float">
            <text:p>0,67296</text:p>
          </table:table-cell>
          <table:table-cell table:number-columns-repeated="2" office:value-type="float" office:value="0.580188679245283" calcext:value-type="float">
            <text:p>0,58019</text:p>
          </table:table-cell>
          <table:table-cell office:value-type="float" office:value="0.599056603773585" calcext:value-type="float">
            <text:p>0,59906</text:p>
          </table:table-cell>
          <table:table-cell office:value-type="float" office:value="0.533018867924528" calcext:value-type="float">
            <text:p>0,53302</text:p>
          </table:table-cell>
          <table:table-cell office:value-type="float" office:value="0.504716981132076" calcext:value-type="float">
            <text:p>0,50472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80188679245283" calcext:value-type="float">
            <text:p>0,58019</text:p>
          </table:table-cell>
          <table:table-cell office:value-type="float" office:value="0.542452830188679" calcext:value-type="float">
            <text:p>0,54245</text:p>
          </table:table-cell>
          <table:table-cell office:value-type="float" office:value="0.55188679245283" calcext:value-type="float">
            <text:p>0,55189</text:p>
          </table:table-cell>
          <table:table-cell office:value-type="float" office:value="0.672955974842767" calcext:value-type="float">
            <text:p>0,67296</text:p>
          </table:table-cell>
          <table:table-cell office:value-type="float" office:value="0.74685534591195" calcext:value-type="float">
            <text:p>0,74686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590277777777778" calcext:value-type="float">
            <text:p>0,59028</text:p>
          </table:table-cell>
          <table:table-cell office:value-type="float" office:value="0.472222222222222" calcext:value-type="float">
            <text:p>0,47222</text:p>
          </table:table-cell>
          <table:table-cell office:value-type="float" office:value="0.506944444444444" calcext:value-type="float">
            <text:p>0,50694</text:p>
          </table:table-cell>
          <table:table-cell office:value-type="float" office:value="0.531944444444444" calcext:value-type="float">
            <text:p>0,53194</text:p>
          </table:table-cell>
          <table:table-cell office:value-type="float" office:value="0.601388888888889" calcext:value-type="float">
            <text:p>0,60139</text:p>
          </table:table-cell>
          <table:table-cell office:value-type="float" office:value="0.494444444444444" calcext:value-type="float">
            <text:p>0,49444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79166666666667" calcext:value-type="float">
            <text:p>0,57917</text:p>
          </table:table-cell>
          <table:table-cell office:value-type="float" office:value="0.572222222222222" calcext:value-type="float">
            <text:p>0,57222</text:p>
          </table:table-cell>
          <table:table-cell office:value-type="float" office:value="0.6125" calcext:value-type="float">
            <text:p>0,61250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94444444444444" calcext:value-type="float">
            <text:p>0,59444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553088803088803" calcext:value-type="float">
            <text:p>0,55309</text:p>
          </table:table-cell>
          <table:table-cell office:value-type="float" office:value="0.454633204633205" calcext:value-type="float">
            <text:p>0,45463</text:p>
          </table:table-cell>
          <table:table-cell office:value-type="float" office:value="0.665057915057915" calcext:value-type="float">
            <text:p>0,66506</text:p>
          </table:table-cell>
          <table:table-cell office:value-type="float" office:value="0.58011583011583" calcext:value-type="float">
            <text:p>0,58012</text:p>
          </table:table-cell>
          <table:table-cell office:value-type="float" office:value="0.522200772200772" calcext:value-type="float">
            <text:p>0,52220</text:p>
          </table:table-cell>
          <table:table-cell office:value-type="float" office:value="0.445945945945946" calcext:value-type="float">
            <text:p>0,44595</text:p>
          </table:table-cell>
          <table:table-cell office:value-type="float" office:value="0.511583011583012" calcext:value-type="float">
            <text:p>0,51158</text:p>
          </table:table-cell>
          <table:table-cell office:value-type="float" office:value="0.574324324324324" calcext:value-type="float">
            <text:p>0,57432</text:p>
          </table:table-cell>
          <table:table-cell office:value-type="float" office:value="0.623552123552124" calcext:value-type="float">
            <text:p>0,62355</text:p>
          </table:table-cell>
          <table:table-cell office:value-type="float" office:value="0.596525096525097" calcext:value-type="float">
            <text:p>0,59653</text:p>
          </table:table-cell>
          <table:table-cell office:value-type="float" office:value="0.555984555984556" calcext:value-type="float">
            <text:p>0,55598</text:p>
          </table:table-cell>
          <table:table-cell office:value-type="float" office:value="0.632239382239382" calcext:value-type="float">
            <text:p>0,63224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619241192411924" calcext:value-type="float">
            <text:p>0,61924</text:p>
          </table:table-cell>
          <table:table-cell office:value-type="float" office:value="0.533875338753388" calcext:value-type="float">
            <text:p>0,53388</text:p>
          </table:table-cell>
          <table:table-cell office:value-type="float" office:value="0.705962059620596" calcext:value-type="float">
            <text:p>0,70596</text:p>
          </table:table-cell>
          <table:table-cell office:value-type="float" office:value="0.601626016260163" calcext:value-type="float">
            <text:p>0,60163</text:p>
          </table:table-cell>
          <table:table-cell office:value-type="float" office:value="0.451219512195122" calcext:value-type="float">
            <text:p>0,45122</text:p>
          </table:table-cell>
          <table:table-cell office:value-type="float" office:value="0.570460704607046" calcext:value-type="float">
            <text:p>0,57046</text:p>
          </table:table-cell>
          <table:table-cell office:value-type="float" office:value="0.502710027100271" calcext:value-type="float">
            <text:p>0,50271</text:p>
          </table:table-cell>
          <table:table-cell office:value-type="float" office:value="0.531165311653117" calcext:value-type="float">
            <text:p>0,53117</text:p>
          </table:table-cell>
          <table:table-cell office:value-type="float" office:value="0.655826558265583" calcext:value-type="float">
            <text:p>0,65583</text:p>
          </table:table-cell>
          <table:table-cell office:value-type="float" office:value="0.551490514905149" calcext:value-type="float">
            <text:p>0,55149</text:p>
          </table:table-cell>
          <table:table-cell office:value-type="float" office:value="0.686991869918699" calcext:value-type="float">
            <text:p>0,68699</text:p>
          </table:table-cell>
          <table:table-cell office:value-type="float" office:value="0.699186991869919" calcext:value-type="float">
            <text:p>0,69919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636212624584718" calcext:value-type="float">
            <text:p>0,63621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624584717607973" calcext:value-type="float">
            <text:p>0,62458</text:p>
          </table:table-cell>
          <table:table-cell office:value-type="float" office:value="0.564784053156146" calcext:value-type="float">
            <text:p>0,56478</text:p>
          </table:table-cell>
          <table:table-cell office:value-type="float" office:value="0.598006644518272" calcext:value-type="float">
            <text:p>0,59801</text:p>
          </table:table-cell>
          <table:table-cell office:value-type="float" office:value="0.46843853820598" calcext:value-type="float">
            <text:p>0,46844</text:p>
          </table:table-cell>
          <table:table-cell office:value-type="float" office:value="0.529900332225914" calcext:value-type="float">
            <text:p>0,52990</text:p>
          </table:table-cell>
          <table:table-cell office:value-type="float" office:value="0.57641196013289" calcext:value-type="float">
            <text:p>0,57641</text:p>
          </table:table-cell>
          <table:table-cell office:value-type="float" office:value="0.634551495016611" calcext:value-type="float">
            <text:p>0,63455</text:p>
          </table:table-cell>
          <table:table-cell office:value-type="float" office:value="0.622923588039867" calcext:value-type="float">
            <text:p>0,62292</text:p>
          </table:table-cell>
          <table:table-cell office:value-type="float" office:value="0.453488372093023" calcext:value-type="float">
            <text:p>0,45349</text:p>
          </table:table-cell>
          <table:table-cell office:value-type="float" office:value="0.548172757475083" calcext:value-type="float">
            <text:p>0,54817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527777777777778" calcext:value-type="float">
            <text:p>0,52778</text:p>
          </table:table-cell>
          <table:table-cell office:value-type="float" office:value="0.438888888888889" calcext:value-type="float">
            <text:p>0,43889</text:p>
          </table:table-cell>
          <table:table-cell office:value-type="float" office:value="0.516666666666667" calcext:value-type="float">
            <text:p>0,51667</text:p>
          </table:table-cell>
          <table:table-cell office:value-type="float" office:value="0.455555555555556" calcext:value-type="float">
            <text:p>0,45556</text:p>
          </table:table-cell>
          <table:table-cell office:value-type="float" office:value="0.538888888888889" calcext:value-type="float">
            <text:p>0,53889</text:p>
          </table:table-cell>
          <table:table-cell office:value-type="float" office:value="0.561111111111111" calcext:value-type="float">
            <text:p>0,56111</text:p>
          </table:table-cell>
          <table:table-cell table:number-columns-repeated="2" office:value-type="float" office:value="0.611111111111111" calcext:value-type="float">
            <text:p>0,61111</text:p>
          </table:table-cell>
          <table:table-cell office:value-type="float" office:value="0.583333333333333" calcext:value-type="float">
            <text:p>0,58333</text:p>
          </table:table-cell>
          <table:table-cell office:value-type="float" office:value="0.561111111111111" calcext:value-type="float">
            <text:p>0,56111</text:p>
          </table:table-cell>
          <table:table-cell office:value-type="float" office:value="0.505555555555556" calcext:value-type="float">
            <text:p>0,50556</text:p>
          </table:table-cell>
          <table:table-cell office:value-type="float" office:value="0.477777777777778" calcext:value-type="float">
            <text:p>0,47778</text:p>
          </table:table-cell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style-name="ce10" table:formula="of:=AVERAGE([.B3:.B32])" office:value-type="float" office:value="0.63601291113843" calcext:value-type="float">
            <text:p>0,63601</text:p>
          </table:table-cell>
          <table:table-cell table:style-name="ce10" table:formula="of:=AVERAGE([.C3:.C32])" office:value-type="float" office:value="0.606571988944808" calcext:value-type="float">
            <text:p>0,60657</text:p>
          </table:table-cell>
          <table:table-cell table:style-name="ce10" table:formula="of:=AVERAGE([.D3:.D32])" office:value-type="float" office:value="0.61618144151388" calcext:value-type="float">
            <text:p>0,61618</text:p>
          </table:table-cell>
          <table:table-cell table:style-name="ce10" table:formula="of:=AVERAGE([.E3:.E32])" office:value-type="float" office:value="0.6326317836679" calcext:value-type="float">
            <text:p>0,63263</text:p>
          </table:table-cell>
          <table:table-cell table:style-name="ce10" table:formula="of:=AVERAGE([.F3:.F32])" office:value-type="float" office:value="0.606799910433808" calcext:value-type="float">
            <text:p>0,60680</text:p>
          </table:table-cell>
          <table:table-cell table:style-name="ce10" table:formula="of:=AVERAGE([.G3:.G32])" office:value-type="float" office:value="0.593575319000358" calcext:value-type="float">
            <text:p>0,59358</text:p>
          </table:table-cell>
          <table:table-cell table:style-name="ce10" table:formula="of:=AVERAGE([.H3:.H32])" office:value-type="float" office:value="0.607424901879535" calcext:value-type="float">
            <text:p>0,60742</text:p>
          </table:table-cell>
          <table:table-cell table:style-name="ce10" table:formula="of:=AVERAGE([.I3:.I32])" office:value-type="float" office:value="0.619885269888033" calcext:value-type="float">
            <text:p>0,61989</text:p>
          </table:table-cell>
          <table:table-cell table:style-name="ce10" table:formula="of:=AVERAGE([.J3:.J32])" office:value-type="float" office:value="0.630961720237628" calcext:value-type="float">
            <text:p>0,63096</text:p>
          </table:table-cell>
          <table:table-cell table:style-name="ce10" table:formula="of:=AVERAGE([.K3:.K32])" office:value-type="float" office:value="0.658962053107114" calcext:value-type="float">
            <text:p>0,65896</text:p>
          </table:table-cell>
          <table:table-cell table:style-name="ce10" table:formula="of:=AVERAGE([.L3:.L32])" office:value-type="float" office:value="0.650344552971566" calcext:value-type="float">
            <text:p>0,65034</text:p>
          </table:table-cell>
          <table:table-cell table:style-name="ce10" table:formula="of:=AVERAGE([.M3:.M32])" office:value-type="float" office:value="0.645462512747052" calcext:value-type="float">
            <text:p>0,64546</text:p>
          </table:table-cell>
          <table:table-cell table:style-name="ce10"/>
        </table:table-row>
        <table:table-row table:style-name="ro1">
          <table:table-cell table:style-name="ce10" table:number-columns-repeated="14"/>
        </table:table-row>
        <table:table-row table:style-name="ro1">
          <table:table-cell table:style-name="ce10" table:number-columns-repeated="14"/>
        </table:table-row>
      </table:table>
      <table:table table:name="f_score_singolo_file" table:style-name="ta1">
        <table:table-column table:style-name="co1" table:default-cell-style-name="Default"/>
        <table:table-column table:style-name="co1" table:number-columns-repeated="12" table:default-cell-style-name="ce9"/>
        <table:table-column table:style-name="co1" table:default-cell-style-name="Default"/>
        <table:table-row table:style-name="ro1">
          <table:table-cell table:style-name="ce9" office:value-type="string" calcext:value-type="string">
            <text:p>media fatta su 3 etichette ma la classificazione viene fatta in N e other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</text:p>
          </table:table-cell>
          <table:table-cell office:value-type="string" calcext:value-type="string">
            <text:p>WORD MOVER</text:p>
          </table:table-cell>
          <table:table-cell office:value-type="string" calcext:value-type="string">
            <text:p>WORD MOVER P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ERT P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UNIVERSAL P</text:p>
          </table:table-cell>
          <table:table-cell/>
        </table:table-row>
        <table:table-row table:style-name="ro1">
          <table:table-cell table:style-name="ce9" office:value-type="string" calcext:value-type="string">
            <text:p>US1</text:p>
          </table:table-cell>
          <table:table-cell office:value-type="float" office:value="0.74661051959514" calcext:value-type="float">
            <text:p>0,74661</text:p>
          </table:table-cell>
          <table:table-cell office:value-type="float" office:value="0.749318535825546" calcext:value-type="float">
            <text:p>0,74932</text:p>
          </table:table-cell>
          <table:table-cell office:value-type="float" office:value="0.658935254262163" calcext:value-type="float">
            <text:p>0,65894</text:p>
          </table:table-cell>
          <table:table-cell office:value-type="float" office:value="0.631253767329716" calcext:value-type="float">
            <text:p>0,63125</text:p>
          </table:table-cell>
          <table:table-cell office:value-type="float" office:value="0.535999003487793" calcext:value-type="float">
            <text:p>0,53600</text:p>
          </table:table-cell>
          <table:table-cell office:value-type="float" office:value="0.549761946862086" calcext:value-type="float">
            <text:p>0,54976</text:p>
          </table:table-cell>
          <table:table-cell office:value-type="float" office:value="0.7361896115813" calcext:value-type="float">
            <text:p>0,73619</text:p>
          </table:table-cell>
          <table:table-cell office:value-type="float" office:value="0.701544943820225" calcext:value-type="float">
            <text:p>0,70154</text:p>
          </table:table-cell>
          <table:table-cell office:value-type="float" office:value="0.72502951253923" calcext:value-type="float">
            <text:p>0,72503</text:p>
          </table:table-cell>
          <table:table-cell office:value-type="float" office:value="0.66662389037366" calcext:value-type="float">
            <text:p>0,66662</text:p>
          </table:table-cell>
          <table:table-cell office:value-type="float" office:value="0.82632183908046" calcext:value-type="float">
            <text:p>0,82632</text:p>
          </table:table-cell>
          <table:table-cell office:value-type="float" office:value="0.759324676977913" calcext:value-type="float">
            <text:p>0,75932</text:p>
          </table:table-cell>
          <table:table-cell/>
        </table:table-row>
        <table:table-row table:style-name="ro1">
          <table:table-cell table:style-name="ce9" office:value-type="string" calcext:value-type="string">
            <text:p>US10</text:p>
          </table:table-cell>
          <table:table-cell office:value-type="float" office:value="0.578506421706218" calcext:value-type="float">
            <text:p>0,57851</text:p>
          </table:table-cell>
          <table:table-cell office:value-type="float" office:value="0.590670227429359" calcext:value-type="float">
            <text:p>0,59067</text:p>
          </table:table-cell>
          <table:table-cell office:value-type="float" office:value="0.537143887486477" calcext:value-type="float">
            <text:p>0,53714</text:p>
          </table:table-cell>
          <table:table-cell office:value-type="float" office:value="0.453674290554849" calcext:value-type="float">
            <text:p>0,45367</text:p>
          </table:table-cell>
          <table:table-cell office:value-type="float" office:value="0.603361766181635" calcext:value-type="float">
            <text:p>0,60336</text:p>
          </table:table-cell>
          <table:table-cell office:value-type="float" office:value="0.596931659693166" calcext:value-type="float">
            <text:p>0,59693</text:p>
          </table:table-cell>
          <table:table-cell office:value-type="float" office:value="0.46721197111863" calcext:value-type="float">
            <text:p>0,46721</text:p>
          </table:table-cell>
          <table:table-cell office:value-type="float" office:value="0.537143887486477" calcext:value-type="float">
            <text:p>0,53714</text:p>
          </table:table-cell>
          <table:table-cell office:value-type="float" office:value="0.460487599831862" calcext:value-type="float">
            <text:p>0,46049</text:p>
          </table:table-cell>
          <table:table-cell office:value-type="float" office:value="0.453674290554849" calcext:value-type="float">
            <text:p>0,45367</text:p>
          </table:table-cell>
          <table:table-cell office:value-type="float" office:value="0.683229813664596" calcext:value-type="float">
            <text:p>0,68323</text:p>
          </table:table-cell>
          <table:table-cell office:value-type="float" office:value="0.572545022086307" calcext:value-type="float">
            <text:p>0,57255</text:p>
          </table:table-cell>
          <table:table-cell/>
        </table:table-row>
        <table:table-row table:style-name="ro1">
          <table:table-cell table:style-name="ce9" office:value-type="string" calcext:value-type="string">
            <text:p>US11</text:p>
          </table:table-cell>
          <table:table-cell office:value-type="float" office:value="0.555288461538461" calcext:value-type="float">
            <text:p>0,55529</text:p>
          </table:table-cell>
          <table:table-cell office:value-type="float" office:value="0.454545454545454" calcext:value-type="float">
            <text:p>0,45455</text:p>
          </table:table-cell>
          <table:table-cell office:value-type="float" office:value="0.538492954870329" calcext:value-type="float">
            <text:p>0,53849</text:p>
          </table:table-cell>
          <table:table-cell office:value-type="float" office:value="0.589419726614849" calcext:value-type="float">
            <text:p>0,58942</text:p>
          </table:table-cell>
          <table:table-cell office:value-type="float" office:value="0.604934155692616" calcext:value-type="float">
            <text:p>0,60493</text:p>
          </table:table-cell>
          <table:table-cell office:value-type="float" office:value="0.532992565055762" calcext:value-type="float">
            <text:p>0,53299</text:p>
          </table:table-cell>
          <table:table-cell office:value-type="float" office:value="0.45945945945946" calcext:value-type="float">
            <text:p>0,45946</text:p>
          </table:table-cell>
          <table:table-cell office:value-type="float" office:value="0.585788853342313" calcext:value-type="float">
            <text:p>0,58579</text:p>
          </table:table-cell>
          <table:table-cell office:value-type="float" office:value="0.744086855370298" calcext:value-type="float">
            <text:p>0,74409</text:p>
          </table:table-cell>
          <table:table-cell office:value-type="float" office:value="0.753694581280788" calcext:value-type="float">
            <text:p>0,75369</text:p>
          </table:table-cell>
          <table:table-cell office:value-type="float" office:value="0.44954128440367" calcext:value-type="float">
            <text:p>0,44954</text:p>
          </table:table-cell>
          <table:table-cell office:value-type="float" office:value="0.478260869565218" calcext:value-type="float">
            <text:p>0,47826</text:p>
          </table:table-cell>
          <table:table-cell/>
        </table:table-row>
        <table:table-row table:style-name="ro1">
          <table:table-cell table:style-name="ce9" office:value-type="string" calcext:value-type="string">
            <text:p>US12</text:p>
          </table:table-cell>
          <table:table-cell office:value-type="float" office:value="0.680337756332931" calcext:value-type="float">
            <text:p>0,68034</text:p>
          </table:table-cell>
          <table:table-cell office:value-type="float" office:value="0.643231114435303" calcext:value-type="float">
            <text:p>0,64323</text:p>
          </table:table-cell>
          <table:table-cell office:value-type="float" office:value="0.602019678922838" calcext:value-type="float">
            <text:p>0,60202</text:p>
          </table:table-cell>
          <table:table-cell table:number-columns-repeated="2" office:value-type="float" office:value="0.643231114435303" calcext:value-type="float">
            <text:p>0,64323</text:p>
          </table:table-cell>
          <table:table-cell office:value-type="float" office:value="0.793774319066148" calcext:value-type="float">
            <text:p>0,79377</text:p>
          </table:table-cell>
          <table:table-cell office:value-type="float" office:value="0.664556962025317" calcext:value-type="float">
            <text:p>0,66456</text:p>
          </table:table-cell>
          <table:table-cell office:value-type="float" office:value="0.627951499680919" calcext:value-type="float">
            <text:p>0,62795</text:p>
          </table:table-cell>
          <table:table-cell office:value-type="float" office:value="0.63170086035738" calcext:value-type="float">
            <text:p>0,63170</text:p>
          </table:table-cell>
          <table:table-cell office:value-type="float" office:value="0.643231114435303" calcext:value-type="float">
            <text:p>0,64323</text:p>
          </table:table-cell>
          <table:table-cell office:value-type="float" office:value="0.664556962025317" calcext:value-type="float">
            <text:p>0,66456</text:p>
          </table:table-cell>
          <table:table-cell office:value-type="float" office:value="0.643231114435303" calcext:value-type="float">
            <text:p>0,64323</text:p>
          </table:table-cell>
          <table:table-cell/>
        </table:table-row>
        <table:table-row table:style-name="ro1">
          <table:table-cell table:style-name="ce9" office:value-type="string" calcext:value-type="string">
            <text:p>US13</text:p>
          </table:table-cell>
          <table:table-cell office:value-type="float" office:value="0.597982980556902" calcext:value-type="float">
            <text:p>0,59798</text:p>
          </table:table-cell>
          <table:table-cell office:value-type="float" office:value="0.586566169447509" calcext:value-type="float">
            <text:p>0,58657</text:p>
          </table:table-cell>
          <table:table-cell office:value-type="float" office:value="0.611723885261093" calcext:value-type="float">
            <text:p>0,61172</text:p>
          </table:table-cell>
          <table:table-cell office:value-type="float" office:value="0.526268162779875" calcext:value-type="float">
            <text:p>0,52627</text:p>
          </table:table-cell>
          <table:table-cell office:value-type="float" office:value="0.66909457208167" calcext:value-type="float">
            <text:p>0,66909</text:p>
          </table:table-cell>
          <table:table-cell office:value-type="float" office:value="0.644621728051888" calcext:value-type="float">
            <text:p>0,64462</text:p>
          </table:table-cell>
          <table:table-cell office:value-type="float" office:value="0.634204793028323" calcext:value-type="float">
            <text:p>0,63420</text:p>
          </table:table-cell>
          <table:table-cell office:value-type="float" office:value="0.71180884220247" calcext:value-type="float">
            <text:p>0,71181</text:p>
          </table:table-cell>
          <table:table-cell office:value-type="float" office:value="0.495269682740801" calcext:value-type="float">
            <text:p>0,49527</text:p>
          </table:table-cell>
          <table:table-cell office:value-type="float" office:value="0.527908115386184" calcext:value-type="float">
            <text:p>0,52791</text:p>
          </table:table-cell>
          <table:table-cell office:value-type="float" office:value="0.675609575609576" calcext:value-type="float">
            <text:p>0,67561</text:p>
          </table:table-cell>
          <table:table-cell office:value-type="float" office:value="0.605121709062275" calcext:value-type="float">
            <text:p>0,60512</text:p>
          </table:table-cell>
          <table:table-cell/>
        </table:table-row>
        <table:table-row table:style-name="ro1">
          <table:table-cell table:style-name="ce9" office:value-type="string" calcext:value-type="string">
            <text:p>US14</text:p>
          </table:table-cell>
          <table:table-cell office:value-type="float" office:value="0.455445544554455" calcext:value-type="float">
            <text:p>0,45545</text:p>
          </table:table-cell>
          <table:table-cell office:value-type="float" office:value="0.597057398885929" calcext:value-type="float">
            <text:p>0,59706</text:p>
          </table:table-cell>
          <table:table-cell office:value-type="float" office:value="0.495310315679964" calcext:value-type="float">
            <text:p>0,49531</text:p>
          </table:table-cell>
          <table:table-cell office:value-type="float" office:value="0.52079820123665" calcext:value-type="float">
            <text:p>0,52080</text:p>
          </table:table-cell>
          <table:table-cell office:value-type="float" office:value="0.503757266411456" calcext:value-type="float">
            <text:p>0,50376</text:p>
          </table:table-cell>
          <table:table-cell office:value-type="float" office:value="0.52079820123665" calcext:value-type="float">
            <text:p>0,52080</text:p>
          </table:table-cell>
          <table:table-cell office:value-type="float" office:value="0.503757266411456" calcext:value-type="float">
            <text:p>0,50376</text:p>
          </table:table-cell>
          <table:table-cell office:value-type="float" office:value="0.563588556270433" calcext:value-type="float">
            <text:p>0,56359</text:p>
          </table:table-cell>
          <table:table-cell office:value-type="float" office:value="0.529761474085329" calcext:value-type="float">
            <text:p>0,52976</text:p>
          </table:table-cell>
          <table:table-cell office:value-type="float" office:value="0.538259420661369" calcext:value-type="float">
            <text:p>0,53826</text:p>
          </table:table-cell>
          <table:table-cell office:value-type="float" office:value="0.48555668070138" calcext:value-type="float">
            <text:p>0,48556</text:p>
          </table:table-cell>
          <table:table-cell office:value-type="float" office:value="0.52079820123665" calcext:value-type="float">
            <text:p>0,52080</text:p>
          </table:table-cell>
          <table:table-cell/>
        </table:table-row>
        <table:table-row table:style-name="ro1">
          <table:table-cell table:style-name="ce9" office:value-type="string" calcext:value-type="string">
            <text:p>US15</text:p>
          </table:table-cell>
          <table:table-cell office:value-type="float" office:value="0.619207542519103" calcext:value-type="float">
            <text:p>0,61921</text:p>
          </table:table-cell>
          <table:table-cell office:value-type="float" office:value="0.433539073024851" calcext:value-type="float">
            <text:p>0,43354</text:p>
          </table:table-cell>
          <table:table-cell office:value-type="float" office:value="0.51700843234956" calcext:value-type="float">
            <text:p>0,51701</text:p>
          </table:table-cell>
          <table:table-cell office:value-type="float" office:value="0.696428571428571" calcext:value-type="float">
            <text:p>0,69643</text:p>
          </table:table-cell>
          <table:table-cell office:value-type="float" office:value="0.612442980751529" calcext:value-type="float">
            <text:p>0,61244</text:p>
          </table:table-cell>
          <table:table-cell office:value-type="float" office:value="0.510230672714989" calcext:value-type="float">
            <text:p>0,51023</text:p>
          </table:table-cell>
          <table:table-cell office:value-type="float" office:value="0.68279198341396" calcext:value-type="float">
            <text:p>0,68279</text:p>
          </table:table-cell>
          <table:table-cell office:value-type="float" office:value="0.741730161679985" calcext:value-type="float">
            <text:p>0,74173</text:p>
          </table:table-cell>
          <table:table-cell office:value-type="float" office:value="0.785198555956679" calcext:value-type="float">
            <text:p>0,78520</text:p>
          </table:table-cell>
          <table:table-cell office:value-type="float" office:value="0.747774480712166" calcext:value-type="float">
            <text:p>0,74777</text:p>
          </table:table-cell>
          <table:table-cell office:value-type="float" office:value="0.758928571428571" calcext:value-type="float">
            <text:p>0,75893</text:p>
          </table:table-cell>
          <table:table-cell office:value-type="float" office:value="0.771300448430494" calcext:value-type="float">
            <text:p>0,77130</text:p>
          </table:table-cell>
          <table:table-cell/>
        </table:table-row>
        <table:table-row table:style-name="ro1">
          <table:table-cell table:style-name="ce9" office:value-type="string" calcext:value-type="string">
            <text:p>US16</text:p>
          </table:table-cell>
          <table:table-cell office:value-type="float" office:value="0.342105263157895" calcext:value-type="float">
            <text:p>0,34211</text:p>
          </table:table-cell>
          <table:table-cell office:value-type="float" office:value="0.456919060052219" calcext:value-type="float">
            <text:p>0,45692</text:p>
          </table:table-cell>
          <table:table-cell office:value-type="float" office:value="0.639303575566836" calcext:value-type="float">
            <text:p>0,63930</text:p>
          </table:table-cell>
          <table:table-cell office:value-type="float" office:value="0.475639812786298" calcext:value-type="float">
            <text:p>0,47564</text:p>
          </table:table-cell>
          <table:table-cell office:value-type="float" office:value="0.522136351166741" calcext:value-type="float">
            <text:p>0,52214</text:p>
          </table:table-cell>
          <table:table-cell office:value-type="float" office:value="0.551732493336564" calcext:value-type="float">
            <text:p>0,55173</text:p>
          </table:table-cell>
          <table:table-cell office:value-type="float" office:value="0.55003261578604" calcext:value-type="float">
            <text:p>0,55003</text:p>
          </table:table-cell>
          <table:table-cell office:value-type="float" office:value="0.535536833009289" calcext:value-type="float">
            <text:p>0,53554</text:p>
          </table:table-cell>
          <table:table-cell office:value-type="float" office:value="0.53680984940186" calcext:value-type="float">
            <text:p>0,53681</text:p>
          </table:table-cell>
          <table:table-cell office:value-type="float" office:value="0.516621743036837" calcext:value-type="float">
            <text:p>0,51662</text:p>
          </table:table-cell>
          <table:table-cell office:value-type="float" office:value="0.475639812786298" calcext:value-type="float">
            <text:p>0,47564</text:p>
          </table:table-cell>
          <table:table-cell office:value-type="float" office:value="0.539298218656364" calcext:value-type="float">
            <text:p>0,53930</text:p>
          </table:table-cell>
          <table:table-cell/>
        </table:table-row>
        <table:table-row table:style-name="ro1">
          <table:table-cell table:style-name="ce9" office:value-type="string" calcext:value-type="string">
            <text:p>US17</text:p>
          </table:table-cell>
          <table:table-cell office:value-type="float" office:value="0.562003482424638" calcext:value-type="float">
            <text:p>0,56200</text:p>
          </table:table-cell>
          <table:table-cell office:value-type="float" office:value="0.473153934447137" calcext:value-type="float">
            <text:p>0,47315</text:p>
          </table:table-cell>
          <table:table-cell office:value-type="float" office:value="0.569300471185212" calcext:value-type="float">
            <text:p>0,56930</text:p>
          </table:table-cell>
          <table:table-cell office:value-type="float" office:value="0.655117486294613" calcext:value-type="float">
            <text:p>0,65512</text:p>
          </table:table-cell>
          <table:table-cell office:value-type="float" office:value="0.473153934447137" calcext:value-type="float">
            <text:p>0,47315</text:p>
          </table:table-cell>
          <table:table-cell office:value-type="float" office:value="0.540489432703003" calcext:value-type="float">
            <text:p>0,54049</text:p>
          </table:table-cell>
          <table:table-cell office:value-type="float" office:value="0.473153934447137" calcext:value-type="float">
            <text:p>0,47315</text:p>
          </table:table-cell>
          <table:table-cell office:value-type="float" office:value="0.488106206549962" calcext:value-type="float">
            <text:p>0,48811</text:p>
          </table:table-cell>
          <table:table-cell office:value-type="float" office:value="0.562003482424638" calcext:value-type="float">
            <text:p>0,56200</text:p>
          </table:table-cell>
          <table:table-cell office:value-type="float" office:value="0.502976646915301" calcext:value-type="float">
            <text:p>0,50298</text:p>
          </table:table-cell>
          <table:table-cell office:value-type="float" office:value="0.54762516281715" calcext:value-type="float">
            <text:p>0,54763</text:p>
          </table:table-cell>
          <table:table-cell office:value-type="float" office:value="0.488106206549962" calcext:value-type="float">
            <text:p>0,48811</text:p>
          </table:table-cell>
          <table:table-cell/>
        </table:table-row>
        <table:table-row table:style-name="ro1">
          <table:table-cell table:style-name="ce9" office:value-type="string" calcext:value-type="string">
            <text:p>US18</text:p>
          </table:table-cell>
          <table:table-cell office:value-type="float" office:value="0.56114671067201" calcext:value-type="float">
            <text:p>0,56115</text:p>
          </table:table-cell>
          <table:table-cell office:value-type="float" office:value="0.622936773526036" calcext:value-type="float">
            <text:p>0,62294</text:p>
          </table:table-cell>
          <table:table-cell office:value-type="float" office:value="0.450980392156863" calcext:value-type="float">
            <text:p>0,45098</text:p>
          </table:table-cell>
          <table:table-cell office:value-type="float" office:value="0.521451951157366" calcext:value-type="float">
            <text:p>0,52145</text:p>
          </table:table-cell>
          <table:table-cell office:value-type="float" office:value="0.498069081960735" calcext:value-type="float">
            <text:p>0,49807</text:p>
          </table:table-cell>
          <table:table-cell office:value-type="float" office:value="0.587570621468926" calcext:value-type="float">
            <text:p>0,58757</text:p>
          </table:table-cell>
          <table:table-cell office:value-type="float" office:value="0.60439329444532" calcext:value-type="float">
            <text:p>0,60439</text:p>
          </table:table-cell>
          <table:table-cell office:value-type="float" office:value="0.466666666666666" calcext:value-type="float">
            <text:p>0,46667</text:p>
          </table:table-cell>
          <table:table-cell office:value-type="float" office:value="0.579040459871766" calcext:value-type="float">
            <text:p>0,57904</text:p>
          </table:table-cell>
          <table:table-cell office:value-type="float" office:value="0.622936773526036" calcext:value-type="float">
            <text:p>0,62294</text:p>
          </table:table-cell>
          <table:table-cell office:value-type="float" office:value="0.701219512195122" calcext:value-type="float">
            <text:p>0,70122</text:p>
          </table:table-cell>
          <table:table-cell office:value-type="float" office:value="0.582182226577868" calcext:value-type="float">
            <text:p>0,58218</text:p>
          </table:table-cell>
          <table:table-cell/>
        </table:table-row>
        <table:table-row table:style-name="ro1">
          <table:table-cell table:style-name="ce9" office:value-type="string" calcext:value-type="string">
            <text:p>US19</text:p>
          </table:table-cell>
          <table:table-cell office:value-type="float" office:value="0.702559150169" calcext:value-type="float">
            <text:p>0,70256</text:p>
          </table:table-cell>
          <table:table-cell office:value-type="float" office:value="0.530726256983241" calcext:value-type="float">
            <text:p>0,53073</text:p>
          </table:table-cell>
          <table:table-cell office:value-type="float" office:value="0.672514619883041" calcext:value-type="float">
            <text:p>0,67251</text:p>
          </table:table-cell>
          <table:table-cell office:value-type="float" office:value="0.662650602409638" calcext:value-type="float">
            <text:p>0,66265</text:p>
          </table:table-cell>
          <table:table-cell office:value-type="float" office:value="0.510416666666667" calcext:value-type="float">
            <text:p>0,51042</text:p>
          </table:table-cell>
          <table:table-cell office:value-type="float" office:value="0.5" calcext:value-type="float">
            <text:p>0,50000</text:p>
          </table:table-cell>
          <table:table-cell office:value-type="float" office:value="0.515547371712469" calcext:value-type="float">
            <text:p>0,51555</text:p>
          </table:table-cell>
          <table:table-cell office:value-type="float" office:value="0.555971779983768" calcext:value-type="float">
            <text:p>0,55597</text:p>
          </table:table-cell>
          <table:table-cell office:value-type="float" office:value="0.664536741214057" calcext:value-type="float">
            <text:p>0,66454</text:p>
          </table:table-cell>
          <table:table-cell office:value-type="float" office:value="0.645796762239127" calcext:value-type="float">
            <text:p>0,64580</text:p>
          </table:table-cell>
          <table:table-cell office:value-type="float" office:value="0.535746532052861" calcext:value-type="float">
            <text:p>0,53575</text:p>
          </table:table-cell>
          <table:table-cell office:value-type="float" office:value="0.540766021994691" calcext:value-type="float">
            <text:p>0,54077</text:p>
          </table:table-cell>
          <table:table-cell/>
        </table:table-row>
        <table:table-row table:style-name="ro1">
          <table:table-cell table:style-name="ce9" office:value-type="string" calcext:value-type="string">
            <text:p>US2</text:p>
          </table:table-cell>
          <table:table-cell table:number-columns-repeated="12" office:value-type="float" office:value="1" calcext:value-type="float">
            <text:p>1,00000</text:p>
          </table:table-cell>
          <table:table-cell/>
        </table:table-row>
        <table:table-row table:style-name="ro1">
          <table:table-cell table:style-name="ce9" office:value-type="string" calcext:value-type="string">
            <text:p>US20</text:p>
          </table:table-cell>
          <table:table-cell office:value-type="float" office:value="0.553044475447608" calcext:value-type="float">
            <text:p>0,55304</text:p>
          </table:table-cell>
          <table:table-cell office:value-type="float" office:value="0.57202503222081" calcext:value-type="float">
            <text:p>0,57203</text:p>
          </table:table-cell>
          <table:table-cell office:value-type="float" office:value="0.510831479731891" calcext:value-type="float">
            <text:p>0,51083</text:p>
          </table:table-cell>
          <table:table-cell office:value-type="float" office:value="0.553044475447608" calcext:value-type="float">
            <text:p>0,55304</text:p>
          </table:table-cell>
          <table:table-cell office:value-type="float" office:value="0.433994638280476" calcext:value-type="float">
            <text:p>0,43399</text:p>
          </table:table-cell>
          <table:table-cell office:value-type="float" office:value="0.44338689947551" calcext:value-type="float">
            <text:p>0,44339</text:p>
          </table:table-cell>
          <table:table-cell office:value-type="float" office:value="0.591763324162003" calcext:value-type="float">
            <text:p>0,59176</text:p>
          </table:table-cell>
          <table:table-cell office:value-type="float" office:value="0.53001025317454" calcext:value-type="float">
            <text:p>0,53001</text:p>
          </table:table-cell>
          <table:table-cell office:value-type="float" office:value="0.612638299434998" calcext:value-type="float">
            <text:p>0,61264</text:p>
          </table:table-cell>
          <table:table-cell office:value-type="float" office:value="0.60203512115437" calcext:value-type="float">
            <text:p>0,60204</text:p>
          </table:table-cell>
          <table:table-cell office:value-type="float" office:value="0.655926126679162" calcext:value-type="float">
            <text:p>0,65593</text:p>
          </table:table-cell>
          <table:table-cell office:value-type="float" office:value="0.635152505990415" calcext:value-type="float">
            <text:p>0,63515</text:p>
          </table:table-cell>
          <table:table-cell/>
        </table:table-row>
        <table:table-row table:style-name="ro1">
          <table:table-cell table:style-name="ce9" office:value-type="string" calcext:value-type="string">
            <text:p>US21</text:p>
          </table:table-cell>
          <table:table-cell office:value-type="float" office:value="0.646464646464646" calcext:value-type="float">
            <text:p>0,64646</text:p>
          </table:table-cell>
          <table:table-cell office:value-type="float" office:value="0.640933572710952" calcext:value-type="float">
            <text:p>0,64093</text:p>
          </table:table-cell>
          <table:table-cell office:value-type="float" office:value="0.791666666666667" calcext:value-type="float">
            <text:p>0,79167</text:p>
          </table:table-cell>
          <table:table-cell office:value-type="float" office:value="0.635535307517084" calcext:value-type="float">
            <text:p>0,63554</text:p>
          </table:table-cell>
          <table:table-cell table:number-columns-repeated="2" office:value-type="float" office:value="0.652173913043478" calcext:value-type="float">
            <text:p>0,65217</text:p>
          </table:table-cell>
          <table:table-cell office:value-type="float" office:value="0.695321001088139" calcext:value-type="float">
            <text:p>0,69532</text:p>
          </table:table-cell>
          <table:table-cell office:value-type="float" office:value="0.664378337147216" calcext:value-type="float">
            <text:p>0,66438</text:p>
          </table:table-cell>
          <table:table-cell office:value-type="float" office:value="0.619809904952476" calcext:value-type="float">
            <text:p>0,61981</text:p>
          </table:table-cell>
          <table:table-cell office:value-type="float" office:value="0.625" calcext:value-type="float">
            <text:p>0,62500</text:p>
          </table:table-cell>
          <table:table-cell office:value-type="float" office:value="0.640933572710952" calcext:value-type="float">
            <text:p>0,64093</text:p>
          </table:table-cell>
          <table:table-cell office:value-type="float" office:value="0.791666666666667" calcext:value-type="float">
            <text:p>0,79167</text:p>
          </table:table-cell>
          <table:table-cell/>
        </table:table-row>
        <table:table-row table:style-name="ro1">
          <table:table-cell table:style-name="ce9" office:value-type="string" calcext:value-type="string">
            <text:p>US22</text:p>
          </table:table-cell>
          <table:table-cell office:value-type="float" office:value="0.425287356321839" calcext:value-type="float">
            <text:p>0,42529</text:p>
          </table:table-cell>
          <table:table-cell office:value-type="float" office:value="0.485789416807752" calcext:value-type="float">
            <text:p>0,48579</text:p>
          </table:table-cell>
          <table:table-cell office:value-type="float" office:value="0.556207878829986" calcext:value-type="float">
            <text:p>0,55621</text:p>
          </table:table-cell>
          <table:table-cell office:value-type="float" office:value="0.617309924550203" calcext:value-type="float">
            <text:p>0,61731</text:p>
          </table:table-cell>
          <table:table-cell office:value-type="float" office:value="0.584026622296173" calcext:value-type="float">
            <text:p>0,58403</text:p>
          </table:table-cell>
          <table:table-cell office:value-type="float" office:value="0.520923618634886" calcext:value-type="float">
            <text:p>0,52092</text:p>
          </table:table-cell>
          <table:table-cell office:value-type="float" office:value="0.468085106382978" calcext:value-type="float">
            <text:p>0,46809</text:p>
          </table:table-cell>
          <table:table-cell office:value-type="float" office:value="0.559742647058823" calcext:value-type="float">
            <text:p>0,55974</text:p>
          </table:table-cell>
          <table:table-cell office:value-type="float" office:value="0.571222242282" calcext:value-type="float">
            <text:p>0,57122</text:p>
          </table:table-cell>
          <table:table-cell office:value-type="float" office:value="0.647260273972603" calcext:value-type="float">
            <text:p>0,64726</text:p>
          </table:table-cell>
          <table:table-cell office:value-type="float" office:value="0.548977911922075" calcext:value-type="float">
            <text:p>0,54898</text:p>
          </table:table-cell>
          <table:table-cell office:value-type="float" office:value="0.556207878829986" calcext:value-type="float">
            <text:p>0,55621</text:p>
          </table:table-cell>
          <table:table-cell/>
        </table:table-row>
        <table:table-row table:style-name="ro1">
          <table:table-cell table:style-name="ce9" office:value-type="string" calcext:value-type="string">
            <text:p>US23</text:p>
          </table:table-cell>
          <table:table-cell office:value-type="float" office:value="0.661685525899052" calcext:value-type="float">
            <text:p>0,66169</text:p>
          </table:table-cell>
          <table:table-cell office:value-type="float" office:value="0.634666859581856" calcext:value-type="float">
            <text:p>0,63467</text:p>
          </table:table-cell>
          <table:table-cell office:value-type="float" office:value="0.786780383795309" calcext:value-type="float">
            <text:p>0,78678</text:p>
          </table:table-cell>
          <table:table-cell office:value-type="float" office:value="0.53921568627451" calcext:value-type="float">
            <text:p>0,53922</text:p>
          </table:table-cell>
          <table:table-cell office:value-type="float" office:value="0.615384615384615" calcext:value-type="float">
            <text:p>0,61538</text:p>
          </table:table-cell>
          <table:table-cell office:value-type="float" office:value="0.467533691452267" calcext:value-type="float">
            <text:p>0,46753</text:p>
          </table:table-cell>
          <table:table-cell office:value-type="float" office:value="0.689393939393939" calcext:value-type="float">
            <text:p>0,68939</text:p>
          </table:table-cell>
          <table:table-cell office:value-type="float" office:value="0.661685525899052" calcext:value-type="float">
            <text:p>0,66169</text:p>
          </table:table-cell>
          <table:table-cell office:value-type="float" office:value="0.598076036107268" calcext:value-type="float">
            <text:p>0,59808</text:p>
          </table:table-cell>
          <table:table-cell table:number-columns-repeated="2" office:value-type="float" office:value="0.679601281594874" calcext:value-type="float">
            <text:p>0,67960</text:p>
          </table:table-cell>
          <table:table-cell office:value-type="float" office:value="0.661685525899052" calcext:value-type="float">
            <text:p>0,66169</text:p>
          </table:table-cell>
          <table:table-cell/>
        </table:table-row>
        <table:table-row table:style-name="ro1">
          <table:table-cell table:style-name="ce9" office:value-type="string" calcext:value-type="string">
            <text:p>US24</text:p>
          </table:table-cell>
          <table:table-cell office:value-type="float" office:value="0.599111086723916" calcext:value-type="float">
            <text:p>0,59911</text:p>
          </table:table-cell>
          <table:table-cell office:value-type="float" office:value="0.569189431258397" calcext:value-type="float">
            <text:p>0,56919</text:p>
          </table:table-cell>
          <table:table-cell office:value-type="float" office:value="0.422222222222222" calcext:value-type="float">
            <text:p>0,42222</text:p>
          </table:table-cell>
          <table:table-cell office:value-type="float" office:value="0.609002211525953" calcext:value-type="float">
            <text:p>0,60900</text:p>
          </table:table-cell>
          <table:table-cell office:value-type="float" office:value="0.602495543672015" calcext:value-type="float">
            <text:p>0,60250</text:p>
          </table:table-cell>
          <table:table-cell office:value-type="float" office:value="0.668579668348955" calcext:value-type="float">
            <text:p>0,66858</text:p>
          </table:table-cell>
          <table:table-cell office:value-type="float" office:value="0.388235294117647" calcext:value-type="float">
            <text:p>0,38824</text:p>
          </table:table-cell>
          <table:table-cell office:value-type="float" office:value="0.474973147153598" calcext:value-type="float">
            <text:p>0,47497</text:p>
          </table:table-cell>
          <table:table-cell office:value-type="float" office:value="0.487979069438552" calcext:value-type="float">
            <text:p>0,48798</text:p>
          </table:table-cell>
          <table:table-cell office:value-type="float" office:value="0.531316834708219" calcext:value-type="float">
            <text:p>0,53132</text:p>
          </table:table-cell>
          <table:table-cell office:value-type="float" office:value="0.519306863146405" calcext:value-type="float">
            <text:p>0,51931</text:p>
          </table:table-cell>
          <table:table-cell office:value-type="float" office:value="0.599111086723916" calcext:value-type="float">
            <text:p>0,59911</text:p>
          </table:table-cell>
          <table:table-cell/>
        </table:table-row>
        <table:table-row table:style-name="ro1">
          <table:table-cell table:style-name="ce9" office:value-type="string" calcext:value-type="string">
            <text:p>US25</text:p>
          </table:table-cell>
          <table:table-cell office:value-type="float" office:value="0.515252836426478" calcext:value-type="float">
            <text:p>0,51525</text:p>
          </table:table-cell>
          <table:table-cell office:value-type="float" office:value="0.576337982857274" calcext:value-type="float">
            <text:p>0,57634</text:p>
          </table:table-cell>
          <table:table-cell office:value-type="float" office:value="0.555398744007023" calcext:value-type="float">
            <text:p>0,55540</text:p>
          </table:table-cell>
          <table:table-cell office:value-type="float" office:value="0.615366651097618" calcext:value-type="float">
            <text:p>0,61537</text:p>
          </table:table-cell>
          <table:table-cell office:value-type="float" office:value="0.506036263484049" calcext:value-type="float">
            <text:p>0,50604</text:p>
          </table:table-cell>
          <table:table-cell office:value-type="float" office:value="0.514278137017074" calcext:value-type="float">
            <text:p>0,51428</text:p>
          </table:table-cell>
          <table:table-cell office:value-type="float" office:value="0.413793103448276" calcext:value-type="float">
            <text:p>0,41379</text:p>
          </table:table-cell>
          <table:table-cell office:value-type="float" office:value="0.426966292134831" calcext:value-type="float">
            <text:p>0,42697</text:p>
          </table:table-cell>
          <table:table-cell office:value-type="float" office:value="0.534947484995713" calcext:value-type="float">
            <text:p>0,53495</text:p>
          </table:table-cell>
          <table:table-cell office:value-type="float" office:value="0.514911463187325" calcext:value-type="float">
            <text:p>0,51491</text:p>
          </table:table-cell>
          <table:table-cell office:value-type="float" office:value="0.426966292134831" calcext:value-type="float">
            <text:p>0,42697</text:p>
          </table:table-cell>
          <table:table-cell office:value-type="float" office:value="0.433333333333333" calcext:value-type="float">
            <text:p>0,43333</text:p>
          </table:table-cell>
          <table:table-cell/>
        </table:table-row>
        <table:table-row table:style-name="ro1">
          <table:table-cell table:style-name="ce9" office:value-type="string" calcext:value-type="string">
            <text:p>US26</text:p>
          </table:table-cell>
          <table:table-cell office:value-type="float" office:value="0.575384615384616" calcext:value-type="float">
            <text:p>0,57538</text:p>
          </table:table-cell>
          <table:table-cell office:value-type="float" office:value="0.569595645412131" calcext:value-type="float">
            <text:p>0,56960</text:p>
          </table:table-cell>
          <table:table-cell office:value-type="float" office:value="0.448979591836735" calcext:value-type="float">
            <text:p>0,44898</text:p>
          </table:table-cell>
          <table:table-cell office:value-type="float" office:value="0.569595645412131" calcext:value-type="float">
            <text:p>0,56960</text:p>
          </table:table-cell>
          <table:table-cell office:value-type="float" office:value="0.510861948142957" calcext:value-type="float">
            <text:p>0,51086</text:p>
          </table:table-cell>
          <table:table-cell office:value-type="float" office:value="0.46" calcext:value-type="float">
            <text:p>0,46000</text:p>
          </table:table-cell>
          <table:table-cell office:value-type="float" office:value="0.516211604095563" calcext:value-type="float">
            <text:p>0,51621</text:p>
          </table:table-cell>
          <table:table-cell office:value-type="float" office:value="0.48886658891812" calcext:value-type="float">
            <text:p>0,48887</text:p>
          </table:table-cell>
          <table:table-cell office:value-type="float" office:value="0.465346534653466" calcext:value-type="float">
            <text:p>0,46535</text:p>
          </table:table-cell>
          <table:table-cell office:value-type="float" office:value="0.676129548180728" calcext:value-type="float">
            <text:p>0,67613</text:p>
          </table:table-cell>
          <table:table-cell office:value-type="float" office:value="0.547815533980583" calcext:value-type="float">
            <text:p>0,54782</text:p>
          </table:table-cell>
          <table:table-cell office:value-type="float" office:value="0.494471153846154" calcext:value-type="float">
            <text:p>0,49447</text:p>
          </table:table-cell>
          <table:table-cell/>
        </table:table-row>
        <table:table-row table:style-name="ro1">
          <table:table-cell table:style-name="ce9" office:value-type="string" calcext:value-type="string">
            <text:p>US27</text:p>
          </table:table-cell>
          <table:table-cell office:value-type="float" office:value="0.562457536639814" calcext:value-type="float">
            <text:p>0,56246</text:p>
          </table:table-cell>
          <table:table-cell office:value-type="float" office:value="0.681276297335204" calcext:value-type="float">
            <text:p>0,68128</text:p>
          </table:table-cell>
          <table:table-cell office:value-type="float" office:value="0.523420437247678" calcext:value-type="float">
            <text:p>0,52342</text:p>
          </table:table-cell>
          <table:table-cell table:number-columns-repeated="2" office:value-type="float" office:value="0.654788190571578" calcext:value-type="float">
            <text:p>0,65479</text:p>
          </table:table-cell>
          <table:table-cell office:value-type="float" office:value="0.66755068172204" calcext:value-type="float">
            <text:p>0,66755</text:p>
          </table:table-cell>
          <table:table-cell office:value-type="float" office:value="0.53307922679009" calcext:value-type="float">
            <text:p>0,53308</text:p>
          </table:table-cell>
          <table:table-cell office:value-type="float" office:value="0.523420437247678" calcext:value-type="float">
            <text:p>0,52342</text:p>
          </table:table-cell>
          <table:table-cell office:value-type="float" office:value="0.523572422715779" calcext:value-type="float">
            <text:p>0,52357</text:p>
          </table:table-cell>
          <table:table-cell office:value-type="float" office:value="0.53307922679009" calcext:value-type="float">
            <text:p>0,53308</text:p>
          </table:table-cell>
          <table:table-cell table:number-columns-repeated="2" office:value-type="float" office:value="0.455555555555556" calcext:value-type="float">
            <text:p>0,45556</text:p>
          </table:table-cell>
          <table:table-cell/>
        </table:table-row>
        <table:table-row table:style-name="ro1">
          <table:table-cell table:style-name="ce9" office:value-type="string" calcext:value-type="string">
            <text:p>US28</text:p>
          </table:table-cell>
          <table:table-cell office:value-type="float" office:value="0.573839662447257" calcext:value-type="float">
            <text:p>0,57384</text:p>
          </table:table-cell>
          <table:table-cell office:value-type="float" office:value="0.46236559139785" calcext:value-type="float">
            <text:p>0,46237</text:p>
          </table:table-cell>
          <table:table-cell office:value-type="float" office:value="0.541141701664333" calcext:value-type="float">
            <text:p>0,54114</text:p>
          </table:table-cell>
          <table:table-cell office:value-type="float" office:value="0.548726953467954" calcext:value-type="float">
            <text:p>0,54873</text:p>
          </table:table-cell>
          <table:table-cell table:number-columns-repeated="2" office:value-type="float" office:value="0.627007206979391" calcext:value-type="float">
            <text:p>0,62701</text:p>
          </table:table-cell>
          <table:table-cell office:value-type="float" office:value="0.573839662447257" calcext:value-type="float">
            <text:p>0,57384</text:p>
          </table:table-cell>
          <table:table-cell office:value-type="float" office:value="0.614674125146351" calcext:value-type="float">
            <text:p>0,61467</text:p>
          </table:table-cell>
          <table:table-cell office:value-type="float" office:value="0.532268236283372" calcext:value-type="float">
            <text:p>0,53227</text:p>
          </table:table-cell>
          <table:table-cell office:value-type="float" office:value="0.484258897145092" calcext:value-type="float">
            <text:p>0,48426</text:p>
          </table:table-cell>
          <table:table-cell office:value-type="float" office:value="0.557170131523123" calcext:value-type="float">
            <text:p>0,55717</text:p>
          </table:table-cell>
          <table:table-cell office:value-type="float" office:value="0.679156908665106" calcext:value-type="float">
            <text:p>0,67916</text:p>
          </table:table-cell>
          <table:table-cell/>
        </table:table-row>
        <table:table-row table:style-name="ro1">
          <table:table-cell table:style-name="ce9" office:value-type="string" calcext:value-type="string">
            <text:p>US29</text:p>
          </table:table-cell>
          <table:table-cell office:value-type="float" office:value="0.597423510466989" calcext:value-type="float">
            <text:p>0,59742</text:p>
          </table:table-cell>
          <table:table-cell office:value-type="float" office:value="0.624719416386083" calcext:value-type="float">
            <text:p>0,62472</text:p>
          </table:table-cell>
          <table:table-cell office:value-type="float" office:value="0.600052452137425" calcext:value-type="float">
            <text:p>0,60005</text:p>
          </table:table-cell>
          <table:table-cell office:value-type="float" office:value="0.679601281594874" calcext:value-type="float">
            <text:p>0,67960</text:p>
          </table:table-cell>
          <table:table-cell office:value-type="float" office:value="0.661685525899052" calcext:value-type="float">
            <text:p>0,66169</text:p>
          </table:table-cell>
          <table:table-cell office:value-type="float" office:value="0.566724436741768" calcext:value-type="float">
            <text:p>0,56672</text:p>
          </table:table-cell>
          <table:table-cell office:value-type="float" office:value="0.701751913954253" calcext:value-type="float">
            <text:p>0,70175</text:p>
          </table:table-cell>
          <table:table-cell office:value-type="float" office:value="0.610516066212268" calcext:value-type="float">
            <text:p>0,61052</text:p>
          </table:table-cell>
          <table:table-cell office:value-type="float" office:value="0.598076036107268" calcext:value-type="float">
            <text:p>0,59808</text:p>
          </table:table-cell>
          <table:table-cell office:value-type="float" office:value="0.711316397228637" calcext:value-type="float">
            <text:p>0,71132</text:p>
          </table:table-cell>
          <table:table-cell office:value-type="float" office:value="0.57429718875502" calcext:value-type="float">
            <text:p>0,57430</text:p>
          </table:table-cell>
          <table:table-cell office:value-type="float" office:value="0.450549450549451" calcext:value-type="float">
            <text:p>0,45055</text:p>
          </table:table-cell>
          <table:table-cell/>
        </table:table-row>
        <table:table-row table:style-name="ro1">
          <table:table-cell table:style-name="ce9" office:value-type="string" calcext:value-type="string">
            <text:p>US3</text:p>
          </table:table-cell>
          <table:table-cell office:value-type="float" office:value="0.580221139720096" calcext:value-type="float">
            <text:p>0,58022</text:p>
          </table:table-cell>
          <table:table-cell office:value-type="float" office:value="0.681739130434782" calcext:value-type="float">
            <text:p>0,68174</text:p>
          </table:table-cell>
          <table:table-cell office:value-type="float" office:value="0.589882595909938" calcext:value-type="float">
            <text:p>0,58988</text:p>
          </table:table-cell>
          <table:table-cell office:value-type="float" office:value="0.570762069949722" calcext:value-type="float">
            <text:p>0,57076</text:p>
          </table:table-cell>
          <table:table-cell office:value-type="float" office:value="0.491292464147445" calcext:value-type="float">
            <text:p>0,49129</text:p>
          </table:table-cell>
          <table:table-cell office:value-type="float" office:value="0.517475252667666" calcext:value-type="float">
            <text:p>0,51748</text:p>
          </table:table-cell>
          <table:table-cell office:value-type="float" office:value="0.589882595909938" calcext:value-type="float">
            <text:p>0,58988</text:p>
          </table:table-cell>
          <table:table-cell office:value-type="float" office:value="0.594829985290192" calcext:value-type="float">
            <text:p>0,59483</text:p>
          </table:table-cell>
          <table:table-cell office:value-type="float" office:value="0.450450450450451" calcext:value-type="float">
            <text:p>0,45045</text:p>
          </table:table-cell>
          <table:table-cell office:value-type="float" office:value="0.621730509352228" calcext:value-type="float">
            <text:p>0,62173</text:p>
          </table:table-cell>
          <table:table-cell office:value-type="float" office:value="0.589882595909938" calcext:value-type="float">
            <text:p>0,58988</text:p>
          </table:table-cell>
          <table:table-cell office:value-type="float" office:value="0.6050650661222" calcext:value-type="float">
            <text:p>0,60507</text:p>
          </table:table-cell>
          <table:table-cell/>
        </table:table-row>
        <table:table-row table:style-name="ro1">
          <table:table-cell table:style-name="ce9" office:value-type="string" calcext:value-type="string">
            <text:p>US30</text:p>
          </table:table-cell>
          <table:table-cell office:value-type="float" office:value="0.487592568533195" calcext:value-type="float">
            <text:p>0,48759</text:p>
          </table:table-cell>
          <table:table-cell office:value-type="float" office:value="0.553301041229642" calcext:value-type="float">
            <text:p>0,55330</text:p>
          </table:table-cell>
          <table:table-cell office:value-type="float" office:value="0.505652351566838" calcext:value-type="float">
            <text:p>0,50565</text:p>
          </table:table-cell>
          <table:table-cell office:value-type="float" office:value="0.384615384615384" calcext:value-type="float">
            <text:p>0,38462</text:p>
          </table:table-cell>
          <table:table-cell office:value-type="float" office:value="0.511416781292985" calcext:value-type="float">
            <text:p>0,51142</text:p>
          </table:table-cell>
          <table:table-cell office:value-type="float" office:value="0.570907048581859" calcext:value-type="float">
            <text:p>0,57091</text:p>
          </table:table-cell>
          <table:table-cell office:value-type="float" office:value="0.505652351566838" calcext:value-type="float">
            <text:p>0,50565</text:p>
          </table:table-cell>
          <table:table-cell office:value-type="float" office:value="0.532319391634981" calcext:value-type="float">
            <text:p>0,53232</text:p>
          </table:table-cell>
          <table:table-cell office:value-type="float" office:value="0.738377685155498" calcext:value-type="float">
            <text:p>0,73838</text:p>
          </table:table-cell>
          <table:table-cell office:value-type="float" office:value="0.673316026779615" calcext:value-type="float">
            <text:p>0,67332</text:p>
          </table:table-cell>
          <table:table-cell office:value-type="float" office:value="0.68681450644464" calcext:value-type="float">
            <text:p>0,68681</text:p>
          </table:table-cell>
          <table:table-cell office:value-type="float" office:value="0.671743392675085" calcext:value-type="float">
            <text:p>0,67174</text:p>
          </table:table-cell>
          <table:table-cell/>
        </table:table-row>
        <table:table-row table:style-name="ro1">
          <table:table-cell table:style-name="ce9" office:value-type="string" calcext:value-type="string">
            <text:p>US4</text:p>
          </table:table-cell>
          <table:table-cell office:value-type="float" office:value="0.616581626177239" calcext:value-type="float">
            <text:p>0,61658</text:p>
          </table:table-cell>
          <table:table-cell table:number-columns-repeated="2" office:value-type="float" office:value="0.555025830729" calcext:value-type="float">
            <text:p>0,55503</text:p>
          </table:table-cell>
          <table:table-cell office:value-type="float" office:value="0.568797004756256" calcext:value-type="float">
            <text:p>0,56880</text:p>
          </table:table-cell>
          <table:table-cell office:value-type="float" office:value="0.522421736935117" calcext:value-type="float">
            <text:p>0,52242</text:p>
          </table:table-cell>
          <table:table-cell office:value-type="float" office:value="0.503216109638633" calcext:value-type="float">
            <text:p>0,50322</text:p>
          </table:table-cell>
          <table:table-cell office:value-type="float" office:value="0.528834053441839" calcext:value-type="float">
            <text:p>0,52883</text:p>
          </table:table-cell>
          <table:table-cell office:value-type="float" office:value="0.555025830729" calcext:value-type="float">
            <text:p>0,55503</text:p>
          </table:table-cell>
          <table:table-cell office:value-type="float" office:value="0.528834053441839" calcext:value-type="float">
            <text:p>0,52883</text:p>
          </table:table-cell>
          <table:table-cell office:value-type="float" office:value="0.535279690595227" calcext:value-type="float">
            <text:p>0,53528</text:p>
          </table:table-cell>
          <table:table-cell office:value-type="float" office:value="0.616581626177239" calcext:value-type="float">
            <text:p>0,61658</text:p>
          </table:table-cell>
          <table:table-cell office:value-type="float" office:value="0.662215334097632" calcext:value-type="float">
            <text:p>0,66222</text:p>
          </table:table-cell>
          <table:table-cell/>
        </table:table-row>
        <table:table-row table:style-name="ro1">
          <table:table-cell table:style-name="ce9" office:value-type="string" calcext:value-type="string">
            <text:p>US5</text:p>
          </table:table-cell>
          <table:table-cell office:value-type="float" office:value="0.567507418397626" calcext:value-type="float">
            <text:p>0,56751</text:p>
          </table:table-cell>
          <table:table-cell office:value-type="float" office:value="0.478833333333333" calcext:value-type="float">
            <text:p>0,47883</text:p>
          </table:table-cell>
          <table:table-cell office:value-type="float" office:value="0.50790303030303" calcext:value-type="float">
            <text:p>0,50790</text:p>
          </table:table-cell>
          <table:table-cell office:value-type="float" office:value="0.525285315639876" calcext:value-type="float">
            <text:p>0,52529</text:p>
          </table:table-cell>
          <table:table-cell office:value-type="float" office:value="0.575877538878743" calcext:value-type="float">
            <text:p>0,57588</text:p>
          </table:table-cell>
          <table:table-cell office:value-type="float" office:value="0.495794027039537" calcext:value-type="float">
            <text:p>0,49579</text:p>
          </table:table-cell>
          <table:table-cell office:value-type="float" office:value="0.546556623737832" calcext:value-type="float">
            <text:p>0,54656</text:p>
          </table:table-cell>
          <table:table-cell office:value-type="float" office:value="0.559218267976975" calcext:value-type="float">
            <text:p>0,55922</text:p>
          </table:table-cell>
          <table:table-cell office:value-type="float" office:value="0.555323337876722" calcext:value-type="float">
            <text:p>0,55532</text:p>
          </table:table-cell>
          <table:table-cell office:value-type="float" office:value="0.584361948955916" calcext:value-type="float">
            <text:p>0,58436</text:p>
          </table:table-cell>
          <table:table-cell office:value-type="float" office:value="0.558333333333333" calcext:value-type="float">
            <text:p>0,55833</text:p>
          </table:table-cell>
          <table:table-cell office:value-type="float" office:value="0.573493050756354" calcext:value-type="float">
            <text:p>0,57349</text:p>
          </table:table-cell>
          <table:table-cell/>
        </table:table-row>
        <table:table-row table:style-name="ro1">
          <table:table-cell table:style-name="ce9" office:value-type="string" calcext:value-type="string">
            <text:p>US6</text:p>
          </table:table-cell>
          <table:table-cell office:value-type="float" office:value="0.570613796849538" calcext:value-type="float">
            <text:p>0,57061</text:p>
          </table:table-cell>
          <table:table-cell office:value-type="float" office:value="0.438622594249749" calcext:value-type="float">
            <text:p>0,43862</text:p>
          </table:table-cell>
          <table:table-cell office:value-type="float" office:value="0.733106054025884" calcext:value-type="float">
            <text:p>0,73311</text:p>
          </table:table-cell>
          <table:table-cell office:value-type="float" office:value="0.626283442756123" calcext:value-type="float">
            <text:p>0,62628</text:p>
          </table:table-cell>
          <table:table-cell office:value-type="float" office:value="0.565801756326925" calcext:value-type="float">
            <text:p>0,56580</text:p>
          </table:table-cell>
          <table:table-cell office:value-type="float" office:value="0.392857142857143" calcext:value-type="float">
            <text:p>0,39286</text:p>
          </table:table-cell>
          <table:table-cell office:value-type="float" office:value="0.510551334221614" calcext:value-type="float">
            <text:p>0,51055</text:p>
          </table:table-cell>
          <table:table-cell office:value-type="float" office:value="0.568144766873165" calcext:value-type="float">
            <text:p>0,56814</text:p>
          </table:table-cell>
          <table:table-cell office:value-type="float" office:value="0.613220573006559" calcext:value-type="float">
            <text:p>0,61322</text:p>
          </table:table-cell>
          <table:table-cell office:value-type="float" office:value="0.587307228729487" calcext:value-type="float">
            <text:p>0,58731</text:p>
          </table:table-cell>
          <table:table-cell office:value-type="float" office:value="0.550241248664227" calcext:value-type="float">
            <text:p>0,55024</text:p>
          </table:table-cell>
          <table:table-cell office:value-type="float" office:value="0.619032694481218" calcext:value-type="float">
            <text:p>0,61903</text:p>
          </table:table-cell>
          <table:table-cell/>
        </table:table-row>
        <table:table-row table:style-name="ro1">
          <table:table-cell table:style-name="ce9" office:value-type="string" calcext:value-type="string">
            <text:p>US7</text:p>
          </table:table-cell>
          <table:table-cell office:value-type="float" office:value="0.597047110859266" calcext:value-type="float">
            <text:p>0,59705</text:p>
          </table:table-cell>
          <table:table-cell office:value-type="float" office:value="0.526846327916067" calcext:value-type="float">
            <text:p>0,52685</text:p>
          </table:table-cell>
          <table:table-cell office:value-type="float" office:value="0.662104022980897" calcext:value-type="float">
            <text:p>0,66210</text:p>
          </table:table-cell>
          <table:table-cell office:value-type="float" office:value="0.58006718924972" calcext:value-type="float">
            <text:p>0,58007</text:p>
          </table:table-cell>
          <table:table-cell office:value-type="float" office:value="0.425287356321839" calcext:value-type="float">
            <text:p>0,42529</text:p>
          </table:table-cell>
          <table:table-cell office:value-type="float" office:value="0.555975549000846" calcext:value-type="float">
            <text:p>0,55598</text:p>
          </table:table-cell>
          <table:table-cell office:value-type="float" office:value="0.502166114004617" calcext:value-type="float">
            <text:p>0,50217</text:p>
          </table:table-cell>
          <table:table-cell office:value-type="float" office:value="0.555221611911424" calcext:value-type="float">
            <text:p>0,55522</text:p>
          </table:table-cell>
          <table:table-cell office:value-type="float" office:value="0.631828009627544" calcext:value-type="float">
            <text:p>0,63183</text:p>
          </table:table-cell>
          <table:table-cell office:value-type="float" office:value="0.542080442865262" calcext:value-type="float">
            <text:p>0,54208</text:p>
          </table:table-cell>
          <table:table-cell office:value-type="float" office:value="0.651663912381323" calcext:value-type="float">
            <text:p>0,65166</text:p>
          </table:table-cell>
          <table:table-cell office:value-type="float" office:value="0.663354686887175" calcext:value-type="float">
            <text:p>0,66335</text:p>
          </table:table-cell>
          <table:table-cell/>
        </table:table-row>
        <table:table-row table:style-name="ro1">
          <table:table-cell table:style-name="ce9" office:value-type="string" calcext:value-type="string">
            <text:p>US8</text:p>
          </table:table-cell>
          <table:table-cell office:value-type="float" office:value="0.598890803503006" calcext:value-type="float">
            <text:p>0,59889</text:p>
          </table:table-cell>
          <table:table-cell office:value-type="float" office:value="0.522047015279201" calcext:value-type="float">
            <text:p>0,52205</text:p>
          </table:table-cell>
          <table:table-cell office:value-type="float" office:value="0.59053174781243" calcext:value-type="float">
            <text:p>0,59053</text:p>
          </table:table-cell>
          <table:table-cell office:value-type="float" office:value="0.547584187408492" calcext:value-type="float">
            <text:p>0,54758</text:p>
          </table:table-cell>
          <table:table-cell office:value-type="float" office:value="0.579088471849866" calcext:value-type="float">
            <text:p>0,57909</text:p>
          </table:table-cell>
          <table:table-cell office:value-type="float" office:value="0.475639812786298" calcext:value-type="float">
            <text:p>0,47564</text:p>
          </table:table-cell>
          <table:table-cell office:value-type="float" office:value="0.522047015279201" calcext:value-type="float">
            <text:p>0,52205</text:p>
          </table:table-cell>
          <table:table-cell office:value-type="float" office:value="0.556189378568281" calcext:value-type="float">
            <text:p>0,55619</text:p>
          </table:table-cell>
          <table:table-cell office:value-type="float" office:value="0.601760791472822" calcext:value-type="float">
            <text:p>0,60176</text:p>
          </table:table-cell>
          <table:table-cell office:value-type="float" office:value="0.592129236001458" calcext:value-type="float">
            <text:p>0,59213</text:p>
          </table:table-cell>
          <table:table-cell office:value-type="float" office:value="0.438202247191011" calcext:value-type="float">
            <text:p>0,43820</text:p>
          </table:table-cell>
          <table:table-cell office:value-type="float" office:value="0.574206755373593" calcext:value-type="float">
            <text:p>0,57421</text:p>
          </table:table-cell>
          <table:table-cell/>
        </table:table-row>
        <table:table-row table:style-name="ro1">
          <table:table-cell table:style-name="ce9" office:value-type="string" calcext:value-type="string">
            <text:p>US9</text:p>
          </table:table-cell>
          <table:table-cell office:value-type="float" office:value="0.519586687691925" calcext:value-type="float">
            <text:p>0,51959</text:p>
          </table:table-cell>
          <table:table-cell office:value-type="float" office:value="0.455485708673019" calcext:value-type="float">
            <text:p>0,45549</text:p>
          </table:table-cell>
          <table:table-cell office:value-type="float" office:value="0.515636478119425" calcext:value-type="float">
            <text:p>0,51564</text:p>
          </table:table-cell>
          <table:table-cell office:value-type="float" office:value="0.445652173913043" calcext:value-type="float">
            <text:p>0,44565</text:p>
          </table:table-cell>
          <table:table-cell office:value-type="float" office:value="0.527434898841546" calcext:value-type="float">
            <text:p>0,52743</text:p>
          </table:table-cell>
          <table:table-cell office:value-type="float" office:value="0.543314935332399" calcext:value-type="float">
            <text:p>0,54331</text:p>
          </table:table-cell>
          <table:table-cell table:number-columns-repeated="2" office:value-type="float" office:value="0.576888888888889" calcext:value-type="float">
            <text:p>0,57689</text:p>
          </table:table-cell>
          <table:table-cell office:value-type="float" office:value="0.559684684684684" calcext:value-type="float">
            <text:p>0,55968</text:p>
          </table:table-cell>
          <table:table-cell office:value-type="float" office:value="0.543314935332399" calcext:value-type="float">
            <text:p>0,54331</text:p>
          </table:table-cell>
          <table:table-cell office:value-type="float" office:value="0.503926390773406" calcext:value-type="float">
            <text:p>0,50393</text:p>
          </table:table-cell>
          <table:table-cell office:value-type="float" office:value="0.457446808510639" calcext:value-type="float">
            <text:p>0,45745</text:p>
          </table:table-cell>
          <table:table-cell/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0" table:formula="of:=AVERAGE([.B3:.B32])" office:value-type="float" office:value="0.588306207906029" calcext:value-type="float">
            <text:p>0,58831</text:p>
          </table:table-cell>
          <table:table-cell table:style-name="ce10" table:formula="of:=AVERAGE([.C3:.C32])" office:value-type="float" office:value="0.572248807547189" calcext:value-type="float">
            <text:p>0,57225</text:p>
          </table:table-cell>
          <table:table-cell table:style-name="ce10" table:formula="of:=AVERAGE([.D3:.D32])" office:value-type="float" office:value="0.58964257124037" calcext:value-type="float">
            <text:p>0,58964</text:p>
          </table:table-cell>
          <table:table-cell table:style-name="ce10" table:formula="of:=AVERAGE([.E3:.E32])" office:value-type="float" office:value="0.588238892759195" calcext:value-type="float">
            <text:p>0,58824</text:p>
          </table:table-cell>
          <table:table-cell table:style-name="ce10" table:formula="of:=AVERAGE([.F3:.F32])" office:value-type="float" office:value="0.574122412187718" calcext:value-type="float">
            <text:p>0,57412</text:p>
          </table:table-cell>
          <table:table-cell table:style-name="ce10" table:formula="of:=AVERAGE([.G3:.G32])" office:value-type="float" office:value="0.565741392383631" calcext:value-type="float">
            <text:p>0,56574</text:p>
          </table:table-cell>
          <table:table-cell table:style-name="ce10" table:formula="of:=AVERAGE([.H3:.H32])" office:value-type="float" office:value="0.571511747212011" calcext:value-type="float">
            <text:p>0,57151</text:p>
          </table:table-cell>
          <table:table-cell table:style-name="ce10" table:formula="of:=AVERAGE([.I3:.I32])" office:value-type="float" office:value="0.585630325755263" calcext:value-type="float">
            <text:p>0,58563</text:p>
          </table:table-cell>
          <table:table-cell table:style-name="ce10" table:formula="of:=AVERAGE([.J3:.J32])" office:value-type="float" office:value="0.59791136421603" calcext:value-type="float">
            <text:p>0,59791</text:p>
          </table:table-cell>
          <table:table-cell table:style-name="ce10" table:formula="of:=AVERAGE([.K3:.K32])" office:value-type="float" office:value="0.610130896056505" calcext:value-type="float">
            <text:p>0,61013</text:p>
          </table:table-cell>
          <table:table-cell table:style-name="ce10" table:formula="of:=AVERAGE([.L3:.L32])" office:value-type="float" office:value="0.600205735521423" calcext:value-type="float">
            <text:p>0,60021</text:p>
          </table:table-cell>
          <table:table-cell table:style-name="ce10" table:formula="of:=AVERAGE([.M3:.M32])" office:value-type="float" office:value="0.602812752351219" calcext:value-type="float">
            <text:p>0,60281</text:p>
          </table:table-cell>
          <table:table-cell table:style-name="ce10"/>
        </table:table-row>
        <table:table-row table:style-name="ro1">
          <table:table-cell table:style-name="ce10" table:number-columns-repeated="14"/>
        </table:table-row>
        <table:table-row table:style-name="ro1" table:number-rows-repeated="2">
          <table:table-cell table:style-name="ce10"/>
          <table:table-cell table:style-name="ce11" table:number-columns-repeated="5"/>
          <table:table-cell/>
          <table:table-cell table:style-name="ce11" table:number-columns-repeated="6"/>
          <table:table-cell table:style-name="ce10"/>
        </table:table-row>
        <table:table-row table:style-name="ro1">
          <table:table-cell table:style-name="ce10"/>
          <table:table-cell table:style-name="ce11" table:number-columns-repeated="5"/>
          <table:table-cell table:number-columns-repeated="2"/>
          <table:table-cell table:style-name="ce11" table:number-columns-repeated="5"/>
          <table:table-cell table:style-name="ce10"/>
        </table:table-row>
        <table:table-row table:style-name="ro1" table:number-rows-repeated="27">
          <table:table-cell/>
          <table:table-cell table:style-name="ce11" table:number-columns-repeated="5"/>
          <table:table-cell table:number-columns-repeated="2"/>
          <table:table-cell table:style-name="ce11" table:number-columns-repeated="5"/>
          <table:table-cell/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isultati" table:style-name="ta1">
        <table:table-column table:style-name="co1" table:default-cell-style-name="ce20"/>
        <table:table-column table:style-name="co1" table:number-columns-repeated="13" table:default-cell-style-name="ce10"/>
        <table:table-column table:style-name="co1" table:default-cell-style-name="ce20"/>
        <table:table-column table:style-name="co1" table:number-columns-repeated="12" table:default-cell-style-name="ce10"/>
        <table:table-column table:style-name="co1" table:default-cell-style-name="Default"/>
        <table:table-row table:style-name="ro1">
          <table:table-cell table:style-name="Default"/>
          <table:table-cell table:style-name="ce9" table:number-columns-repeated="12"/>
          <table:table-cell table:style-name="Default" table:number-columns-repeated="14"/>
          <table:table-cell/>
        </table:table-row>
        <table:table-row table:style-name="ro2">
          <table:table-cell table:style-name="ce19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 table:style-name="Default"/>
          <table:table-cell table:style-name="ce10"/>
          <table:table-cell table:style-name="ce9" office:value-type="string" calcext:value-type="string">
            <text:p>JACCARD</text:p>
          </table:table-cell>
          <table:table-cell table:style-name="ce9" office:value-type="string" calcext:value-type="string">
            <text:p>JACCARD P</text:p>
          </table:table-cell>
          <table:table-cell table:style-name="ce9" office:value-type="string" calcext:value-type="string">
            <text:p>COS VEC</text:p>
          </table:table-cell>
          <table:table-cell table:style-name="ce9" office:value-type="string" calcext:value-type="string">
            <text:p>COS VEC P</text:p>
          </table:table-cell>
          <table:table-cell table:style-name="ce9" office:value-type="string" calcext:value-type="string">
            <text:p>EUCLIDEAN</text:p>
          </table:table-cell>
          <table:table-cell table:style-name="ce9" office:value-type="string" calcext:value-type="string">
            <text:p>EUCLIDEAN P</text:p>
          </table:table-cell>
          <table:table-cell table:style-name="ce9" office:value-type="string" calcext:value-type="string">
            <text:p>WORD MOVER</text:p>
          </table:table-cell>
          <table:table-cell table:style-name="ce9" office:value-type="string" calcext:value-type="string">
            <text:p>WORD MOVER P</text:p>
          </table:table-cell>
          <table:table-cell table:style-name="ce9" office:value-type="string" calcext:value-type="string">
            <text:p>BERT</text:p>
          </table:table-cell>
          <table:table-cell table:style-name="ce9" office:value-type="string" calcext:value-type="string">
            <text:p>BERT P</text:p>
          </table:table-cell>
          <table:table-cell table:style-name="ce9" office:value-type="string" calcext:value-type="string">
            <text:p>UNIVERSAL</text:p>
          </table:table-cell>
          <table:table-cell table:style-name="ce9" office:value-type="string" calcext:value-type="string">
            <text:p>UNIVERSAL P</text:p>
          </table:table-cell>
          <table:table-cell/>
        </table:table-row>
        <table:table-row table:style-name="ro2">
          <table:table-cell table:style-name="ce19" office:value-type="string" calcext:value-type="string">
            <text:p>media fogli precedenti</text:p>
          </table:table-cell>
          <table:table-cell table:style-name="Default" table:number-columns-repeated="13"/>
          <table:table-cell table:style-name="ce10" office:value-type="string" calcext:value-type="string">
            <text:p>file unico metodo medie</text:p>
          </table:table-cell>
          <table:table-cell table:number-columns-repeated="12"/>
          <table:table-cell table:style-name="ce10"/>
        </table:table-row>
        <table:table-row table:style-name="ro2">
          <table:table-cell table:style-name="ce19" office:value-type="string" calcext:value-type="string">
            <text:p>precision</text:p>
          </table:table-cell>
          <table:table-cell office:value-type="float" office:value="0.55228954460541" calcext:value-type="float">
            <text:p>0,55229</text:p>
          </table:table-cell>
          <table:table-cell office:value-type="float" office:value="0.546759204943935" calcext:value-type="float">
            <text:p>0,54676</text:p>
          </table:table-cell>
          <table:table-cell office:value-type="float" office:value="0.572047342556598" calcext:value-type="float">
            <text:p>0,57205</text:p>
          </table:table-cell>
          <table:table-cell office:value-type="float" office:value="0.555201760642261" calcext:value-type="float">
            <text:p>0,55520</text:p>
          </table:table-cell>
          <table:table-cell office:value-type="float" office:value="0.549435508511171" calcext:value-type="float">
            <text:p>0,54944</text:p>
          </table:table-cell>
          <table:table-cell office:value-type="float" office:value="0.544250735541433" calcext:value-type="float">
            <text:p>0,54425</text:p>
          </table:table-cell>
          <table:table-cell office:value-type="float" office:value="0.544805855113324" calcext:value-type="float">
            <text:p>0,54481</text:p>
          </table:table-cell>
          <table:table-cell office:value-type="float" office:value="0.558957437613783" calcext:value-type="float">
            <text:p>0,55896</text:p>
          </table:table-cell>
          <table:table-cell office:value-type="float" office:value="0.572572451999379" calcext:value-type="float">
            <text:p>0,57257</text:p>
          </table:table-cell>
          <table:table-cell office:value-type="float" office:value="0.57401358229444" calcext:value-type="float">
            <text:p>0,57401</text:p>
          </table:table-cell>
          <table:table-cell office:value-type="float" office:value="0.56241982806128" calcext:value-type="float">
            <text:p>0,56242</text:p>
          </table:table-cell>
          <table:table-cell office:value-type="float" office:value="0.569782265512303" calcext:value-type="float">
            <text:p>0,56978</text:p>
          </table:table-cell>
          <table:table-cell/>
          <table:table-cell table:style-name="Default" office:value-type="string" calcext:value-type="string">
            <text:p>precision</text:p>
          </table:table-cell>
          <table:table-cell office:value-type="float" office:value="0.292491749174917" calcext:value-type="float">
            <text:p>0,29249</text:p>
          </table:table-cell>
          <table:table-cell office:value-type="float" office:value="0.0498924731182796" calcext:value-type="float">
            <text:p>0,04989</text:p>
          </table:table-cell>
          <table:table-cell office:value-type="float" office:value="0.362427201749701" calcext:value-type="float">
            <text:p>0,36243</text:p>
          </table:table-cell>
          <table:table-cell office:value-type="float" office:value="0.345727581527926" calcext:value-type="float">
            <text:p>0,34573</text:p>
          </table:table-cell>
          <table:table-cell office:value-type="float" office:value="0.292786421499293" calcext:value-type="float">
            <text:p>0,29279</text:p>
          </table:table-cell>
          <table:table-cell office:value-type="float" office:value="0.339053794966042" calcext:value-type="float">
            <text:p>0,33905</text:p>
          </table:table-cell>
          <table:table-cell office:value-type="float" office:value="0.342764026938652" calcext:value-type="float">
            <text:p>0,34276</text:p>
          </table:table-cell>
          <table:table-cell office:value-type="float" office:value="0.350655811849842" calcext:value-type="float">
            <text:p>0,35066</text:p>
          </table:table-cell>
          <table:table-cell office:value-type="float" office:value="0.367501157277083" calcext:value-type="float">
            <text:p>0,36750</text:p>
          </table:table-cell>
          <table:table-cell office:value-type="float" office:value="0.371529306821133" calcext:value-type="float">
            <text:p>0,37153</text:p>
          </table:table-cell>
          <table:table-cell office:value-type="float" office:value="0.356392045454545" calcext:value-type="float">
            <text:p>0,35639</text:p>
          </table:table-cell>
          <table:table-cell office:value-type="float" office:value="0.356225993435296" calcext:value-type="float">
            <text:p>0,35623</text:p>
          </table:table-cell>
          <table:table-cell table:style-name="ce10"/>
        </table:table-row>
        <table:table-row table:style-name="ro2">
          <table:table-cell table:style-name="ce19" office:value-type="string" calcext:value-type="string">
            <text:p>reacll</text:p>
          </table:table-cell>
          <table:table-cell table:style-name="ce21" office:value-type="float" office:value="0.63601291113843" calcext:value-type="float">
            <text:p>0,63601</text:p>
          </table:table-cell>
          <table:table-cell table:style-name="ce21" office:value-type="float" office:value="0.606571988944808" calcext:value-type="float">
            <text:p>0,60657</text:p>
          </table:table-cell>
          <table:table-cell table:style-name="ce21" office:value-type="float" office:value="0.61618144151388" calcext:value-type="float">
            <text:p>0,61618</text:p>
          </table:table-cell>
          <table:table-cell table:style-name="ce21" office:value-type="float" office:value="0.6326317836679" calcext:value-type="float">
            <text:p>0,63263</text:p>
          </table:table-cell>
          <table:table-cell table:style-name="ce21" office:value-type="float" office:value="0.606799910433808" calcext:value-type="float">
            <text:p>0,60680</text:p>
          </table:table-cell>
          <table:table-cell office:value-type="float" office:value="0.593575319000358" calcext:value-type="float">
            <text:p>0,59358</text:p>
          </table:table-cell>
          <table:table-cell table:style-name="ce21" office:value-type="float" office:value="0.607424901879535" calcext:value-type="float">
            <text:p>0,60742</text:p>
          </table:table-cell>
          <table:table-cell table:style-name="ce21" office:value-type="float" office:value="0.619885269888033" calcext:value-type="float">
            <text:p>0,61989</text:p>
          </table:table-cell>
          <table:table-cell table:style-name="ce21" office:value-type="float" office:value="0.630961720237628" calcext:value-type="float">
            <text:p>0,63096</text:p>
          </table:table-cell>
          <table:table-cell table:style-name="ce21" office:value-type="float" office:value="0.658962053107114" calcext:value-type="float">
            <text:p>0,65896</text:p>
          </table:table-cell>
          <table:table-cell table:style-name="ce21" office:value-type="float" office:value="0.650344552971566" calcext:value-type="float">
            <text:p>0,65034</text:p>
          </table:table-cell>
          <table:table-cell table:style-name="ce21" office:value-type="float" office:value="0.645462512747052" calcext:value-type="float">
            <text:p>0,64546</text:p>
          </table:table-cell>
          <table:table-cell/>
          <table:table-cell table:style-name="Default" office:value-type="string" calcext:value-type="string">
            <text:p>recall</text:p>
          </table:table-cell>
          <table:table-cell office:value-type="float" office:value="0.170146388288937" calcext:value-type="float">
            <text:p>0,17015</text:p>
          </table:table-cell>
          <table:table-cell office:value-type="float" office:value="0.191419141914191" calcext:value-type="float">
            <text:p>0,19142</text:p>
          </table:table-cell>
          <table:table-cell office:value-type="float" office:value="0.179418913813628" calcext:value-type="float">
            <text:p>0,17942</text:p>
          </table:table-cell>
          <table:table-cell office:value-type="float" office:value="0.18217631698375" calcext:value-type="float">
            <text:p>0,18218</text:p>
          </table:table-cell>
          <table:table-cell office:value-type="float" office:value="0.14902807775378" calcext:value-type="float">
            <text:p>0,14903</text:p>
          </table:table-cell>
          <table:table-cell office:value-type="float" office:value="0.324967269945137" calcext:value-type="float">
            <text:p>0,32497</text:p>
          </table:table-cell>
          <table:table-cell office:value-type="float" office:value="0.195976401095833" calcext:value-type="float">
            <text:p>0,19598</text:p>
          </table:table-cell>
          <table:table-cell office:value-type="float" office:value="0.208576581200237" calcext:value-type="float">
            <text:p>0,20858</text:p>
          </table:table-cell>
          <table:table-cell office:value-type="float" office:value="0.242804734037119" calcext:value-type="float">
            <text:p>0,24280</text:p>
          </table:table-cell>
          <table:table-cell office:value-type="float" office:value="0.242205970057049" calcext:value-type="float">
            <text:p>0,24221</text:p>
          </table:table-cell>
          <table:table-cell office:value-type="float" office:value="0.23050631197029" calcext:value-type="float">
            <text:p>0,23051</text:p>
          </table:table-cell>
          <table:table-cell office:value-type="float" office:value="0.238786837647048" calcext:value-type="float">
            <text:p>0,23879</text:p>
          </table:table-cell>
          <table:table-cell table:style-name="ce10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591201809535813" calcext:value-type="float">
            <text:p>0,59120</text:p>
          </table:table-cell>
          <table:table-cell office:value-type="float" office:value="0.57511462479132" calcext:value-type="float">
            <text:p>0,57511</text:p>
          </table:table-cell>
          <table:table-cell office:value-type="float" office:value="0.593294760867873" calcext:value-type="float">
            <text:p>0,59329</text:p>
          </table:table-cell>
          <table:table-cell office:value-type="float" office:value="0.591393098491178" calcext:value-type="float">
            <text:p>0,59139</text:p>
          </table:table-cell>
          <table:table-cell office:value-type="float" office:value="0.576694697102334" calcext:value-type="float">
            <text:p>0,57669</text:p>
          </table:table-cell>
          <table:table-cell office:value-type="float" office:value="0.567843920739328" calcext:value-type="float">
            <text:p>0,56784</text:p>
          </table:table-cell>
          <table:table-cell office:value-type="float" office:value="0.574413833474258" calcext:value-type="float">
            <text:p>0,57441</text:p>
          </table:table-cell>
          <table:table-cell office:value-type="float" office:value="0.58784684312196" calcext:value-type="float">
            <text:p>0,58785</text:p>
          </table:table-cell>
          <table:table-cell table:style-name="ce21" office:value-type="float" office:value="0.60035071310474" calcext:value-type="float">
            <text:p>0,60035</text:p>
          </table:table-cell>
          <table:table-cell table:style-name="ce21" office:value-type="float" office:value="0.613561465189739" calcext:value-type="float">
            <text:p>0,61356</text:p>
          </table:table-cell>
          <table:table-cell table:style-name="ce21" office:value-type="float" office:value="0.603194944349131" calcext:value-type="float">
            <text:p>0,60319</text:p>
          </table:table-cell>
          <table:table-cell table:style-name="ce21" office:value-type="float" office:value="0.605265868071543" calcext:value-type="float">
            <text:p>0,60527</text:p>
          </table:table-cell>
          <table:table-cell/>
          <table:table-cell table:style-name="Default" office:value-type="string" calcext:value-type="string">
            <text:p>fscore</text:p>
          </table:table-cell>
          <table:table-cell office:value-type="float" office:value="0.215141860112274" calcext:value-type="float">
            <text:p>0,21514</text:p>
          </table:table-cell>
          <table:table-cell office:value-type="float" office:value="0.0791538723984988" calcext:value-type="float">
            <text:p>0,07915</text:p>
          </table:table-cell>
          <table:table-cell office:value-type="float" office:value="0.240017573280338" calcext:value-type="float">
            <text:p>0,24002</text:p>
          </table:table-cell>
          <table:table-cell office:value-type="float" office:value="0.23861683029819" calcext:value-type="float">
            <text:p>0,23862</text:p>
          </table:table-cell>
          <table:table-cell office:value-type="float" office:value="0.197519083969466" calcext:value-type="float">
            <text:p>0,19752</text:p>
          </table:table-cell>
          <table:table-cell office:value-type="float" office:value="0.331861116874029" calcext:value-type="float">
            <text:p>0,33186</text:p>
          </table:table-cell>
          <table:table-cell office:value-type="float" office:value="0.249373007589668" calcext:value-type="float">
            <text:p>0,24937</text:p>
          </table:table-cell>
          <table:table-cell office:value-type="float" office:value="0.261567789429122" calcext:value-type="float">
            <text:p>0,26157</text:p>
          </table:table-cell>
          <table:table-cell office:value-type="float" office:value="0.292414089462089" calcext:value-type="float">
            <text:p>0,29241</text:p>
          </table:table-cell>
          <table:table-cell office:value-type="float" office:value="0.293242443618233" calcext:value-type="float">
            <text:p>0,29324</text:p>
          </table:table-cell>
          <table:table-cell office:value-type="float" office:value="0.27994835894151" calcext:value-type="float">
            <text:p>0,27995</text:p>
          </table:table-cell>
          <table:table-cell office:value-type="float" office:value="0.285916787056044" calcext:value-type="float">
            <text:p>0,28592</text:p>
          </table:table-cell>
          <table:table-cell table:style-name="ce10"/>
        </table:table-row>
        <table:table-row table:style-name="ro2">
          <table:table-cell table:number-columns-repeated="14"/>
          <table:table-cell table:style-name="Default"/>
          <table:table-cell table:number-columns-repeated="12"/>
          <table:table-cell table:style-name="ce10"/>
        </table:table-row>
        <table:table-row table:style-name="ro2">
          <table:table-cell office:value-type="string" calcext:value-type="string">
            <text:p>soglia a metà tra minimo e massimo (per singolo file)</text:p>
          </table:table-cell>
          <table:table-cell table:number-columns-repeated="13"/>
          <table:table-cell office:value-type="string" calcext:value-type="string">
            <text:p>soglia a metà tra minimo e massimo (file unico)</text:p>
          </table:table-cell>
          <table:table-cell table:number-columns-repeated="12"/>
          <table:table-cell table:style-name="ce10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02648076582003" calcext:value-type="float">
            <text:p>0,50265</text:p>
          </table:table-cell>
          <table:table-cell office:value-type="float" office:value="0.524022525847175" calcext:value-type="float">
            <text:p>0,52402</text:p>
          </table:table-cell>
          <table:table-cell office:value-type="float" office:value="0.506395309367628" calcext:value-type="float">
            <text:p>0,50640</text:p>
          </table:table-cell>
          <table:table-cell office:value-type="float" office:value="0.49390089140571" calcext:value-type="float">
            <text:p>0,49390</text:p>
          </table:table-cell>
          <table:table-cell office:value-type="float" office:value="0.492933256681223" calcext:value-type="float">
            <text:p>0,49293</text:p>
          </table:table-cell>
          <table:table-cell office:value-type="float" office:value="0.499905901411648" calcext:value-type="float">
            <text:p>0,49991</text:p>
          </table:table-cell>
          <table:table-cell office:value-type="float" office:value="0.49772917789377" calcext:value-type="float">
            <text:p>0,49773</text:p>
          </table:table-cell>
          <table:table-cell office:value-type="float" office:value="0.510289331852394" calcext:value-type="float">
            <text:p>0,51029</text:p>
          </table:table-cell>
          <table:table-cell office:value-type="float" office:value="0.551650506369768" calcext:value-type="float">
            <text:p>0,55165</text:p>
          </table:table-cell>
          <table:table-cell office:value-type="float" office:value="0.55033804440005" calcext:value-type="float">
            <text:p>0,55034</text:p>
          </table:table-cell>
          <table:table-cell office:value-type="float" office:value="0.517571929236662" calcext:value-type="float">
            <text:p>0,51757</text:p>
          </table:table-cell>
          <table:table-cell office:value-type="float" office:value="0.533574621944225" calcext:value-type="float">
            <text:p>0,53357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489205838185131" calcext:value-type="float">
            <text:p>0,48921</text:p>
          </table:table-cell>
          <table:table-cell office:value-type="float" office:value="0.511391252601271" calcext:value-type="float">
            <text:p>0,51139</text:p>
          </table:table-cell>
          <table:table-cell office:value-type="float" office:value="0.500758222643896" calcext:value-type="float">
            <text:p>0,50076</text:p>
          </table:table-cell>
          <table:table-cell office:value-type="float" office:value="0.510778871665969" calcext:value-type="float">
            <text:p>0,51078</text:p>
          </table:table-cell>
          <table:table-cell office:value-type="float" office:value="0.491982764710037" calcext:value-type="float">
            <text:p>0,49198</text:p>
          </table:table-cell>
          <table:table-cell office:value-type="float" office:value="0.525020554600493" calcext:value-type="float">
            <text:p>0,52502</text:p>
          </table:table-cell>
          <table:table-cell office:value-type="float" office:value="0.513616417139907" calcext:value-type="float">
            <text:p>0,51362</text:p>
          </table:table-cell>
          <table:table-cell office:value-type="float" office:value="0.507859260502321" calcext:value-type="float">
            <text:p>0,50786</text:p>
          </table:table-cell>
          <table:table-cell office:value-type="float" office:value="0.578992432526168" calcext:value-type="float">
            <text:p>0,57899</text:p>
          </table:table-cell>
          <table:table-cell office:value-type="float" office:value="0.566879531937838" calcext:value-type="float">
            <text:p>0,56688</text:p>
          </table:table-cell>
          <table:table-cell office:value-type="float" office:value="0.541006263789212" calcext:value-type="float">
            <text:p>0,54101</text:p>
          </table:table-cell>
          <table:table-cell office:value-type="float" office:value="0.547747863491882" calcext:value-type="float">
            <text:p>0,54775</text:p>
          </table:table-cell>
          <table:table-cell table:style-name="ce10"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496719840650123" calcext:value-type="float">
            <text:p>0,49672</text:p>
          </table:table-cell>
          <table:table-cell office:value-type="float" office:value="0.554662120588879" calcext:value-type="float">
            <text:p>0,55466</text:p>
          </table:table-cell>
          <table:table-cell office:value-type="float" office:value="0.513386141812713" calcext:value-type="float">
            <text:p>0,51339</text:p>
          </table:table-cell>
          <table:table-cell office:value-type="float" office:value="0.48635513358614" calcext:value-type="float">
            <text:p>0,48636</text:p>
          </table:table-cell>
          <table:table-cell office:value-type="float" office:value="0.4676663695701" calcext:value-type="float">
            <text:p>0,46767</text:p>
          </table:table-cell>
          <table:table-cell office:value-type="float" office:value="0.47708844835368" calcext:value-type="float">
            <text:p>0,47709</text:p>
          </table:table-cell>
          <table:table-cell office:value-type="float" office:value="0.487347102261375" calcext:value-type="float">
            <text:p>0,48735</text:p>
          </table:table-cell>
          <table:table-cell office:value-type="float" office:value="0.534960026325897" calcext:value-type="float">
            <text:p>0,53496</text:p>
          </table:table-cell>
          <table:table-cell office:value-type="float" office:value="0.57273342463102" calcext:value-type="float">
            <text:p>0,57273</text:p>
          </table:table-cell>
          <table:table-cell office:value-type="float" office:value="0.584337435811607" calcext:value-type="float">
            <text:p>0,58434</text:p>
          </table:table-cell>
          <table:table-cell office:value-type="float" office:value="0.509806072970596" calcext:value-type="float">
            <text:p>0,50981</text:p>
          </table:table-cell>
          <table:table-cell office:value-type="float" office:value="0.549809699952875" calcext:value-type="float">
            <text:p>0,54981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77917014163619" calcext:value-type="float">
            <text:p>0,47792</text:p>
          </table:table-cell>
          <table:table-cell office:value-type="float" office:value="0.522786889920093" calcext:value-type="float">
            <text:p>0,52279</text:p>
          </table:table-cell>
          <table:table-cell office:value-type="float" office:value="0.501708972193116" calcext:value-type="float">
            <text:p>0,50171</text:p>
          </table:table-cell>
          <table:table-cell office:value-type="float" office:value="0.524208954372759" calcext:value-type="float">
            <text:p>0,52421</text:p>
          </table:table-cell>
          <table:table-cell office:value-type="float" office:value="0.499190955812644" calcext:value-type="float">
            <text:p>0,49919</text:p>
          </table:table-cell>
          <table:table-cell office:value-type="float" office:value="0.502386145742004" calcext:value-type="float">
            <text:p>0,50239</text:p>
          </table:table-cell>
          <table:table-cell office:value-type="float" office:value="0.524816628531104" calcext:value-type="float">
            <text:p>0,52482</text:p>
          </table:table-cell>
          <table:table-cell office:value-type="float" office:value="0.50701052826665" calcext:value-type="float">
            <text:p>0,50701</text:p>
          </table:table-cell>
          <table:table-cell table:style-name="ce21" office:value-type="float" office:value="0.616892628787717" calcext:value-type="float">
            <text:p>0,61689</text:p>
          </table:table-cell>
          <table:table-cell table:style-name="ce21" office:value-type="float" office:value="0.618473294413675" calcext:value-type="float">
            <text:p>0,61847</text:p>
          </table:table-cell>
          <table:table-cell office:value-type="float" office:value="0.592209652930736" calcext:value-type="float">
            <text:p>0,59221</text:p>
          </table:table-cell>
          <table:table-cell table:style-name="ce21" office:value-type="float" office:value="0.607291020678742" calcext:value-type="float">
            <text:p>0,60729</text:p>
          </table:table-cell>
          <table:table-cell table:style-name="ce10"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499666375511453" calcext:value-type="float">
            <text:p>0,49967</text:p>
          </table:table-cell>
          <table:table-cell office:value-type="float" office:value="0.538907170660216" calcext:value-type="float">
            <text:p>0,53891</text:p>
          </table:table-cell>
          <table:table-cell office:value-type="float" office:value="0.509866763721567" calcext:value-type="float">
            <text:p>0,50987</text:p>
          </table:table-cell>
          <table:table-cell office:value-type="float" office:value="0.490098969848076" calcext:value-type="float">
            <text:p>0,49010</text:p>
          </table:table-cell>
          <table:table-cell office:value-type="float" office:value="0.479967512567323" calcext:value-type="float">
            <text:p>0,47997</text:p>
          </table:table-cell>
          <table:table-cell office:value-type="float" office:value="0.488230726993698" calcext:value-type="float">
            <text:p>0,48823</text:p>
          </table:table-cell>
          <table:table-cell office:value-type="float" office:value="0.492483429850249" calcext:value-type="float">
            <text:p>0,49248</text:p>
          </table:table-cell>
          <table:table-cell office:value-type="float" office:value="0.52233353173706" calcext:value-type="float">
            <text:p>0,52233</text:p>
          </table:table-cell>
          <table:table-cell office:value-type="float" office:value="0.561994306395637" calcext:value-type="float">
            <text:p>0,56199</text:p>
          </table:table-cell>
          <table:table-cell office:value-type="float" office:value="0.566828361593419" calcext:value-type="float">
            <text:p>0,56683</text:p>
          </table:table-cell>
          <table:table-cell office:value-type="float" office:value="0.513659650405339" calcext:value-type="float">
            <text:p>0,51366</text:p>
          </table:table-cell>
          <table:table-cell office:value-type="float" office:value="0.541570515401065" calcext:value-type="float">
            <text:p>0,5415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83495541293525" calcext:value-type="float">
            <text:p>0,48350</text:p>
          </table:table-cell>
          <table:table-cell office:value-type="float" office:value="0.51702628684059" calcext:value-type="float">
            <text:p>0,51703</text:p>
          </table:table-cell>
          <table:table-cell office:value-type="float" office:value="0.501233146568488" calcext:value-type="float">
            <text:p>0,50123</text:p>
          </table:table-cell>
          <table:table-cell office:value-type="float" office:value="0.517406778119332" calcext:value-type="float">
            <text:p>0,51741</text:p>
          </table:table-cell>
          <table:table-cell office:value-type="float" office:value="0.495560649911986" calcext:value-type="float">
            <text:p>0,49556</text:p>
          </table:table-cell>
          <table:table-cell office:value-type="float" office:value="0.513454025116135" calcext:value-type="float">
            <text:p>0,51345</text:p>
          </table:table-cell>
          <table:table-cell office:value-type="float" office:value="0.519156121861302" calcext:value-type="float">
            <text:p>0,51916</text:p>
          </table:table-cell>
          <table:table-cell office:value-type="float" office:value="0.50743453948851" calcext:value-type="float">
            <text:p>0,50743</text:p>
          </table:table-cell>
          <table:table-cell office:value-type="float" office:value="0.597341960868452" calcext:value-type="float">
            <text:p>0,59734</text:p>
          </table:table-cell>
          <table:table-cell office:value-type="float" office:value="0.591553576047757" calcext:value-type="float">
            <text:p>0,59155</text:p>
          </table:table-cell>
          <table:table-cell office:value-type="float" office:value="0.56545116775154" calcext:value-type="float">
            <text:p>0,56545</text:p>
          </table:table-cell>
          <table:table-cell office:value-type="float" office:value="0.575984693941173" calcext:value-type="float">
            <text:p>0,57598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1</text:p>
          </table:table-cell>
          <table:table-cell table:number-columns-repeated="13"/>
          <table:table-cell office:value-type="string" calcext:value-type="string">
            <text:p>soglia a metà tra minimo e massimo (file unico) -0,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1" office:value-type="float" office:value="0.799321621971036" calcext:value-type="float">
            <text:p>0,79932</text:p>
          </table:table-cell>
          <table:table-cell table:style-name="ce22" office:value-type="float" office:value="0.819646827634697" calcext:value-type="float">
            <text:p>0,81965</text:p>
          </table:table-cell>
          <table:table-cell office:value-type="float" office:value="0.499505465517385" calcext:value-type="float">
            <text:p>0,49951</text:p>
          </table:table-cell>
          <table:table-cell office:value-type="float" office:value="0.527869843714575" calcext:value-type="float">
            <text:p>0,52787</text:p>
          </table:table-cell>
          <table:table-cell office:value-type="float" office:value="0.486622410182728" calcext:value-type="float">
            <text:p>0,48662</text:p>
          </table:table-cell>
          <table:table-cell office:value-type="float" office:value="0.499369051966294" calcext:value-type="float">
            <text:p>0,49937</text:p>
          </table:table-cell>
          <table:table-cell office:value-type="float" office:value="0.534237536342391" calcext:value-type="float">
            <text:p>0,53424</text:p>
          </table:table-cell>
          <table:table-cell office:value-type="float" office:value="0.49517617937485" calcext:value-type="float">
            <text:p>0,49518</text:p>
          </table:table-cell>
          <table:table-cell table:style-name="ce21" office:value-type="float" office:value="0.701366127307771" calcext:value-type="float">
            <text:p>0,70137</text:p>
          </table:table-cell>
          <table:table-cell table:style-name="ce21" office:value-type="float" office:value="0.640675367490491" calcext:value-type="float">
            <text:p>0,64068</text:p>
          </table:table-cell>
          <table:table-cell office:value-type="float" office:value="0.544380434583043" calcext:value-type="float">
            <text:p>0,54438</text:p>
          </table:table-cell>
          <table:table-cell office:value-type="float" office:value="0.551752849649972" calcext:value-type="float">
            <text:p>0,55175</text:p>
          </table:table-cell>
          <table:table-cell/>
          <table:table-cell office:value-type="string" calcext:value-type="string">
            <text:p>precision</text:p>
          </table:table-cell>
          <table:table-cell table:style-name="ce29" office:value-type="float" office:value="0.497357319497648" calcext:value-type="float">
            <text:p>0,49736</text:p>
          </table:table-cell>
          <table:table-cell table:style-name="ce29" office:value-type="float" office:value="0.488023753808115" calcext:value-type="float">
            <text:p>0,48802</text:p>
          </table:table-cell>
          <table:table-cell office:value-type="float" office:value="0.510723517010339" calcext:value-type="float">
            <text:p>0,51072</text:p>
          </table:table-cell>
          <table:table-cell office:value-type="float" office:value="0.52317192467596" calcext:value-type="float">
            <text:p>0,52317</text:p>
          </table:table-cell>
          <table:table-cell office:value-type="float" office:value="0.496462324393359" calcext:value-type="float">
            <text:p>0,49646</text:p>
          </table:table-cell>
          <table:table-cell office:value-type="float" office:value="0.520078406442043" calcext:value-type="float">
            <text:p>0,52008</text:p>
          </table:table-cell>
          <table:table-cell office:value-type="float" office:value="0.500493811655097" calcext:value-type="float">
            <text:p>0,50049</text:p>
          </table:table-cell>
          <table:table-cell office:value-type="float" office:value="0.501023248199083" calcext:value-type="float">
            <text:p>0,50102</text:p>
          </table:table-cell>
          <table:table-cell table:style-name="ce21" office:value-type="float" office:value="0.652820746132848" calcext:value-type="float">
            <text:p>0,65282</text:p>
          </table:table-cell>
          <table:table-cell table:style-name="ce21" office:value-type="float" office:value="0.624010693771672" calcext:value-type="float">
            <text:p>0,62401</text:p>
          </table:table-cell>
          <table:table-cell office:value-type="float" office:value="0.562700680165904" calcext:value-type="float">
            <text:p>0,56270</text:p>
          </table:table-cell>
          <table:table-cell office:value-type="float" office:value="0.557182972680494" calcext:value-type="float">
            <text:p>0,55718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18637458473382" calcext:value-type="float">
            <text:p>0,51864</text:p>
          </table:table-cell>
          <table:table-cell office:value-type="float" office:value="0.520317219774432" calcext:value-type="float">
            <text:p>0,52032</text:p>
          </table:table-cell>
          <table:table-cell office:value-type="float" office:value="0.520872285019834" calcext:value-type="float">
            <text:p>0,52087</text:p>
          </table:table-cell>
          <table:table-cell office:value-type="float" office:value="0.538170085355427" calcext:value-type="float">
            <text:p>0,53817</text:p>
          </table:table-cell>
          <table:table-cell office:value-type="float" office:value="0.476530111385935" calcext:value-type="float">
            <text:p>0,47653</text:p>
          </table:table-cell>
          <table:table-cell office:value-type="float" office:value="0.489277062695112" calcext:value-type="float">
            <text:p>0,48928</text:p>
          </table:table-cell>
          <table:table-cell office:value-type="float" office:value="0.533850590976224" calcext:value-type="float">
            <text:p>0,53385</text:p>
          </table:table-cell>
          <table:table-cell office:value-type="float" office:value="0.507779611069877" calcext:value-type="float">
            <text:p>0,50778</text:p>
          </table:table-cell>
          <table:table-cell office:value-type="float" office:value="0.545521608883564" calcext:value-type="float">
            <text:p>0,54552</text:p>
          </table:table-cell>
          <table:table-cell office:value-type="float" office:value="0.563691420919" calcext:value-type="float">
            <text:p>0,56369</text:p>
          </table:table-cell>
          <table:table-cell office:value-type="float" office:value="0.569570356439024" calcext:value-type="float">
            <text:p>0,56957</text:p>
          </table:table-cell>
          <table:table-cell office:value-type="float" office:value="0.590268162182418" calcext:value-type="float">
            <text:p>0,59027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9883454868165" calcext:value-type="float">
            <text:p>0,49883</text:p>
          </table:table-cell>
          <table:table-cell office:value-type="float" office:value="0.498066491314358" calcext:value-type="float">
            <text:p>0,49807</text:p>
          </table:table-cell>
          <table:table-cell office:value-type="float" office:value="0.510587073826173" calcext:value-type="float">
            <text:p>0,51059</text:p>
          </table:table-cell>
          <table:table-cell office:value-type="float" office:value="0.525664877502869" calcext:value-type="float">
            <text:p>0,52566</text:p>
          </table:table-cell>
          <table:table-cell office:value-type="float" office:value="0.499506376123574" calcext:value-type="float">
            <text:p>0,49951</text:p>
          </table:table-cell>
          <table:table-cell office:value-type="float" office:value="0.5020261745397" calcext:value-type="float">
            <text:p>0,50203</text:p>
          </table:table-cell>
          <table:table-cell office:value-type="float" office:value="0.50030829216831" calcext:value-type="float">
            <text:p>0,50031</text:p>
          </table:table-cell>
          <table:table-cell office:value-type="float" office:value="0.500356407130994" calcext:value-type="float">
            <text:p>0,50036</text:p>
          </table:table-cell>
          <table:table-cell office:value-type="float" office:value="0.517957573295127" calcext:value-type="float">
            <text:p>0,51796</text:p>
          </table:table-cell>
          <table:table-cell office:value-type="float" office:value="0.533395348174126" calcext:value-type="float">
            <text:p>0,53340</text:p>
          </table:table-cell>
          <table:table-cell office:value-type="float" office:value="0.585883426355595" calcext:value-type="float">
            <text:p>0,58588</text:p>
          </table:table-cell>
          <table:table-cell office:value-type="float" office:value="0.595294356649488" calcext:value-type="float">
            <text:p>0,59529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style-name="ce21" office:value-type="float" office:value="0.629091055516063" calcext:value-type="float">
            <text:p>0,62909</text:p>
          </table:table-cell>
          <table:table-cell table:style-name="ce21" office:value-type="float" office:value="0.636548957229751" calcext:value-type="float">
            <text:p>0,63655</text:p>
          </table:table-cell>
          <table:table-cell office:value-type="float" office:value="0.50996516352293" calcext:value-type="float">
            <text:p>0,50997</text:p>
          </table:table-cell>
          <table:table-cell office:value-type="float" office:value="0.532970203276081" calcext:value-type="float">
            <text:p>0,53297</text:p>
          </table:table-cell>
          <table:table-cell office:value-type="float" office:value="0.481523385205063" calcext:value-type="float">
            <text:p>0,48152</text:p>
          </table:table-cell>
          <table:table-cell office:value-type="float" office:value="0.494271548380261" calcext:value-type="float">
            <text:p>0,49427</text:p>
          </table:table-cell>
          <table:table-cell office:value-type="float" office:value="0.534043993568314" calcext:value-type="float">
            <text:p>0,53404</text:p>
          </table:table-cell>
          <table:table-cell office:value-type="float" office:value="0.501398706043735" calcext:value-type="float">
            <text:p>0,50140</text:p>
          </table:table-cell>
          <table:table-cell table:style-name="ce21" office:value-type="float" office:value="0.613704613623144" calcext:value-type="float">
            <text:p>0,61370</text:p>
          </table:table-cell>
          <table:table-cell office:value-type="float" office:value="0.599722961018295" calcext:value-type="float">
            <text:p>0,59972</text:p>
          </table:table-cell>
          <table:table-cell office:value-type="float" office:value="0.556690583933976" calcext:value-type="float">
            <text:p>0,55669</text:p>
          </table:table-cell>
          <table:table-cell office:value-type="float" office:value="0.570361030431899" calcext:value-type="float">
            <text:p>0,57036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98094838815671" calcext:value-type="float">
            <text:p>0,49809</text:p>
          </table:table-cell>
          <table:table-cell office:value-type="float" office:value="0.492993982933237" calcext:value-type="float">
            <text:p>0,49299</text:p>
          </table:table-cell>
          <table:table-cell office:value-type="float" office:value="0.510655286304113" calcext:value-type="float">
            <text:p>0,51066</text:p>
          </table:table-cell>
          <table:table-cell office:value-type="float" office:value="0.524415438372153" calcext:value-type="float">
            <text:p>0,52442</text:p>
          </table:table-cell>
          <table:table-cell office:value-type="float" office:value="0.497979698379882" calcext:value-type="float">
            <text:p>0,49798</text:p>
          </table:table-cell>
          <table:table-cell office:value-type="float" office:value="0.510892872813503" calcext:value-type="float">
            <text:p>0,51089</text:p>
          </table:table-cell>
          <table:table-cell office:value-type="float" office:value="0.500401034716755" calcext:value-type="float">
            <text:p>0,50040</text:p>
          </table:table-cell>
          <table:table-cell office:value-type="float" office:value="0.500689605632861" calcext:value-type="float">
            <text:p>0,50069</text:p>
          </table:table-cell>
          <table:table-cell office:value-type="float" office:value="0.577621645110222" calcext:value-type="float">
            <text:p>0,57762</text:p>
          </table:table-cell>
          <table:table-cell office:value-type="float" office:value="0.575155803937485" calcext:value-type="float">
            <text:p>0,57516</text:p>
          </table:table-cell>
          <table:table-cell office:value-type="float" office:value="0.574058095765672" calcext:value-type="float">
            <text:p>0,57406</text:p>
          </table:table-cell>
          <table:table-cell office:value-type="float" office:value="0.575608510148686" calcext:value-type="float">
            <text:p>0,57561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+0,1</text:p>
          </table:table-cell>
          <table:table-cell table:number-columns-repeated="13"/>
          <table:table-cell office:value-type="string" calcext:value-type="string">
            <text:p>soglia a metà tra minimo e massimo (file unico) +0,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565103370892459" calcext:value-type="float">
            <text:p>0,56510</text:p>
          </table:table-cell>
          <table:table-cell office:value-type="float" office:value="0.564614458698018" calcext:value-type="float">
            <text:p>0,56461</text:p>
          </table:table-cell>
          <table:table-cell office:value-type="float" office:value="0.503972440828993" calcext:value-type="float">
            <text:p>0,50397</text:p>
          </table:table-cell>
          <table:table-cell office:value-type="float" office:value="0.508514436518586" calcext:value-type="float">
            <text:p>0,50851</text:p>
          </table:table-cell>
          <table:table-cell office:value-type="float" office:value="0.49663575917915" calcext:value-type="float">
            <text:p>0,49664</text:p>
          </table:table-cell>
          <table:table-cell office:value-type="float" office:value="0.499655949474686" calcext:value-type="float">
            <text:p>0,49966</text:p>
          </table:table-cell>
          <table:table-cell office:value-type="float" office:value="0.521082086834718" calcext:value-type="float">
            <text:p>0,52108</text:p>
          </table:table-cell>
          <table:table-cell office:value-type="float" office:value="0.523063969246055" calcext:value-type="float">
            <text:p>0,52306</text:p>
          </table:table-cell>
          <table:table-cell office:value-type="float" office:value="0.550878383243445" calcext:value-type="float">
            <text:p>0,55088</text:p>
          </table:table-cell>
          <table:table-cell office:value-type="float" office:value="0.557332297700419" calcext:value-type="float">
            <text:p>0,55733</text:p>
          </table:table-cell>
          <table:table-cell office:value-type="float" office:value="0.529309126539304" calcext:value-type="float">
            <text:p>0,52931</text:p>
          </table:table-cell>
          <table:table-cell office:value-type="float" office:value="0.5178977490844" calcext:value-type="float">
            <text:p>0,51790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531844499586435" calcext:value-type="float">
            <text:p>0,53184</text:p>
          </table:table-cell>
          <table:table-cell office:value-type="float" office:value="0.500987049905243" calcext:value-type="float">
            <text:p>0,50099</text:p>
          </table:table-cell>
          <table:table-cell office:value-type="float" office:value="0.498386088485059" calcext:value-type="float">
            <text:p>0,49839</text:p>
          </table:table-cell>
          <table:table-cell office:value-type="float" office:value="0.495553322311192" calcext:value-type="float">
            <text:p>0,49555</text:p>
          </table:table-cell>
          <table:table-cell office:value-type="float" office:value="0.499007936507936" calcext:value-type="float">
            <text:p>0,49901</text:p>
          </table:table-cell>
          <table:table-cell office:value-type="float" office:value="0.536865482233502" calcext:value-type="float">
            <text:p>0,53687</text:p>
          </table:table-cell>
          <table:table-cell office:value-type="float" office:value="0.521057750936384" calcext:value-type="float">
            <text:p>0,52106</text:p>
          </table:table-cell>
          <table:table-cell office:value-type="float" office:value="0.516577110264485" calcext:value-type="float">
            <text:p>0,51658</text:p>
          </table:table-cell>
          <table:table-cell office:value-type="float" office:value="0.547130461092921" calcext:value-type="float">
            <text:p>0,54713</text:p>
          </table:table-cell>
          <table:table-cell office:value-type="float" office:value="0.551531556075033" calcext:value-type="float">
            <text:p>0,55153</text:p>
          </table:table-cell>
          <table:table-cell office:value-type="float" office:value="0.538561776061776" calcext:value-type="float">
            <text:p>0,53856</text:p>
          </table:table-cell>
          <table:table-cell office:value-type="float" office:value="0.530395612678671" calcext:value-type="float">
            <text:p>0,53040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office:value-type="float" office:value="0.506333675898202" calcext:value-type="float">
            <text:p>0,50633</text:p>
          </table:table-cell>
          <table:table-cell office:value-type="float" office:value="0.503455497041763" calcext:value-type="float">
            <text:p>0,50346</text:p>
          </table:table-cell>
          <table:table-cell office:value-type="float" office:value="0.515230868041351" calcext:value-type="float">
            <text:p>0,51523</text:p>
          </table:table-cell>
          <table:table-cell office:value-type="float" office:value="0.507156783095197" calcext:value-type="float">
            <text:p>0,50716</text:p>
          </table:table-cell>
          <table:table-cell office:value-type="float" office:value="0.498592389091753" calcext:value-type="float">
            <text:p>0,49859</text:p>
          </table:table-cell>
          <table:table-cell office:value-type="float" office:value="0.494508642030986" calcext:value-type="float">
            <text:p>0,49451</text:p>
          </table:table-cell>
          <table:table-cell office:value-type="float" office:value="0.554588523354425" calcext:value-type="float">
            <text:p>0,55459</text:p>
          </table:table-cell>
          <table:table-cell office:value-type="float" office:value="0.554896670807521" calcext:value-type="float">
            <text:p>0,55490</text:p>
          </table:table-cell>
          <table:table-cell office:value-type="float" office:value="0.516569421129229" calcext:value-type="float">
            <text:p>0,51657</text:p>
          </table:table-cell>
          <table:table-cell office:value-type="float" office:value="0.549899231047283" calcext:value-type="float">
            <text:p>0,54990</text:p>
          </table:table-cell>
          <table:table-cell office:value-type="float" office:value="0.519274473899396" calcext:value-type="float">
            <text:p>0,51927</text:p>
          </table:table-cell>
          <table:table-cell office:value-type="float" office:value="0.506533677340915" calcext:value-type="float">
            <text:p>0,50653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505488669817306" calcext:value-type="float">
            <text:p>0,50549</text:p>
          </table:table-cell>
          <table:table-cell office:value-type="float" office:value="0.500044550891374" calcext:value-type="float">
            <text:p>0,50004</text:p>
          </table:table-cell>
          <table:table-cell office:value-type="float" office:value="0.498141336811867" calcext:value-type="float">
            <text:p>0,49814</text:p>
          </table:table-cell>
          <table:table-cell office:value-type="float" office:value="0.494133538623841" calcext:value-type="float">
            <text:p>0,49413</text:p>
          </table:table-cell>
          <table:table-cell office:value-type="float" office:value="0.499910898217252" calcext:value-type="float">
            <text:p>0,49991</text:p>
          </table:table-cell>
          <table:table-cell office:value-type="float" office:value="0.503106088146612" calcext:value-type="float">
            <text:p>0,50311</text:p>
          </table:table-cell>
          <table:table-cell office:value-type="float" office:value="0.546527168915596" calcext:value-type="float">
            <text:p>0,54653</text:p>
          </table:table-cell>
          <table:table-cell office:value-type="float" office:value="0.532194256142677" calcext:value-type="float">
            <text:p>0,53219</text:p>
          </table:table-cell>
          <table:table-cell office:value-type="float" office:value="0.562178788073192" calcext:value-type="float">
            <text:p>0,56218</text:p>
          </table:table-cell>
          <table:table-cell office:value-type="float" office:value="0.583595292574614" calcext:value-type="float">
            <text:p>0,58360</text:p>
          </table:table-cell>
          <table:table-cell office:value-type="float" office:value="0.55268232006786" calcext:value-type="float">
            <text:p>0,55268</text:p>
          </table:table-cell>
          <table:table-cell office:value-type="float" office:value="0.539092516163063" calcext:value-type="float">
            <text:p>0,53909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office:value-type="float" office:value="0.534106726855317" calcext:value-type="float">
            <text:p>0,53411</text:p>
          </table:table-cell>
          <table:table-cell office:value-type="float" office:value="0.532283960265299" calcext:value-type="float">
            <text:p>0,53228</text:p>
          </table:table-cell>
          <table:table-cell office:value-type="float" office:value="0.509539472443516" calcext:value-type="float">
            <text:p>0,50954</text:p>
          </table:table-cell>
          <table:table-cell office:value-type="float" office:value="0.507834702415414" calcext:value-type="float">
            <text:p>0,50783</text:p>
          </table:table-cell>
          <table:table-cell office:value-type="float" office:value="0.497612150757068" calcext:value-type="float">
            <text:p>0,49761</text:p>
          </table:table-cell>
          <table:table-cell office:value-type="float" office:value="0.497068970608214" calcext:value-type="float">
            <text:p>0,49707</text:p>
          </table:table-cell>
          <table:table-cell office:value-type="float" office:value="0.537313453294581" calcext:value-type="float">
            <text:p>0,53731</text:p>
          </table:table-cell>
          <table:table-cell office:value-type="float" office:value="0.538510302453303" calcext:value-type="float">
            <text:p>0,53851</text:p>
          </table:table-cell>
          <table:table-cell office:value-type="float" office:value="0.533172538046314" calcext:value-type="float">
            <text:p>0,53317</text:p>
          </table:table-cell>
          <table:table-cell office:value-type="float" office:value="0.553590814542476" calcext:value-type="float">
            <text:p>0,55359</text:p>
          </table:table-cell>
          <table:table-cell office:value-type="float" office:value="0.524243785805639" calcext:value-type="float">
            <text:p>0,52424</text:p>
          </table:table-cell>
          <table:table-cell office:value-type="float" office:value="0.512152682089607" calcext:value-type="float">
            <text:p>0,51215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51833176953192" calcext:value-type="float">
            <text:p>0,51833</text:p>
          </table:table-cell>
          <table:table-cell office:value-type="float" office:value="0.500515356703829" calcext:value-type="float">
            <text:p>0,50052</text:p>
          </table:table-cell>
          <table:table-cell office:value-type="float" office:value="0.4982636825924" calcext:value-type="float">
            <text:p>0,49826</text:p>
          </table:table-cell>
          <table:table-cell office:value-type="float" office:value="0.4948424120718" calcext:value-type="float">
            <text:p>0,49484</text:p>
          </table:table-cell>
          <table:table-cell office:value-type="float" office:value="0.499459009251434" calcext:value-type="float">
            <text:p>0,49946</text:p>
          </table:table-cell>
          <table:table-cell office:value-type="float" office:value="0.519437839110773" calcext:value-type="float">
            <text:p>0,51944</text:p>
          </table:table-cell>
          <table:table-cell office:value-type="float" office:value="0.533488647442253" calcext:value-type="float">
            <text:p>0,53349</text:p>
          </table:table-cell>
          <table:table-cell office:value-type="float" office:value="0.524269406552066" calcext:value-type="float">
            <text:p>0,52427</text:p>
          </table:table-cell>
          <table:table-cell office:value-type="float" office:value="0.554552555595046" calcext:value-type="float">
            <text:p>0,55455</text:p>
          </table:table-cell>
          <table:table-cell office:value-type="float" office:value="0.567110574848337" calcext:value-type="float">
            <text:p>0,56711</text:p>
          </table:table-cell>
          <table:table-cell office:value-type="float" office:value="0.545530689145336" calcext:value-type="float">
            <text:p>0,54553</text:p>
          </table:table-cell>
          <table:table-cell office:value-type="float" office:value="0.534708703518686" calcext:value-type="float">
            <text:p>0,53471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2</text:p>
          </table:table-cell>
          <table:table-cell table:number-columns-repeated="13"/>
          <table:table-cell office:value-type="string" calcext:value-type="string">
            <text:p>soglia a metà tra minimo e massimo (file unico) -0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22" office:value-type="float" office:value="0.935812665998014" calcext:value-type="float">
            <text:p>0,93581</text:p>
          </table:table-cell>
          <table:table-cell table:style-name="ce22" office:value-type="float" office:value="0.937851881684289" calcext:value-type="float">
            <text:p>0,93785</text:p>
          </table:table-cell>
          <table:table-cell table:style-name="ce22" office:value-type="float" office:value="0.91936331992962" calcext:value-type="float">
            <text:p>0,91936</text:p>
          </table:table-cell>
          <table:table-cell table:style-name="ce22" office:value-type="float" office:value="0.819329587410739" calcext:value-type="float">
            <text:p>0,81933</text:p>
          </table:table-cell>
          <table:table-cell office:value-type="float" office:value="0.492122567524526" calcext:value-type="float">
            <text:p>0,49212</text:p>
          </table:table-cell>
          <table:table-cell office:value-type="float" office:value="0.495815725255201" calcext:value-type="float">
            <text:p>0,49582</text:p>
          </table:table-cell>
          <table:table-cell office:value-type="float" office:value="0.539673844442868" calcext:value-type="float">
            <text:p>0,53967</text:p>
          </table:table-cell>
          <table:table-cell office:value-type="float" office:value="0.526513124572377" calcext:value-type="float">
            <text:p>0,52651</text:p>
          </table:table-cell>
          <table:table-cell table:number-columns-repeated="2" table:style-name="ce22" office:value-type="float" office:value="0.935812665998014" calcext:value-type="float">
            <text:p>0,93581</text:p>
          </table:table-cell>
          <table:table-cell table:style-name="ce21" office:value-type="float" office:value="0.792224087803591" calcext:value-type="float">
            <text:p>0,79222</text:p>
          </table:table-cell>
          <table:table-cell table:style-name="ce21" office:value-type="float" office:value="0.767940981693424" calcext:value-type="float">
            <text:p>0,76794</text:p>
          </table:table-cell>
          <table:table-cell/>
          <table:table-cell office:value-type="string" calcext:value-type="string">
            <text:p>precision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2" office:value-type="float" office:value="0.936517913262099" calcext:value-type="float">
            <text:p>0,93652</text:p>
          </table:table-cell>
          <table:table-cell table:style-name="ce29" office:value-type="float" office:value="0.492028374771738" calcext:value-type="float">
            <text:p>0,49203</text:p>
          </table:table-cell>
          <table:table-cell table:style-name="ce29" office:value-type="float" office:value="0.480212701650988" calcext:value-type="float">
            <text:p>0,48021</text:p>
          </table:table-cell>
          <table:table-cell office:value-type="float" office:value="0.517504135649297" calcext:value-type="float">
            <text:p>0,51750</text:p>
          </table:table-cell>
          <table:table-cell office:value-type="float" office:value="0.508052775250228" calcext:value-type="float">
            <text:p>0,50805</text:p>
          </table:table-cell>
          <table:table-cell office:value-type="float" office:value="0.564331210191083" calcext:value-type="float">
            <text:p>0,56433</text:p>
          </table:table-cell>
          <table:table-cell office:value-type="float" office:value="0.438014566181127" calcext:value-type="float">
            <text:p>0,43801</text:p>
          </table:table-cell>
          <table:table-cell table:style-name="ce22" office:value-type="float" office:value="0.936517913262099" calcext:value-type="float">
            <text:p>0,93652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9" office:value-type="float" office:value="0.566087344028521" calcext:value-type="float">
            <text:p>0,56609</text:p>
          </table:table-cell>
          <table:table-cell table:style-name="ce21" office:value-type="float" office:value="0.62240378149087" calcext:value-type="float">
            <text:p>0,62240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16666666666667" calcext:value-type="float">
            <text:p>0,51667</text:p>
          </table:table-cell>
          <table:table-cell office:value-type="float" office:value="0.518139730639731" calcext:value-type="float">
            <text:p>0,51814</text:p>
          </table:table-cell>
          <table:table-cell office:value-type="float" office:value="0.518947790474861" calcext:value-type="float">
            <text:p>0,51895</text:p>
          </table:table-cell>
          <table:table-cell office:value-type="float" office:value="0.492466276464443" calcext:value-type="float">
            <text:p>0,49247</text:p>
          </table:table-cell>
          <table:table-cell office:value-type="float" office:value="0.485668647233667" calcext:value-type="float">
            <text:p>0,48567</text:p>
          </table:table-cell>
          <table:table-cell office:value-type="float" office:value="0.508224443782798" calcext:value-type="float">
            <text:p>0,50822</text:p>
          </table:table-cell>
          <table:table-cell office:value-type="float" office:value="0.503717152843248" calcext:value-type="float">
            <text:p>0,50372</text:p>
          </table:table-cell>
          <table:table-cell table:number-columns-repeated="2" office:value-type="float" office:value="0.516666666666667" calcext:value-type="float">
            <text:p>0,51667</text:p>
          </table:table-cell>
          <table:table-cell office:value-type="float" office:value="0.530550254694032" calcext:value-type="float">
            <text:p>0,53055</text:p>
          </table:table-cell>
          <table:table-cell office:value-type="float" office:value="0.545618489770956" calcext:value-type="float">
            <text:p>0,54562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" calcext:value-type="float">
            <text:p>0,50000</text:p>
          </table:table-cell>
          <table:table-cell office:value-type="float" office:value="0.499595477906322" calcext:value-type="float">
            <text:p>0,49960</text:p>
          </table:table-cell>
          <table:table-cell table:style-name="ce29" office:value-type="float" office:value="0.496266635302839" calcext:value-type="float">
            <text:p>0,49627</text:p>
          </table:table-cell>
          <table:table-cell office:value-type="float" office:value="0.503016986363863" calcext:value-type="float">
            <text:p>0,50302</text:p>
          </table:table-cell>
          <table:table-cell office:value-type="float" office:value="0.500946260932789" calcext:value-type="float">
            <text:p>0,50095</text:p>
          </table:table-cell>
          <table:table-cell office:value-type="float" office:value="0.50755939524838" calcext:value-type="float">
            <text:p>0,50756</text:p>
          </table:table-cell>
          <table:table-cell office:value-type="float" office:value="0.495813998246477" calcext:value-type="float">
            <text:p>0,49581</text:p>
          </table:table-cell>
          <table:table-cell office:value-type="float" office:value="0.5" calcext:value-type="float">
            <text:p>0,50000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18499312134237" calcext:value-type="float">
            <text:p>0,51850</text:p>
          </table:table-cell>
          <table:table-cell office:value-type="float" office:value="0.567466087861486" calcext:value-type="float">
            <text:p>0,56747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style-name="ce21" office:value-type="float" office:value="0.665762603146468" calcext:value-type="float">
            <text:p>0,66576</text:p>
          </table:table-cell>
          <table:table-cell table:style-name="ce21" office:value-type="float" office:value="0.666277932428217" calcext:value-type="float">
            <text:p>0,66628</text:p>
          </table:table-cell>
          <table:table-cell table:style-name="ce21" office:value-type="float" office:value="0.662758472421622" calcext:value-type="float">
            <text:p>0,66276</text:p>
          </table:table-cell>
          <table:table-cell table:style-name="ce21" office:value-type="float" office:value="0.635427731326157" calcext:value-type="float">
            <text:p>0,63543</text:p>
          </table:table-cell>
          <table:table-cell office:value-type="float" office:value="0.492294362002014" calcext:value-type="float">
            <text:p>0,49229</text:p>
          </table:table-cell>
          <table:table-cell office:value-type="float" office:value="0.490689733451878" calcext:value-type="float">
            <text:p>0,49069</text:p>
          </table:table-cell>
          <table:table-cell office:value-type="float" office:value="0.52347721624875" calcext:value-type="float">
            <text:p>0,52348</text:p>
          </table:table-cell>
          <table:table-cell office:value-type="float" office:value="0.514862934740182" calcext:value-type="float">
            <text:p>0,51486</text:p>
          </table:table-cell>
          <table:table-cell table:number-columns-repeated="2" table:style-name="ce21" office:value-type="float" office:value="0.665762603146468" calcext:value-type="float">
            <text:p>0,66576</text:p>
          </table:table-cell>
          <table:table-cell table:style-name="ce21" office:value-type="float" office:value="0.635504753993514" calcext:value-type="float">
            <text:p>0,63550</text:p>
          </table:table-cell>
          <table:table-cell table:style-name="ce21" office:value-type="float" office:value="0.637965478940484" calcext:value-type="float">
            <text:p>0,6379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46592816381336" calcext:value-type="float">
            <text:p>0,46593</text:p>
          </table:table-cell>
          <table:table-cell table:style-name="ce21" office:value-type="float" office:value="0.651936119011157" calcext:value-type="float">
            <text:p>0,65194</text:p>
          </table:table-cell>
          <table:table-cell office:value-type="float" office:value="0.49578305397493" calcext:value-type="float">
            <text:p>0,49578</text:p>
          </table:table-cell>
          <table:table-cell table:style-name="ce29" office:value-type="float" office:value="0.488107700100346" calcext:value-type="float">
            <text:p>0,48811</text:p>
          </table:table-cell>
          <table:table-cell office:value-type="float" office:value="0.510157732417396" calcext:value-type="float">
            <text:p>0,51016</text:p>
          </table:table-cell>
          <table:table-cell office:value-type="float" office:value="0.504474492029077" calcext:value-type="float">
            <text:p>0,50447</text:p>
          </table:table-cell>
          <table:table-cell office:value-type="float" office:value="0.534441866195737" calcext:value-type="float">
            <text:p>0,53444</text:p>
          </table:table-cell>
          <table:table-cell office:value-type="float" office:value="0.465125530790716" calcext:value-type="float">
            <text:p>0,46513</text:p>
          </table:table-cell>
          <table:table-cell table:style-name="ce21" office:value-type="float" office:value="0.651936119011157" calcext:value-type="float">
            <text:p>0,65194</text:p>
          </table:table-cell>
          <table:table-cell office:value-type="float" office:value="0.46592816381336" calcext:value-type="float">
            <text:p>0,46593</text:p>
          </table:table-cell>
          <table:table-cell office:value-type="float" office:value="0.541249326310426" calcext:value-type="float">
            <text:p>0,54125</text:p>
          </table:table-cell>
          <table:table-cell office:value-type="float" office:value="0.593666665658256" calcext:value-type="float">
            <text:p>0,59367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+0,2</text:p>
          </table:table-cell>
          <table:table-cell table:number-columns-repeated="13"/>
          <table:table-cell office:value-type="string" calcext:value-type="string">
            <text:p>soglia a metà tra minimo e massimo (file unico) +0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table:style-name="ce21" office:value-type="float" office:value="0.653108232429829" calcext:value-type="float">
            <text:p>0,65311</text:p>
          </table:table-cell>
          <table:table-cell office:value-type="float" office:value="0.580547415986325" calcext:value-type="float">
            <text:p>0,58055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48044071466189" calcext:value-type="float">
            <text:p>0,54804</text:p>
          </table:table-cell>
          <table:table-cell office:value-type="float" office:value="0.553913192953371" calcext:value-type="float">
            <text:p>0,55391</text:p>
          </table:table-cell>
          <table:table-cell/>
          <table:table-cell office:value-type="string" calcext:value-type="string">
            <text:p>precision</text:p>
          </table:table-cell>
          <table:table-cell office:value-type="float" office:value="0.563522012578616" calcext:value-type="float">
            <text:p>0,56352</text:p>
          </table:table-cell>
          <table:table-cell office:value-type="float" office:value="0.563482086737901" calcext:value-type="float">
            <text:p>0,56348</text:p>
          </table:table-cell>
          <table:table-cell office:value-type="float" office:value="0.479921593557957" calcext:value-type="float">
            <text:p>0,47992</text:p>
          </table:table-cell>
          <table:table-cell office:value-type="float" office:value="0.518280317515499" calcext:value-type="float">
            <text:p>0,51828</text:p>
          </table:table-cell>
          <table:table-cell office:value-type="float" office:value="0.47198568710934" calcext:value-type="float">
            <text:p>0,47199</text:p>
          </table:table-cell>
          <table:table-cell office:value-type="float" office:value="0.536865482233502" calcext:value-type="float">
            <text:p>0,53687</text:p>
          </table:table-cell>
          <table:table-cell table:style-name="ce29" office:value-type="float" office:value="0.532685379313669" calcext:value-type="float">
            <text:p>0,53269</text:p>
          </table:table-cell>
          <table:table-cell office:value-type="float" office:value="0.521074664994087" calcext:value-type="float">
            <text:p>0,52107</text:p>
          </table:table-cell>
          <table:table-cell office:value-type="float" office:value="0.563482086737901" calcext:value-type="float">
            <text:p>0,56348</text:p>
          </table:table-cell>
          <table:table-cell office:value-type="float" office:value="0.563522012578616" calcext:value-type="float">
            <text:p>0,56352</text:p>
          </table:table-cell>
          <table:table-cell office:value-type="float" office:value="0.537615508236239" calcext:value-type="float">
            <text:p>0,53762</text:p>
          </table:table-cell>
          <table:table-cell office:value-type="float" office:value="0.548839400256575" calcext:value-type="float">
            <text:p>0,54884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20809265383305" calcext:value-type="float">
            <text:p>0,52081</text:p>
          </table:table-cell>
          <table:table-cell office:value-type="float" office:value="0.550352323092387" calcext:value-type="float">
            <text:p>0,55035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3770831950667" calcext:value-type="float">
            <text:p>0,50377</text:p>
          </table:table-cell>
          <table:table-cell office:value-type="float" office:value="0.511140267854135" calcext:value-type="float">
            <text:p>0,51114</text:p>
          </table:table-cell>
          <table:table-cell/>
          <table:table-cell office:value-type="string" calcext:value-type="string">
            <text:p>reacll</text:p>
          </table:table-cell>
          <table:table-cell office:value-type="float" office:value="0.500359971202304" calcext:value-type="float">
            <text:p>0,50036</text:p>
          </table:table-cell>
          <table:table-cell office:value-type="float" office:value="0.5" calcext:value-type="float">
            <text:p>0,50000</text:p>
          </table:table-cell>
          <table:table-cell office:value-type="float" office:value="0.4979738254603" calcext:value-type="float">
            <text:p>0,49797</text:p>
          </table:table-cell>
          <table:table-cell office:value-type="float" office:value="0.502248928996571" calcext:value-type="float">
            <text:p>0,50225</text:p>
          </table:table-cell>
          <table:table-cell office:value-type="float" office:value="0.497795621894803" calcext:value-type="float">
            <text:p>0,49780</text:p>
          </table:table-cell>
          <table:table-cell office:value-type="float" office:value="0.503106088146612" calcext:value-type="float">
            <text:p>0,50311</text:p>
          </table:table-cell>
          <table:table-cell office:value-type="float" office:value="0.538671955748491" calcext:value-type="float">
            <text:p>0,53867</text:p>
          </table:table-cell>
          <table:table-cell office:value-type="float" office:value="0.545985430076485" calcext:value-type="float">
            <text:p>0,54599</text:p>
          </table:table-cell>
          <table:table-cell office:value-type="float" office:value="0.5" calcext:value-type="float">
            <text:p>0,50000</text:p>
          </table:table-cell>
          <table:table-cell office:value-type="float" office:value="0.500359971202304" calcext:value-type="float">
            <text:p>0,50036</text:p>
          </table:table-cell>
          <table:table-cell office:value-type="float" office:value="0.504004234116716" calcext:value-type="float">
            <text:p>0,50400</text:p>
          </table:table-cell>
          <table:table-cell office:value-type="float" office:value="0.508683859746666" calcext:value-type="float">
            <text:p>0,50868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30841140640305" calcext:value-type="float">
            <text:p>0,53084</text:p>
          </table:table-cell>
          <table:table-cell office:value-type="float" office:value="0.533585886797975" calcext:value-type="float">
            <text:p>0,53359</text:p>
          </table:table-cell>
          <table:table-cell office:value-type="float" office:value="0.491010786439946" calcext:value-type="float">
            <text:p>0,49101</text:p>
          </table:table-cell>
          <table:table-cell office:value-type="float" office:value="0.49598565655205" calcext:value-type="float">
            <text:p>0,49599</text:p>
          </table:table-cell>
          <table:table-cell office:value-type="float" office:value="0.57950378860732" calcext:value-type="float">
            <text:p>0,57950</text:p>
          </table:table-cell>
          <table:table-cell office:value-type="float" office:value="0.565046764116582" calcext:value-type="float">
            <text:p>0,56505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24975671919593" calcext:value-type="float">
            <text:p>0,52498</text:p>
          </table:table-cell>
          <table:table-cell office:value-type="float" office:value="0.53166784247518" calcext:value-type="float">
            <text:p>0,53167</text:p>
          </table:table-cell>
          <table:table-cell/>
          <table:table-cell office:value-type="string" calcext:value-type="string">
            <text:p>fscore</text:p>
          </table:table-cell>
          <table:table-cell office:value-type="float" office:value="0.530066045452959" calcext:value-type="float">
            <text:p>0,53007</text:p>
          </table:table-cell>
          <table:table-cell office:value-type="float" office:value="0.529846335697399" calcext:value-type="float">
            <text:p>0,52985</text:p>
          </table:table-cell>
          <table:table-cell office:value-type="float" office:value="0.488781084801456" calcext:value-type="float">
            <text:p>0,48878</text:p>
          </table:table-cell>
          <table:table-cell office:value-type="float" office:value="0.510138705542886" calcext:value-type="float">
            <text:p>0,51014</text:p>
          </table:table-cell>
          <table:table-cell office:value-type="float" office:value="0.484547199370773" calcext:value-type="float">
            <text:p>0,48455</text:p>
          </table:table-cell>
          <table:table-cell office:value-type="float" office:value="0.519437839110773" calcext:value-type="float">
            <text:p>0,51944</text:p>
          </table:table-cell>
          <table:table-cell office:value-type="float" office:value="0.535661941506887" calcext:value-type="float">
            <text:p>0,53566</text:p>
          </table:table-cell>
          <table:table-cell office:value-type="float" office:value="0.533239273744823" calcext:value-type="float">
            <text:p>0,53324</text:p>
          </table:table-cell>
          <table:table-cell office:value-type="float" office:value="0.529846335697399" calcext:value-type="float">
            <text:p>0,52985</text:p>
          </table:table-cell>
          <table:table-cell office:value-type="float" office:value="0.530066045452959" calcext:value-type="float">
            <text:p>0,53007</text:p>
          </table:table-cell>
          <table:table-cell office:value-type="float" office:value="0.520267582228792" calcext:value-type="float">
            <text:p>0,52027</text:p>
          </table:table-cell>
          <table:table-cell office:value-type="float" office:value="0.527999250820647" calcext:value-type="float">
            <text:p>0,52800</text:p>
          </table:table-cell>
          <table:table-cell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soglia a metà tra minimo e massimo (per singolo file) -0,3</text:p>
          </table:table-cell>
          <table:table-cell table:number-columns-repeated="13"/>
          <table:table-cell office:value-type="string" calcext:value-type="string">
            <text:p>soglia a metà tra minimo e massimo (file unico) -0,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2" office:value-type="float" office:value="0.564187334001986" calcext:value-type="float">
            <text:p>0,56419</text:p>
          </table:table-cell>
          <table:table-cell office:value-type="float" office:value="0.564331066280489" calcext:value-type="float">
            <text:p>0,56433</text:p>
          </table:table-cell>
          <table:table-cell office:value-type="float" office:value="0.564876269843671" calcext:value-type="float">
            <text:p>0,56488</text:p>
          </table:table-cell>
          <table:table-cell office:value-type="float" office:value="0.493062240662537" calcext:value-type="float">
            <text:p>0,49306</text:p>
          </table:table-cell>
          <table:table-cell office:value-type="float" office:value="0.489388403665815" calcext:value-type="float">
            <text:p>0,48939</text:p>
          </table:table-cell>
          <table:table-cell office:value-type="float" office:value="0.564289395339341" calcext:value-type="float">
            <text:p>0,56429</text:p>
          </table:table-cell>
          <table:table-cell office:value-type="float" office:value="0.564379851947736" calcext:value-type="float">
            <text:p>0,56438</text:p>
          </table:table-cell>
          <table:table-cell table:number-columns-repeated="4" table:style-name="ce22" office:value-type="float" office:value="0.935812665998014" calcext:value-type="float">
            <text:p>0,93581</text:p>
          </table:table-cell>
          <table:table-cell/>
          <table:table-cell office:value-type="string" calcext:value-type="string">
            <text:p>precision</text:p>
          </table:table-cell>
          <table:table-cell table:number-columns-repeated="4" table:style-name="ce22" office:value-type="float" office:value="0.936517913262099" calcext:value-type="float">
            <text:p>0,93652</text:p>
          </table:table-cell>
          <table:table-cell office:value-type="float" office:value="0.520310825294748" calcext:value-type="float">
            <text:p>0,52031</text:p>
          </table:table-cell>
          <table:table-cell office:value-type="float" office:value="0.523146717294362" calcext:value-type="float">
            <text:p>0,52315</text:p>
          </table:table-cell>
          <table:table-cell office:value-type="float" office:value="0.563561988672121" calcext:value-type="float">
            <text:p>0,56356</text:p>
          </table:table-cell>
          <table:table-cell office:value-type="float" office:value="0.563642091997479" calcext:value-type="float">
            <text:p>0,56364</text:p>
          </table:table-cell>
          <table:table-cell table:number-columns-repeated="2" table:style-name="ce22" office:value-type="float" office:value="0.936517913262099" calcext:value-type="float">
            <text:p>0,93652</text:p>
          </table:table-cell>
          <table:table-cell table:style-name="ce29" office:value-type="float" office:value="0.436477987421384" calcext:value-type="float">
            <text:p>0,43648</text:p>
          </table:table-cell>
          <table:table-cell table:style-name="ce21" office:value-type="float" office:value="0.686752674638137" calcext:value-type="float">
            <text:p>0,68675</text:p>
          </table:table-cell>
          <table:table-cell/>
        </table:table-row>
        <table:table-row table:style-name="ro2">
          <table:table-cell office:value-type="string" calcext:value-type="string">
            <text:p>reacll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501103425559947" calcext:value-type="float">
            <text:p>0,50110</text:p>
          </table:table-cell>
          <table:table-cell office:value-type="float" office:value="0.505580115752635" calcext:value-type="float">
            <text:p>0,50558</text:p>
          </table:table-cell>
          <table:table-cell office:value-type="float" office:value="0.48897633220936" calcext:value-type="float">
            <text:p>0,48898</text:p>
          </table:table-cell>
          <table:table-cell office:value-type="float" office:value="0.502763209949487" calcext:value-type="float">
            <text:p>0,50276</text:p>
          </table:table-cell>
          <table:table-cell office:value-type="float" office:value="0.500767195767196" calcext:value-type="float">
            <text:p>0,50077</text:p>
          </table:table-cell>
          <table:table-cell office:value-type="float" office:value="0.501650906225374" calcext:value-type="float">
            <text:p>0,50165</text:p>
          </table:table-cell>
          <table:table-cell table:number-columns-repeated="4" office:value-type="float" office:value="0.516666666666667" calcext:value-type="float">
            <text:p>0,51667</text:p>
          </table:table-cell>
          <table:table-cell/>
          <table:table-cell office:value-type="string" calcext:value-type="string">
            <text:p>reacll</text:p>
          </table:table-cell>
          <table:table-cell table:number-columns-repeated="4" office:value-type="float" office:value="0.5" calcext:value-type="float">
            <text:p>0,50000</text:p>
          </table:table-cell>
          <table:table-cell office:value-type="float" office:value="0.5040523490794" calcext:value-type="float">
            <text:p>0,50405</text:p>
          </table:table-cell>
          <table:table-cell office:value-type="float" office:value="0.503736928768471" calcext:value-type="float">
            <text:p>0,50374</text:p>
          </table:table-cell>
          <table:table-cell office:value-type="float" office:value="0.500719942404608" calcext:value-type="float">
            <text:p>0,50072</text:p>
          </table:table-cell>
          <table:table-cell office:value-type="float" office:value="0.501439884809215" calcext:value-type="float">
            <text:p>0,50144</text:p>
          </table:table-cell>
          <table:table-cell table:number-columns-repeated="2" office:value-type="float" office:value="0.5" calcext:value-type="float">
            <text:p>0,50000</text:p>
          </table:table-cell>
          <table:table-cell office:value-type="float" office:value="0.499640028797696" calcext:value-type="float">
            <text:p>0,49964</text:p>
          </table:table-cell>
          <table:table-cell office:value-type="float" office:value="0.502115276322449" calcext:value-type="float">
            <text:p>0,50212</text:p>
          </table:table-cell>
          <table:table-cell/>
        </table:table-row>
        <table:table-row table:style-name="ro2">
          <table:table-cell office:value-type="string" calcext:value-type="string">
            <text:p>fscore</text:p>
          </table:table-cell>
          <table:table-cell table:number-columns-repeated="2" office:value-type="float" office:value="0.530157911089114" calcext:value-type="float">
            <text:p>0,53016</text:p>
          </table:table-cell>
          <table:table-cell office:value-type="float" office:value="0.530841140640305" calcext:value-type="float">
            <text:p>0,53084</text:p>
          </table:table-cell>
          <table:table-cell office:value-type="float" office:value="0.533585886797975" calcext:value-type="float">
            <text:p>0,53359</text:p>
          </table:table-cell>
          <table:table-cell office:value-type="float" office:value="0.491010786439946" calcext:value-type="float">
            <text:p>0,49101</text:p>
          </table:table-cell>
          <table:table-cell office:value-type="float" office:value="0.49598565655205" calcext:value-type="float">
            <text:p>0,49599</text:p>
          </table:table-cell>
          <table:table-cell office:value-type="float" office:value="0.530633997225754" calcext:value-type="float">
            <text:p>0,53063</text:p>
          </table:table-cell>
          <table:table-cell office:value-type="float" office:value="0.531169784763281" calcext:value-type="float">
            <text:p>0,53117</text:p>
          </table:table-cell>
          <table:table-cell table:number-columns-repeated="4" table:style-name="ce21" office:value-type="float" office:value="0.665762603146468" calcext:value-type="float">
            <text:p>0,66576</text:p>
          </table:table-cell>
          <table:table-cell/>
          <table:table-cell office:value-type="string" calcext:value-type="string">
            <text:p>fscore</text:p>
          </table:table-cell>
          <table:table-cell table:number-columns-repeated="4" table:style-name="ce21" office:value-type="float" office:value="0.651936119011157" calcext:value-type="float">
            <text:p>0,65194</text:p>
          </table:table-cell>
          <table:table-cell office:value-type="float" office:value="0.512052561634683" calcext:value-type="float">
            <text:p>0,51205</text:p>
          </table:table-cell>
          <table:table-cell office:value-type="float" office:value="0.513258384580495" calcext:value-type="float">
            <text:p>0,51326</text:p>
          </table:table-cell>
          <table:table-cell office:value-type="float" office:value="0.530285666362565" calcext:value-type="float">
            <text:p>0,53029</text:p>
          </table:table-cell>
          <table:table-cell office:value-type="float" office:value="0.530724642496015" calcext:value-type="float">
            <text:p>0,53072</text:p>
          </table:table-cell>
          <table:table-cell table:number-columns-repeated="2" table:style-name="ce21" office:value-type="float" office:value="0.651936119011157" calcext:value-type="float">
            <text:p>0,65194</text:p>
          </table:table-cell>
          <table:table-cell office:value-type="float" office:value="0.46592816381336" calcext:value-type="float">
            <text:p>0,46593</text:p>
          </table:table-cell>
          <table:table-cell office:value-type="float" office:value="0.580096399625362" calcext:value-type="float">
            <text:p>0,58010</text:p>
          </table:table-cell>
          <table:table-cell/>
        </table:table-row>
        <table:table-row table:style-name="ro1" table:number-rows-repeated="2">
          <table:table-cell table:style-name="ce10"/>
          <table:table-cell table:number-columns-repeated="13"/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16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14"/>
          <table:table-cell table:style-name="ce10"/>
          <table:table-cell table:number-columns-repeated="7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6">
      <number:number number:decimal-places="4" number:min-decimal-places="4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29:49.02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51:55.475000000</meta:creation-date>
    <dc:date>2022-05-09T20:52:54.901000000</dc:date>
    <meta:editing-duration>PT8H37M13S</meta:editing-duration>
    <meta:editing-cycles>8</meta:editing-cycles>
    <meta:generator>LibreOffice/7.1.3.2$Windows_X86_64 LibreOffice_project/47f78053abe362b9384784d31a6e56f8511eb1c1</meta:generator>
    <meta:document-statistic meta:table-count="5" meta:cell-count="2265" meta:object-count="0"/>
  </office:meta>
</office:document-meta>
</file>